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mputer Modern" svg:font-family="'Computer Modern'"/>
    <style:font-face style:name="Linux Libertine T" svg:font-family="'Linux Libertine T'"/>
    <style:font-face style:name="Lohit Devanagari" svg:font-family="'Lohit Devanagari'"/>
    <style:font-face style:name="Times new roman" svg:font-family="'Times new roman'" style:font-family-generic="roman"/>
    <style:font-face style:name="Liberation Mono" svg:font-family="'Liberation Mono', 'Courier New'" style:font-family-generic="modern" style:font-pitch="fixed"/>
    <style:font-face style:name="Lohit Devanagari1" svg:font-family="'Lohit Devanagari'"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DejaVu Sans" svg:font-family="'DejaVu Sans'" style:font-family-generic="system" style:font-pitch="variable"/>
    <style:font-face style:name="Lohit Devanagari2"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384cm" fo:min-width="0.384cm" fo:padding-top="0cm" fo:padding-bottom="0cm" fo:padding-left="0cm" fo:padding-right="0cm"/>
    </style:style>
    <style:style style:name="gr2" style:family="graphic" style:parent-style-name="standard">
      <style:graphic-properties draw:stroke="solid" svg:stroke-width="0.014cm" svg:stroke-color="#000000" draw:stroke-linejoin="miter" svg:stroke-linecap="butt" draw:fill="none" fo:padding-top="0.007cm" fo:padding-bottom="0.007cm" fo:padding-left="0.007cm" fo:padding-right="0.007cm"/>
    </style:style>
    <style:style style:name="gr3" style:family="graphic" style:parent-style-name="standard">
      <style:graphic-properties draw:stroke="none" draw:fill="none" draw:textarea-horizontal-align="left" draw:textarea-vertical-align="top" draw:auto-grow-height="true" draw:auto-grow-width="true" fo:min-height="0.384cm" fo:min-width="0.392cm" fo:padding-top="0cm" fo:padding-bottom="0cm" fo:padding-left="0cm" fo:padding-right="0cm"/>
    </style:style>
    <style:style style:name="gr4" style:family="graphic" style:parent-style-name="standard">
      <style:graphic-properties draw:stroke="none" draw:fill="none" draw:textarea-horizontal-align="left" draw:textarea-vertical-align="top" draw:auto-grow-height="true" draw:auto-grow-width="true" fo:min-height="0.511cm" fo:min-width="0.569cm" fo:padding-top="0cm" fo:padding-bottom="0cm" fo:padding-left="0cm" fo:padding-right="0cm"/>
    </style:style>
    <style:style style:name="gr5" style:family="graphic" style:parent-style-name="standard">
      <style:graphic-properties draw:stroke="none" draw:fill="none" draw:textarea-horizontal-align="left" draw:textarea-vertical-align="top" draw:auto-grow-height="true" draw:auto-grow-width="true" fo:min-height="0.384cm" fo:min-width="0.381cm" fo:padding-top="0cm" fo:padding-bottom="0cm" fo:padding-left="0cm" fo:padding-right="0cm"/>
    </style:style>
    <style:style style:name="gr6" style:family="graphic" style:parent-style-name="standard">
      <style:graphic-properties draw:stroke="none" draw:fill="none" draw:textarea-horizontal-align="left" draw:textarea-vertical-align="top" draw:auto-grow-height="true" draw:auto-grow-width="true" fo:min-height="0.384cm" fo:min-width="0.376cm" fo:padding-top="0cm" fo:padding-bottom="0cm" fo:padding-left="0cm" fo:padding-right="0cm"/>
    </style:style>
    <style:style style:name="gr7" style:family="graphic" style:parent-style-name="standard">
      <style:graphic-properties draw:stroke="solid" svg:stroke-width="0.01cm" svg:stroke-color="#000000" draw:stroke-linejoin="miter" svg:stroke-linecap="butt" draw:fill="none" fo:padding-top="0.005cm" fo:padding-bottom="0.005cm" fo:padding-left="0.005cm" fo:padding-right="0.005cm"/>
    </style:style>
    <style:style style:name="gr8" style:family="graphic" style:parent-style-name="standard">
      <style:graphic-properties draw:stroke="solid" svg:stroke-width="0.021cm" svg:stroke-color="#000000" draw:stroke-linejoin="miter" svg:stroke-linecap="butt" draw:fill="none" fo:padding-top="0.01cm" fo:padding-bottom="0.01cm" fo:padding-left="0.01cm" fo:padding-right="0.01cm"/>
    </style:style>
    <style:style style:name="gr9" style:family="graphic" style:parent-style-name="standard">
      <style:graphic-properties draw:stroke="none" svg:stroke-color="#000000" draw:fill="none" draw:fill-color="#ffffff" fo:min-height="0.3cm"/>
    </style:style>
    <style:style style:name="gr10" style:family="graphic" style:parent-style-name="standard">
      <style:graphic-properties draw:stroke="none" svg:stroke-color="#000000" draw:fill="none" draw:fill-color="#ffffff" fo:min-height="0.5cm"/>
    </style:style>
    <style:style style:name="gr11" style:family="graphic" style:parent-style-name="standard">
      <style:graphic-properties draw:stroke="none" draw:fill="none" draw:textarea-horizontal-align="left" draw:textarea-vertical-align="top" draw:auto-grow-height="true" draw:auto-grow-width="true" fo:min-height="0.873cm" fo:min-width="0.873cm" fo:padding-top="0cm" fo:padding-bottom="0cm" fo:padding-left="0cm" fo:padding-right="0cm"/>
    </style:style>
    <style:style style:name="gr12" style:family="graphic" style:parent-style-name="standard">
      <style:graphic-properties draw:stroke="none" svg:stroke-color="#000000" draw:fill="none" draw:fill-color="#ffffff" fo:min-height="17.9cm"/>
    </style:style>
    <style:style style:name="gr13" style:family="graphic" style:parent-style-name="standard">
      <style:graphic-properties draw:stroke="none" svg:stroke-color="#000000" draw:fill="none" draw:fill-color="#ffffff" fo:min-height="22.6cm"/>
    </style:style>
    <style:style style:name="gr14" style:family="graphic" style:parent-style-name="standard">
      <style:graphic-properties draw:stroke="solid" svg:stroke-width="0.015cm" svg:stroke-color="#000000" draw:stroke-linejoin="miter" svg:stroke-linecap="butt" draw:fill="none" fo:padding-top="0.007cm" fo:padding-bottom="0.007cm" fo:padding-left="0.007cm" fo:padding-right="0.007cm"/>
    </style:style>
    <style:style style:name="gr15" style:family="graphic" style:parent-style-name="standard">
      <style:graphic-properties draw:stroke="none" svg:stroke-color="#000000" draw:fill="none" draw:fill-color="#ffffff" fo:min-height="12.2cm"/>
    </style:style>
    <style:style style:name="gr16" style:family="graphic" style:parent-style-name="standard">
      <style:graphic-properties draw:stroke="none" draw:fill="none" draw:textarea-horizontal-align="left" draw:textarea-vertical-align="top" draw:auto-grow-height="true" draw:auto-grow-width="true" fo:min-height="0.384cm" fo:min-width="0.377cm" fo:padding-top="0cm" fo:padding-bottom="0cm" fo:padding-left="0cm" fo:padding-right="0cm"/>
    </style:style>
    <style:style style:name="gr17" style:family="graphic" style:parent-style-name="standard">
      <style:graphic-properties draw:stroke="none" draw:fill="none" draw:textarea-horizontal-align="left" draw:textarea-vertical-align="top" draw:auto-grow-height="true" draw:auto-grow-width="true" fo:min-height="0.384cm" fo:min-width="0.383cm" fo:padding-top="0cm" fo:padding-bottom="0cm" fo:padding-left="0cm" fo:padding-right="0cm"/>
    </style:style>
    <style:style style:name="gr18" style:family="graphic" style:parent-style-name="standard">
      <style:graphic-properties draw:stroke="none" draw:fill="none" draw:textarea-horizontal-align="left" draw:textarea-vertical-align="top" draw:auto-grow-height="true" draw:auto-grow-width="true" fo:min-height="0.412cm" fo:min-width="3.886cm" fo:padding-top="0cm" fo:padding-bottom="0cm" fo:padding-left="0cm" fo:padding-right="0cm"/>
    </style:style>
    <style:style style:name="gr19" style:family="graphic" style:parent-style-name="standard">
      <style:graphic-properties draw:stroke="none" draw:fill="none" draw:textarea-horizontal-align="left" draw:textarea-vertical-align="top" draw:auto-grow-height="true" draw:auto-grow-width="true" fo:min-height="0.384cm" fo:min-width="11.883cm" fo:padding-top="0cm" fo:padding-bottom="0cm" fo:padding-left="0cm" fo:padding-right="0cm"/>
    </style:style>
    <style:style style:name="gr20" style:family="graphic" style:parent-style-name="standard">
      <style:graphic-properties draw:stroke="none" draw:fill="none" draw:textarea-horizontal-align="left" draw:textarea-vertical-align="top" draw:auto-grow-height="true" draw:auto-grow-width="true" fo:min-height="0.419cm" fo:min-width="2.098cm" fo:padding-top="0cm" fo:padding-bottom="0cm" fo:padding-left="0cm" fo:padding-right="0cm"/>
    </style:style>
    <style:style style:name="gr21" style:family="graphic" style:parent-style-name="standard">
      <style:graphic-properties draw:stroke="none" svg:stroke-color="#000000" draw:fill="none" draw:fill-color="#ffffff" fo:min-height="6.4cm"/>
    </style:style>
    <style:style style:name="P1" style:family="paragraph">
      <style:paragraph-properties fo:text-align="start" style:writing-mode="lr-tb"/>
    </style:style>
    <style:style style:name="P2" style:family="paragraph">
      <loext:graphic-properties draw:fill="none"/>
      <style:text-properties fo:font-size="10.8999996185303pt" style:font-size-asian="10.8999996185303pt" style:font-size-complex="10.8999996185303pt"/>
    </style:style>
    <style:style style:name="P3" style:family="paragraph">
      <loext:graphic-properties draw:fill="none"/>
    </style:style>
    <style:style style:name="P4" style:family="paragraph">
      <style:paragraph-properties fo:text-align="start" style:writing-mode="lr-tb"/>
      <style:text-properties fo:font-size="10pt" fo:font-weight="normal" style:font-size-asian="10pt" style:font-weight-asian="normal" style:font-size-complex="10pt" style:font-weight-complex="normal"/>
    </style:style>
    <style:style style:name="P5" style:family="paragraph">
      <loext:graphic-properties draw:fill="none"/>
      <style:text-properties fo:font-size="10pt" fo:font-weight="normal" style:font-size-asian="10pt" style:font-weight-asian="normal" style:font-size-complex="10pt" style:font-weight-complex="normal"/>
    </style:style>
    <style:style style:name="P6" style:family="paragraph">
      <style:paragraph-properties fo:text-align="start" style:writing-mode="lr-tb"/>
      <style:text-properties fo:font-weight="normal" style:font-weight-asian="normal" style:font-weight-complex="normal"/>
    </style:style>
    <style:style style:name="P7" style:family="paragraph">
      <loext:graphic-properties draw:fill="none"/>
      <style:text-properties fo:font-size="10.8999996185303pt" fo:font-weight="normal" style:font-size-asian="10.8999996185303pt" style:font-weight-asian="normal" style:font-size-complex="10.8999996185303pt" style:font-weight-complex="normal"/>
    </style:style>
    <style:style style:name="P8" style:family="paragraph">
      <loext:graphic-properties draw:fill="none"/>
      <style:paragraph-properties fo:text-align="start" style:writing-mode="lr-tb"/>
      <style:text-properties fo:font-size="10pt" fo:font-weight="normal" style:font-size-asian="10pt" style:font-weight-asian="normal" style:font-size-complex="10pt" style:font-weight-complex="normal"/>
    </style:style>
    <style:style style:name="P9" style:family="paragraph">
      <style:paragraph-properties fo:text-align="start" style:writing-mode="lr-tb"/>
      <style:text-properties fo:font-size="10pt" style:font-size-asian="10pt" style:font-size-complex="10pt"/>
    </style:style>
    <style:style style:name="P10" style:family="paragraph">
      <loext:graphic-properties draw:fill="none"/>
      <style:text-properties fo:font-size="10pt" style:font-size-asian="10pt" style:font-size-complex="10pt"/>
    </style:style>
    <style:style style:name="P11" style:family="paragraph">
      <style:paragraph-properties fo:text-align="start" style:writing-mode="lr-tb"/>
      <style:text-properties fo:font-size="9pt" style:font-size-asian="9pt" style:font-size-complex="9pt"/>
    </style:style>
    <style:style style:name="P12" style:family="paragraph">
      <loext:graphic-properties draw:fill="none"/>
      <style:text-properties fo:font-size="9pt" style:font-size-asian="9pt" style:font-size-complex="9pt"/>
    </style:style>
    <style:style style:name="P13" style:family="paragraph">
      <style:text-properties fo:font-size="10pt" style:font-size-asian="10pt" style:font-size-complex="10pt"/>
    </style:style>
    <style:style style:name="P14" style:family="paragraph">
      <loext:graphic-properties draw:fill="none" draw:fill-color="#ffffff"/>
      <style:text-properties fo:font-size="10pt" style:font-size-asian="10pt" style:font-size-complex="10pt"/>
    </style:style>
    <style:style style:name="P15" style:family="paragraph">
      <loext:graphic-properties draw:fill="none"/>
      <style:text-properties fo:font-size="24.7999992370605pt" style:font-size-asian="24.7999992370605pt" style:font-size-complex="24.7999992370605pt"/>
    </style:style>
    <style:style style:name="P16" style:family="paragraph">
      <style:paragraph-properties fo:text-align="start" style:writing-mode="lr-tb"/>
      <style:text-properties fo:font-size="8pt" style:font-size-asian="8pt" style:font-size-complex="8pt"/>
    </style:style>
    <style:style style:name="P17" style:family="paragraph">
      <loext:graphic-properties draw:fill="none"/>
      <style:text-properties fo:font-size="8pt" style:font-size-asian="8pt" style:font-size-complex="8pt"/>
    </style:style>
    <style:style style:name="P18" style:family="paragraph">
      <style:paragraph-properties fo:margin-left="0cm" fo:margin-right="0cm" fo:margin-top="0cm" fo:margin-bottom="0cm" style:line-height-at-least="0.794cm" fo:text-align="justify" fo:text-indent="0cm"/>
      <style:text-properties fo:color="#000000" style:font-name="Times new roman" fo:font-size="10pt" style:font-size-asian="10pt" style:font-name-complex="Times new roman" style:font-size-complex="10pt"/>
    </style:style>
    <style:style style:name="P19" style:family="paragraph">
      <style:paragraph-properties fo:margin-left="0cm" fo:margin-right="0cm" fo:margin-top="0cm" fo:margin-bottom="0cm" style:line-height-at-least="0.794cm" fo:text-align="justify" fo:text-indent="0cm">
        <style:tab-stops>
          <style:tab-stop style:position="0cm"/>
        </style:tab-stops>
      </style:paragraph-properties>
      <style:text-properties fo:color="#000000" style:font-name="Times new roman" fo:font-size="10pt" style:font-size-asian="10pt" style:font-name-complex="Times new roman" style:font-size-complex="10pt"/>
    </style:style>
    <style:style style:name="P20" style:family="paragraph">
      <style:paragraph-properties fo:margin-left="0cm" fo:margin-right="0cm" fo:margin-top="0cm" fo:margin-bottom="0cm" fo:text-indent="0cm"/>
      <style:text-properties fo:color="#000000" style:font-name="Times new roman" fo:font-size="10pt" style:font-size-asian="10pt" style:font-name-complex="Times new roman" style:font-size-complex="10pt"/>
    </style:style>
    <style:style style:name="P21" style:family="paragraph">
      <style:paragraph-properties fo:margin-left="0cm" fo:margin-right="0cm" fo:text-indent="0cm"/>
      <style:text-properties fo:color="#000000" style:font-name="Times new roman" fo:font-size="10pt" style:font-size-asian="10pt" style:font-name-complex="Times new roman" style:font-size-complex="10pt"/>
    </style:style>
    <style:style style:name="P22" style:family="paragraph">
      <style:paragraph-properties fo:margin-left="0cm" fo:margin-right="0cm" fo:margin-top="0cm" fo:margin-bottom="0cm" style:line-height-at-least="0.794cm" fo:text-align="justify" fo:text-indent="0cm"/>
      <style:text-properties fo:color="#222222" style:font-name="Times new roman" fo:font-size="10pt" fo:font-weight="bold" style:font-size-asian="10pt" style:font-weight-asian="bold" style:font-name-complex="Times new roman" style:font-size-complex="10pt" style:font-weight-complex="bold"/>
    </style:style>
    <style:style style:name="P23" style:family="paragraph">
      <style:paragraph-properties fo:margin-left="0cm" fo:margin-right="0cm" fo:text-indent="0cm"/>
      <style:text-properties style:font-name="Times new roman" style:font-name-complex="Times new roman" style:font-size-complex="10pt"/>
    </style:style>
    <style:style style:name="P24" style:family="paragraph">
      <loext:graphic-properties draw:fill="none" draw:fill-color="#ffffff"/>
      <style:paragraph-properties fo:margin-left="0cm" fo:margin-right="0cm" fo:margin-top="0cm" fo:margin-bottom="0cm" style:line-height-at-least="0.794cm" fo:text-align="justify" fo:text-indent="0cm"/>
      <style:text-properties fo:color="#000000" style:font-name="Times new roman" fo:font-size="10pt" style:font-size-asian="10pt" style:font-name-complex="Times new roman" style:font-size-complex="10pt"/>
    </style:style>
    <style:style style:name="P25" style:family="paragraph">
      <style:paragraph-properties fo:margin-left="0cm" fo:margin-right="0cm" fo:text-indent="0cm"/>
      <style:text-properties fo:color="#222222" style:font-name="Times new roman" fo:font-weight="bold" style:font-weight-asian="bold" style:font-name-complex="Times new roman" style:font-size-complex="10pt" style:font-weight-complex="bold"/>
    </style:style>
    <style:style style:name="P26" style:family="paragraph">
      <style:text-properties style:font-name="Times new roman" style:font-name-complex="Times new roman" style:font-size-complex="10pt"/>
    </style:style>
    <style:style style:name="P27" style:family="paragraph">
      <loext:graphic-properties draw:fill="none" draw:fill-color="#ffffff"/>
    </style:style>
    <style:style style:name="P28" style:family="paragraph">
      <style:paragraph-properties fo:margin-left="0cm" fo:margin-right="0cm" fo:text-indent="0cm"/>
      <style:text-properties fo:color="#222222" style:font-name="Times new roman" fo:font-size="10pt" fo:font-weight="normal" style:font-size-asian="10pt" style:font-weight-asian="normal" style:font-name-complex="Times new roman" style:font-size-complex="10pt" style:font-weight-complex="normal"/>
    </style:style>
    <style:style style:name="P29" style:family="paragraph">
      <loext:graphic-properties draw:fill="none" draw:fill-color="#ffffff"/>
      <style:paragraph-properties fo:margin-left="0cm" fo:margin-right="0cm" fo:text-indent="0cm"/>
      <style:text-properties fo:color="#222222" style:font-name="Times new roman" fo:font-size="10pt" fo:font-weight="normal" style:font-size-asian="10pt" style:font-weight-asian="normal" style:font-name-complex="Times new roman" style:font-size-complex="10pt" style:font-weight-complex="normal"/>
    </style:style>
    <style:style style:name="P30" style:family="paragraph">
      <loext:graphic-properties draw:fill="none"/>
      <style:paragraph-properties fo:text-align="start" style:writing-mode="lr-tb"/>
      <style:text-properties fo:font-size="9pt" style:font-size-asian="9pt" style:font-size-complex="9pt"/>
    </style:style>
    <style:style style:name="T1" style:family="text">
      <style:text-properties fo:color="#000000" style:font-name="Linux Libertine T" fo:font-size="10.8999996185303pt" fo:font-weight="bold" style:font-size-asian="10.8999996185303pt" style:font-name-complex="Linux Libertine T" style:font-size-complex="10.8999996185303pt" style:font-weight-complex="bold"/>
    </style:style>
    <style:style style:name="T2" style:family="text">
      <style:text-properties fo:color="#000000" style:font-name="Linux Libertine T" fo:font-size="9pt" fo:font-weight="bold" style:font-size-asian="9pt" style:font-name-complex="Linux Libertine T" style:font-size-complex="9pt" style:font-weight-complex="bold"/>
    </style:style>
    <style:style style:name="T3" style:family="text">
      <style:text-properties fo:color="#000000" style:font-name="Linux Libertine T" fo:font-size="10pt" fo:font-weight="normal" style:font-size-asian="10pt" style:font-weight-asian="normal" style:font-name-complex="Linux Libertine T" style:font-size-complex="10pt" style:font-weight-complex="normal"/>
    </style:style>
    <style:style style:name="T4" style:family="text">
      <style:text-properties fo:color="#000000" style:font-name="Linux Libertine T" fo:font-size="10.8999996185303pt" fo:font-weight="normal" style:font-size-asian="10.8999996185303pt" style:font-weight-asian="normal" style:font-name-complex="Linux Libertine T" style:font-size-complex="10.8999996185303pt" style:font-weight-complex="normal"/>
    </style:style>
    <style:style style:name="T5" style:family="text">
      <style:text-properties fo:color="#000000" style:font-name="Linux Libertine T" fo:font-size="10.8999996185303pt" style:font-size-asian="10.8999996185303pt" style:font-name-complex="Linux Libertine T" style:font-size-complex="10.8999996185303pt"/>
    </style:style>
    <style:style style:name="T6" style:family="text">
      <style:text-properties fo:color="#000000" style:font-name="Linux Libertine T" fo:font-size="10.8999996185303pt" style:font-size-asian="10.8999996185303pt" style:font-name-complex="Linux Libertine T" style:font-size-complex="10.8999996185303pt" style:text-scale="102%"/>
    </style:style>
    <style:style style:name="T7" style:family="text">
      <style:text-properties fo:color="#000000" style:font-name="Linux Libertine T" fo:font-weight="normal" style:font-weight-asian="normal" style:font-name-complex="Linux Libertine T" style:font-weight-complex="normal"/>
    </style:style>
    <style:style style:name="T8" style:family="text">
      <style:text-properties fo:color="#000000" style:font-name="Linux Libertine T" fo:font-size="10pt" style:font-size-asian="10pt" style:font-name-complex="Linux Libertine T" style:font-size-complex="10pt" style:text-scale="102%"/>
    </style:style>
    <style:style style:name="T9" style:family="text">
      <style:text-properties fo:color="#000000" style:font-name="Linux Libertine T" fo:font-size="9pt" style:font-size-asian="9pt" style:font-name-complex="Linux Libertine T" style:font-size-complex="9pt"/>
    </style:style>
    <style:style style:name="T10" style:family="text">
      <style:text-properties fo:color="#000000" style:font-name="Linux Libertine T" fo:font-size="10pt" style:font-size-asian="10pt" style:font-name-complex="Linux Libertine T" style:font-size-complex="10pt"/>
    </style:style>
    <style:style style:name="T11" style:family="text">
      <style:text-properties fo:color="#000000" style:font-name="Linux Libertine T" fo:font-size="10.8999996185303pt" style:font-size-asian="10.8999996185303pt" style:font-name-complex="Linux Libertine T" style:font-size-complex="10.8999996185303pt" style:text-scale="98%"/>
    </style:style>
    <style:style style:name="T12" style:family="text">
      <style:text-properties fo:font-size="10pt" style:font-size-asian="10pt" style:font-size-complex="10pt"/>
    </style:style>
    <style:style style:name="T13" style:family="text">
      <style:text-properties fo:color="#000000" style:font-name="Linux Libertine T" fo:font-size="24.7999992370605pt" fo:font-weight="bold" style:font-size-asian="24.7999992370605pt" style:font-name-complex="Linux Libertine T" style:font-size-complex="24.7999992370605pt" style:font-weight-complex="bold"/>
    </style:style>
    <style:style style:name="T14" style:family="text">
      <style:text-properties fo:color="#000000" style:font-name="Linux Libertine T" fo:font-size="8pt" fo:font-weight="bold" style:font-size-asian="8pt" style:font-name-complex="Linux Libertine T" style:font-size-complex="8pt" style:font-weight-complex="bold"/>
    </style:style>
    <style:style style:name="T15" style:family="text">
      <style:text-properties fo:color="#000000" fo:font-size="10pt" style:font-size-asian="10pt" style:font-size-complex="10pt"/>
    </style:style>
    <style:style style:name="T16" style:family="text">
      <style:text-properties fo:color="#000000" fo:font-size="10pt" fo:font-weight="bold" style:font-size-asian="10pt" style:font-weight-asian="bold" style:font-size-complex="10pt" style:font-weight-complex="bold"/>
    </style:style>
    <style:style style:name="T17" style:family="text">
      <style:text-properties fo:color="#000000" style:font-name="Times new roman" fo:font-size="10pt" style:font-size-asian="10pt" style:font-name-complex="Times new roman" style:font-size-complex="10pt"/>
    </style:style>
    <style:style style:name="T18" style:family="text">
      <style:text-properties fo:color="#f8f8f8" style:font-name="Times new roman" fo:font-size="10pt" style:font-size-asian="10pt" style:font-name-complex="Times new roman" style:font-size-complex="10pt"/>
    </style:style>
    <style:style style:name="T19" style:family="text">
      <style:text-properties fo:color="#ff0000" style:font-name="Computer Modern" fo:font-size="10.8999996185303pt" fo:font-style="italic" style:font-size-asian="10.8999996185303pt" style:font-name-complex="Computer Modern" style:font-size-complex="10.8999996185303pt" style:font-style-complex="italic"/>
    </style:style>
    <style:style style:name="T20" style:family="text">
      <style:text-properties fo:color="#000000" style:font-name="Linux Libertine T" fo:font-size="10.8999996185303pt" fo:font-style="italic" style:font-size-asian="10.8999996185303pt" style:font-name-complex="Linux Libertine T" style:font-size-complex="10.8999996185303pt" style:font-style-complex="italic"/>
    </style:style>
    <style:style style:name="T21" style:family="text">
      <style:text-properties fo:color="#222222" style:font-name="Times new roman" fo:font-size="10pt" fo:font-weight="normal" style:font-size-asian="10pt" style:font-weight-asian="normal" style:font-name-complex="Times new roman" style:font-size-complex="10pt" style:font-weight-complex="normal"/>
    </style:style>
    <style:style style:name="T22" style:family="text">
      <style:text-properties fo:color="#222222" style:font-name="Times new roman" fo:font-size="10pt" fo:font-weight="bold" style:font-size-asian="10pt" style:font-weight-asian="bold" style:font-name-complex="Times new roman" style:font-size-complex="10pt" style:font-weight-complex="bold"/>
    </style:style>
    <style:style style:name="T23" style:family="text">
      <style:text-properties fo:color="#000000" style:font-name="Linux Libertine T" fo:font-size="10pt" fo:font-weight="bold" style:font-size-asian="10pt" style:font-name-complex="Linux Libertine T" style:font-size-complex="10pt" style:font-weight-complex="bold"/>
    </style:style>
    <style:style style:name="T24" style:family="text">
      <style:text-properties fo:color="#000000" style:font-name="Linux Libertine T" fo:font-size="9pt" style:font-size-asian="9pt" style:font-name-complex="Linux Libertine T" style:font-size-complex="9pt" style:text-scale="98%"/>
    </style:style>
    <style:style style:name="T25" style:family="text">
      <style:text-properties fo:color="#ff0000" style:font-name="Computer Modern" fo:font-size="10pt" fo:font-style="italic" style:font-size-asian="10pt" style:font-name-complex="Computer Modern" style:font-size-complex="10pt" style:font-style-complex="italic"/>
    </style:style>
    <style:style style:name="T26" style:family="text">
      <style:text-properties fo:font-size="10pt" fo:font-weight="bold" style:font-size-asian="10pt" style:font-weight-asian="bold" style:font-size-complex="1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frame draw:style-name="gr1" draw:text-style-name="P2" draw:layer="layout" svg:width="1.687cm" svg:height="0.446cm" svg:x="2.54cm" svg:y="1.341cm">
          <draw:text-box>
            <text:p text:style-name="P1"><text:span text:style-name="T1">FRCRCE</text:span></text:p>
          </draw:text-box>
        </draw:frame>
        <draw:line draw:style-name="gr2" draw:text-style-name="P3" draw:layer="layout" svg:x1="2.54cm" svg:y1="1.848cm" svg:x2="19.05cm" svg:y2="1.848cm">
          <text:p/>
        </draw:line>
        <draw:line draw:style-name="gr2" draw:text-style-name="P3" draw:layer="layout" svg:x1="2.715cm" svg:y1="2.722cm" svg:x2="18.973cm" svg:y2="2.722cm">
          <text:p/>
        </draw:line>
        <draw:line draw:style-name="gr2" draw:text-style-name="P3" draw:layer="layout" svg:x1="2.722cm" svg:y1="3.207cm" svg:x2="2.722cm" svg:y2="2.729cm">
          <text:p/>
        </draw:line>
        <draw:frame draw:style-name="gr1" draw:text-style-name="P2" draw:layer="layout" svg:width="9.984cm" svg:height="0.446cm" svg:x="10.18cm" svg:y="1.341cm">
          <draw:text-box>
            <text:p text:style-name="P1"><text:span text:style-name="T1">DEPARTMENT OF INFORMATION TECHNOLOGY</text:span></text:p>
          </draw:text-box>
        </draw:frame>
        <draw:line draw:style-name="gr2" draw:text-style-name="P3" draw:layer="layout" svg:x1="7.158cm" svg:y1="3.207cm" svg:x2="7.158cm" svg:y2="2.729cm">
          <text:p/>
        </draw:line>
        <draw:line draw:style-name="gr2" draw:text-style-name="P3" draw:layer="layout" svg:x1="12.594cm" svg:y1="3.207cm" svg:x2="12.594cm" svg:y2="2.729cm">
          <text:p/>
        </draw:line>
        <draw:frame draw:style-name="gr1" draw:text-style-name="P2" draw:layer="layout" svg:width="4.354cm" svg:height="0.446cm" svg:x="2.8cm" svg:y="2.754cm">
          <draw:text-box>
            <text:p text:style-name="P1"><text:span text:style-name="T1">N</text:span><text:span text:style-name="T1">a</text:span><text:span text:style-name="T1">m</text:span><text:span text:style-name="T1">e</text:span><text:span text:style-name="T1"> </text:span><text:span text:style-name="T1">o</text:span><text:span text:style-name="T1">f</text:span><text:span text:style-name="T1"> </text:span><text:span text:style-name="T1">t</text:span><text:span text:style-name="T1">h</text:span><text:span text:style-name="T1">e</text:span><text:span text:style-name="T1"> </text:span><text:span text:style-name="T2">s</text:span><text:span text:style-name="T2">t</text:span><text:span text:style-name="T2">u</text:span><text:span text:style-name="T2">d</text:span><text:span text:style-name="T2">e</text:span><text:span text:style-name="T2">n</text:span><text:span text:style-name="T2">t</text:span><text:span text:style-name="T1">:</text:span></text:p>
          </draw:text-box>
        </draw:frame>
        <draw:line draw:style-name="gr2" draw:text-style-name="P3" draw:layer="layout" svg:x1="16.53cm" svg:y1="3.207cm" svg:x2="16.53cm" svg:y2="2.729cm">
          <text:p/>
        </draw:line>
        <draw:line draw:style-name="gr2" draw:text-style-name="P3" draw:layer="layout" svg:x1="18.966cm" svg:y1="3.207cm" svg:x2="18.966cm" svg:y2="2.729cm">
          <text:p/>
        </draw:line>
        <draw:line draw:style-name="gr2" draw:text-style-name="P3" draw:layer="layout" svg:x1="2.715cm" svg:y1="3.214cm" svg:x2="18.973cm" svg:y2="3.214cm">
          <text:p/>
        </draw:line>
        <draw:line draw:style-name="gr2" draw:text-style-name="P3" draw:layer="layout" svg:x1="2.722cm" svg:y1="3.699cm" svg:x2="2.722cm" svg:y2="3.221cm">
          <text:p/>
        </draw:line>
        <draw:frame draw:style-name="gr1" draw:text-style-name="P2" draw:layer="layout" svg:width="1.7cm" svg:height="0.446cm" svg:x="12.812cm" svg:y="2.707cm">
          <draw:text-box>
            <text:p text:style-name="P1"><text:span text:style-name="T1">R</text:span><text:span text:style-name="T1">o</text:span><text:span text:style-name="T1">l</text:span><text:span text:style-name="T1">l</text:span><text:span text:style-name="T1"> </text:span><text:span text:style-name="T1">N</text:span><text:span text:style-name="T1">o</text:span><text:span text:style-name="T1">.</text:span></text:p>
          </draw:text-box>
        </draw:frame>
        <draw:line draw:style-name="gr2" draw:text-style-name="P3" draw:layer="layout" svg:x1="7.158cm" svg:y1="3.699cm" svg:x2="7.158cm" svg:y2="3.221cm">
          <text:p/>
        </draw:line>
        <draw:line draw:style-name="gr2" draw:text-style-name="P3" draw:layer="layout" svg:x1="12.594cm" svg:y1="3.699cm" svg:x2="12.594cm" svg:y2="3.221cm">
          <text:p/>
        </draw:line>
        <draw:frame draw:style-name="gr1" draw:text-style-name="P2" draw:layer="layout" svg:width="4.18cm" svg:height="0.446cm" svg:x="2.941cm" svg:y="3.199cm">
          <draw:text-box>
            <text:p text:style-name="P1"><text:span text:style-name="T1">P</text:span><text:span text:style-name="T1">r</text:span><text:span text:style-name="T1">a</text:span><text:span text:style-name="T1">c</text:span><text:span text:style-name="T1">t</text:span><text:span text:style-name="T1">i</text:span><text:span text:style-name="T1">c</text:span><text:span text:style-name="T1">a</text:span><text:span text:style-name="T1">l</text:span><text:span text:style-name="T1"> </text:span><text:span text:style-name="T1">N</text:span><text:span text:style-name="T1">u</text:span><text:span text:style-name="T1">m</text:span><text:span text:style-name="T1">b</text:span><text:span text:style-name="T1">e</text:span><text:span text:style-name="T1">r</text:span><text:span text:style-name="T1">:</text:span><text:span text:style-name="T1">2</text:span></text:p>
          </draw:text-box>
        </draw:frame>
        <draw:line draw:style-name="gr2" draw:text-style-name="P3" draw:layer="layout" svg:x1="16.53cm" svg:y1="3.699cm" svg:x2="16.53cm" svg:y2="3.221cm">
          <text:p/>
        </draw:line>
        <draw:line draw:style-name="gr2" draw:text-style-name="P3" draw:layer="layout" svg:x1="18.966cm" svg:y1="3.699cm" svg:x2="18.966cm" svg:y2="3.221cm">
          <text:p/>
        </draw:line>
        <draw:line draw:style-name="gr2" draw:text-style-name="P3" draw:layer="layout" svg:x1="2.715cm" svg:y1="3.706cm" svg:x2="18.973cm" svg:y2="3.706cm">
          <text:p/>
        </draw:line>
        <draw:line draw:style-name="gr2" draw:text-style-name="P3" draw:layer="layout" svg:x1="2.722cm" svg:y1="5.836cm" svg:x2="2.722cm" svg:y2="3.713cm">
          <text:p/>
        </draw:line>
        <draw:frame draw:style-name="gr1" draw:text-style-name="P2" draw:layer="layout" svg:width="3.787cm" svg:height="0.446cm" svg:x="12.812cm" svg:y="3.199cm">
          <draw:text-box>
            <text:p text:style-name="P1"><text:span text:style-name="T1">Date of Practical:</text:span></text:p>
          </draw:text-box>
        </draw:frame>
        <draw:frame draw:style-name="gr1" draw:text-style-name="P2" draw:layer="layout" svg:width="1.924cm" svg:height="0.446cm" svg:x="2.941cm" svg:y="3.691cm">
          <draw:text-box>
            <text:p text:style-name="P1"><text:span text:style-name="T1">Relevant</text:span></text:p>
          </draw:text-box>
        </draw:frame>
        <draw:frame draw:style-name="gr1" draw:text-style-name="P2" draw:layer="layout" svg:width="1.141cm" svg:height="0.446cm" svg:x="6.077cm" svg:y="3.691cm">
          <draw:text-box>
            <text:p text:style-name="P1"><text:span text:style-name="T1">CO’s:</text:span></text:p>
          </draw:text-box>
        </draw:frame>
        <draw:line draw:style-name="gr2" draw:text-style-name="P3" draw:layer="layout" svg:x1="7.158cm" svg:y1="5.836cm" svg:x2="7.158cm" svg:y2="3.713cm">
          <text:p/>
        </draw:line>
        <draw:line draw:style-name="gr2" draw:text-style-name="P3" draw:layer="layout" svg:x1="7.172cm" svg:y1="5.836cm" svg:x2="7.172cm" svg:y2="3.713cm">
          <text:p/>
        </draw:line>
        <draw:frame draw:style-name="gr1" draw:text-style-name="P2" draw:layer="layout" svg:width="1.907cm" svg:height="0.446cm" svg:x="2.941cm" svg:y="4.169cm">
          <draw:text-box>
            <text:p text:style-name="P1"><text:span text:style-name="T1">ITC802.2</text:span></text:p>
          </draw:text-box>
        </draw:frame>
        <draw:frame draw:style-name="gr1" draw:text-style-name="P5" draw:layer="layout" svg:width="10.179cm" svg:height="0.412cm" svg:x="7.391cm" svg:y="4.38cm">
          <draw:text-box>
            <text:p text:style-name="P4"><text:span text:style-name="T3">At the end of the course students will be able to use tools</text:span></text:p>
          </draw:text-box>
        </draw:frame>
        <draw:line draw:style-name="gr2" draw:text-style-name="P3" draw:layer="layout" svg:x1="18.966cm" svg:y1="5.836cm" svg:x2="18.966cm" svg:y2="3.713cm">
          <text:p/>
        </draw:line>
        <draw:line draw:style-name="gr2" draw:text-style-name="P3" draw:layer="layout" svg:x1="2.715cm" svg:y1="5.843cm" svg:x2="18.973cm" svg:y2="5.843cm">
          <text:p/>
        </draw:line>
        <draw:line draw:style-name="gr2" draw:text-style-name="P3" draw:layer="layout" svg:x1="2.722cm" svg:y1="6.806cm" svg:x2="2.722cm" svg:y2="5.85cm">
          <text:p/>
        </draw:line>
        <draw:frame draw:style-name="gr1" draw:text-style-name="P5" draw:layer="layout" svg:width="10.391cm" svg:height="0.412cm" svg:x="7.391cm" svg:y="4.858cm">
          <draw:text-box>
            <text:p text:style-name="P4"><text:span text:style-name="T3">like hadoop and NoSQL to solve big data related problems.</text:span></text:p>
          </draw:text-box>
        </draw:frame>
        <draw:frame draw:style-name="gr1" draw:text-style-name="P5" draw:layer="layout" svg:width="13.163cm" svg:height="0.412cm" svg:x="2.941cm" svg:y="5.828cm">
          <draw:text-box>
            <text:p text:style-name="P4"><text:span text:style-name="T3">Sign here to indicate that you have read all the relevant material provided</text:span></text:p>
          </draw:text-box>
        </draw:frame>
        <draw:line draw:style-name="gr2" draw:text-style-name="P3" draw:layer="layout" svg:x1="16.53cm" svg:y1="6.806cm" svg:x2="16.53cm" svg:y2="5.85cm">
          <text:p/>
        </draw:line>
        <draw:frame draw:style-name="gr1" draw:text-style-name="P5" draw:layer="layout" svg:width="5.603cm" svg:height="0.412cm" svg:x="2.941cm" svg:y="6.306cm">
          <draw:text-box>
            <text:p text:style-name="P4"><text:span text:style-name="T3">before attempting this practical</text:span></text:p>
          </draw:text-box>
        </draw:frame>
        <draw:line draw:style-name="gr2" draw:text-style-name="P3" draw:layer="layout" svg:x1="18.966cm" svg:y1="6.806cm" svg:x2="18.966cm" svg:y2="5.85cm">
          <text:p/>
        </draw:line>
        <draw:line draw:style-name="gr2" draw:text-style-name="P3" draw:layer="layout" svg:x1="2.715cm" svg:y1="6.813cm" svg:x2="18.973cm" svg:y2="6.813cm">
          <text:p/>
        </draw:line>
        <draw:frame draw:style-name="gr1" draw:text-style-name="P2" draw:layer="layout" svg:width="1.115cm" svg:height="0.446cm" svg:x="16.748cm" svg:y="5.828cm">
          <draw:text-box>
            <text:p text:style-name="P1"><text:span text:style-name="T1">Sign:</text:span></text:p>
          </draw:text-box>
        </draw:frame>
        <draw:line draw:style-name="gr2" draw:text-style-name="P3" draw:layer="layout" svg:x1="2.715cm" svg:y1="8.2cm" svg:x2="17.615cm" svg:y2="8.2cm">
          <text:p/>
        </draw:line>
        <draw:line draw:style-name="gr2" draw:text-style-name="P3" draw:layer="layout" svg:x1="2.722cm" svg:y1="8.749cm" svg:x2="2.722cm" svg:y2="8.271cm">
          <text:p/>
        </draw:line>
        <draw:frame draw:style-name="gr1" draw:text-style-name="P2" draw:layer="layout" svg:width="6.797cm" svg:height="0.446cm" svg:x="2.716cm" svg:y="6.774cm">
          <draw:text-box>
            <text:p text:style-name="P1"><text:span text:style-name="T1">Practical grading using Rubrics</text:span></text:p>
          </draw:text-box>
        </draw:frame>
        <draw:line draw:style-name="gr2" draw:text-style-name="P3" draw:layer="layout" svg:x1="5.158cm" svg:y1="8.749cm" svg:x2="5.158cm" svg:y2="8.271cm">
          <text:p/>
        </draw:line>
        <draw:frame draw:style-name="gr1" draw:text-style-name="P2" draw:layer="layout" svg:width="1.958cm" svg:height="0.446cm" svg:x="2.941cm" svg:y="8.249cm">
          <draw:text-box>
            <text:p text:style-name="P1"><text:span text:style-name="T1">Indicator</text:span></text:p>
          </draw:text-box>
        </draw:frame>
        <draw:line draw:style-name="gr2" draw:text-style-name="P3" draw:layer="layout" svg:x1="7.594cm" svg:y1="8.749cm" svg:x2="7.594cm" svg:y2="8.271cm">
          <text:p/>
        </draw:line>
        <draw:frame draw:style-name="gr1" draw:text-style-name="P2" draw:layer="layout" svg:width="2.144cm" svg:height="0.446cm" svg:x="5.376cm" svg:y="8.249cm">
          <draw:text-box>
            <text:p text:style-name="P1"><text:span text:style-name="T1">Very Poor</text:span></text:p>
          </draw:text-box>
        </draw:frame>
        <draw:line draw:style-name="gr2" draw:text-style-name="P3" draw:layer="layout" svg:x1="10.03cm" svg:y1="8.749cm" svg:x2="10.03cm" svg:y2="8.271cm">
          <text:p/>
        </draw:line>
        <draw:frame draw:style-name="gr1" draw:text-style-name="P2" draw:layer="layout" svg:width="1.01cm" svg:height="0.446cm" svg:x="7.812cm" svg:y="8.249cm">
          <draw:text-box>
            <text:p text:style-name="P1"><text:span text:style-name="T1">Poor</text:span></text:p>
          </draw:text-box>
        </draw:frame>
        <draw:line draw:style-name="gr2" draw:text-style-name="P3" draw:layer="layout" svg:x1="12.466cm" svg:y1="8.749cm" svg:x2="12.466cm" svg:y2="8.271cm">
          <text:p/>
        </draw:line>
        <draw:frame draw:style-name="gr1" draw:text-style-name="P2" draw:layer="layout" svg:width="1.797cm" svg:height="0.446cm" svg:x="10.248cm" svg:y="8.249cm">
          <draw:text-box>
            <text:p text:style-name="P1"><text:span text:style-name="T1">Average</text:span></text:p>
          </draw:text-box>
        </draw:frame>
        <draw:line draw:style-name="gr2" draw:text-style-name="P3" draw:layer="layout" svg:x1="14.901cm" svg:y1="8.749cm" svg:x2="14.901cm" svg:y2="8.271cm">
          <text:p/>
        </draw:line>
        <draw:frame draw:style-name="gr1" draw:text-style-name="P2" draw:layer="layout" svg:width="1.128cm" svg:height="0.446cm" svg:x="12.684cm" svg:y="8.249cm">
          <draw:text-box>
            <text:p text:style-name="P1"><text:span text:style-name="T1">Good</text:span></text:p>
          </draw:text-box>
        </draw:frame>
        <draw:line draw:style-name="gr2" draw:text-style-name="P3" draw:layer="layout" svg:x1="17.637cm" svg:y1="8.749cm" svg:x2="17.637cm" svg:y2="8.271cm">
          <text:p/>
        </draw:line>
        <draw:line draw:style-name="gr2" draw:text-style-name="P3" draw:layer="layout" svg:x1="2.715cm" svg:y1="8.756cm" svg:x2="17.344cm" svg:y2="8.756cm">
          <text:p/>
        </draw:line>
        <draw:line draw:style-name="gr2" draw:text-style-name="P3" draw:layer="layout" svg:x1="2.722cm" svg:y1="10.197cm" svg:x2="2.722cm" svg:y2="8.763cm">
          <text:p/>
        </draw:line>
        <draw:frame draw:style-name="gr1" draw:text-style-name="P2" draw:layer="layout" svg:width="1.992cm" svg:height="0.446cm" svg:x="15.12cm" svg:y="8.249cm">
          <draw:text-box>
            <text:p text:style-name="P1"><text:span text:style-name="T1">Excellent</text:span></text:p>
          </draw:text-box>
        </draw:frame>
        <draw:frame draw:style-name="gr1" draw:text-style-name="P7" draw:layer="layout" svg:width="1.653cm" svg:height="0.446cm" svg:x="2.941cm" svg:y="8.741cm">
          <draw:text-box>
            <text:p text:style-name="P6"><text:span text:style-name="T4">Timeline</text:span></text:p>
          </draw:text-box>
        </draw:frame>
        <draw:line draw:style-name="gr2" draw:text-style-name="P3" draw:layer="layout" svg:x1="5.158cm" svg:y1="10.197cm" svg:x2="5.158cm" svg:y2="8.763cm">
          <text:p/>
        </draw:line>
        <draw:frame draw:style-name="gr1" draw:text-style-name="P2" draw:layer="layout" svg:width="0.552cm" svg:height="0.446cm" svg:x="2.929cm" svg:y="9.219cm">
          <draw:text-box>
            <text:p text:style-name="P1"><text:span text:style-name="T5">(2)</text:span></text:p>
          </draw:text-box>
        </draw:frame>
        <draw:frame draw:style-name="gr3" draw:text-style-name="P2" draw:layer="layout" svg:width="2.373cm" svg:height="0.446cm" svg:x="5.376cm" svg:y="8.741cm">
          <draw:text-box>
            <text:p text:style-name="P1"><text:span text:style-name="T6">More than a</text:span></text:p>
          </draw:text-box>
        </draw:frame>
        <draw:frame draw:style-name="gr3" draw:text-style-name="P2" draw:layer="layout" svg:width="2.326cm" svg:height="0.446cm" svg:x="5.376cm" svg:y="9.219cm">
          <draw:text-box>
            <text:p text:style-name="P1"><text:span text:style-name="T6">session late</text:span></text:p>
          </draw:text-box>
        </draw:frame>
        <draw:line draw:style-name="gr2" draw:text-style-name="P3" draw:layer="layout" svg:x1="7.594cm" svg:y1="10.197cm" svg:x2="7.594cm" svg:y2="8.763cm">
          <text:p/>
        </draw:line>
        <draw:frame draw:style-name="gr1" draw:text-style-name="P2" draw:layer="layout" svg:width="0.552cm" svg:height="0.446cm" svg:x="5.365cm" svg:y="9.697cm">
          <draw:text-box>
            <text:p text:style-name="P1"><text:span text:style-name="T5">(0)</text:span></text:p>
          </draw:text-box>
        </draw:frame>
        <draw:line draw:style-name="gr2" draw:text-style-name="P3" draw:layer="layout" svg:x1="10.03cm" svg:y1="10.197cm" svg:x2="10.03cm" svg:y2="8.763cm">
          <text:p/>
        </draw:line>
        <draw:frame draw:style-name="gr1" draw:text-style-name="P2" draw:layer="layout" svg:width="0.552cm" svg:height="0.446cm" svg:x="7.812cm" svg:y="8.741cm">
          <draw:text-box>
            <text:p text:style-name="P1"><text:span text:style-name="T5">NA</text:span></text:p>
          </draw:text-box>
        </draw:frame>
        <draw:line draw:style-name="gr2" draw:text-style-name="P3" draw:layer="layout" svg:x1="12.466cm" svg:y1="10.197cm" svg:x2="12.466cm" svg:y2="8.763cm">
          <text:p/>
        </draw:line>
        <draw:frame draw:style-name="gr1" draw:text-style-name="P2" draw:layer="layout" svg:width="0.552cm" svg:height="0.446cm" svg:x="10.248cm" svg:y="8.741cm">
          <draw:text-box>
            <text:p text:style-name="P1"><text:span text:style-name="T5">NA</text:span></text:p>
          </draw:text-box>
        </draw:frame>
        <draw:line draw:style-name="gr2" draw:text-style-name="P3" draw:layer="layout" svg:x1="14.901cm" svg:y1="10.197cm" svg:x2="14.901cm" svg:y2="8.763cm">
          <text:p/>
        </draw:line>
        <draw:frame draw:style-name="gr1" draw:text-style-name="P2" draw:layer="layout" svg:width="0.552cm" svg:height="0.446cm" svg:x="12.684cm" svg:y="8.741cm">
          <draw:text-box>
            <text:p text:style-name="P1"><text:span text:style-name="T5">NA</text:span></text:p>
          </draw:text-box>
        </draw:frame>
        <draw:frame draw:style-name="gr3" draw:text-style-name="P2" draw:layer="layout" svg:width="1.526cm" svg:height="0.446cm" svg:x="15.12cm" svg:y="8.741cm">
          <draw:text-box>
            <text:p text:style-name="P1"><text:span text:style-name="T6">Early or</text:span></text:p>
          </draw:text-box>
        </draw:frame>
        <draw:frame draw:style-name="gr3" draw:text-style-name="P2" draw:layer="layout" svg:width="0.493cm" svg:height="0.446cm" svg:x="16.709cm" svg:y="8.741cm">
          <draw:text-box>
            <text:p text:style-name="P1"><text:span text:style-name="T6">on</text:span></text:p>
          </draw:text-box>
        </draw:frame>
        <draw:line draw:style-name="gr2" draw:text-style-name="P3" draw:layer="layout" svg:x1="17.637cm" svg:y1="10.197cm" svg:x2="17.637cm" svg:y2="8.763cm">
          <text:p/>
        </draw:line>
        <draw:line draw:style-name="gr2" draw:text-style-name="P3" draw:layer="layout" svg:x1="2.715cm" svg:y1="10.204cm" svg:x2="17.615cm" svg:y2="10.204cm">
          <text:p/>
        </draw:line>
        <draw:line draw:style-name="gr2" draw:text-style-name="P3" draw:layer="layout" svg:x1="2.722cm" svg:y1="13.079cm" svg:x2="2.722cm" svg:y2="10.211cm">
          <text:p/>
        </draw:line>
        <draw:frame draw:style-name="gr1" draw:text-style-name="P2" draw:layer="layout" svg:width="1.547cm" svg:height="0.446cm" svg:x="15.12cm" svg:y="9.219cm">
          <draw:text-box>
            <text:p text:style-name="P1"><text:span text:style-name="T5">time (2)</text:span></text:p>
          </draw:text-box>
        </draw:frame>
        <draw:frame draw:style-name="gr1" draw:text-style-name="P5" draw:layer="layout" svg:width="0.904cm" svg:height="0.412cm" svg:x="2.941cm" svg:y="10.189cm">
          <draw:text-box>
            <text:p text:style-name="P4"><text:span text:style-name="T3">Code</text:span></text:p>
          </draw:text-box>
        </draw:frame>
        <draw:frame draw:style-name="gr4" draw:text-style-name="P8" draw:layer="layout" svg:width="0.569cm" svg:height="0.511cm" svg:x="4.468cm" svg:y="10.189cm">
          <draw:text-box>
            <text:p text:style-name="P4"><text:span text:style-name="T7">de-</text:span></text:p>
          </draw:text-box>
        </draw:frame>
        <draw:line draw:style-name="gr2" draw:text-style-name="P3" draw:layer="layout" svg:x1="5.158cm" svg:y1="13.079cm" svg:x2="5.158cm" svg:y2="10.211cm">
          <text:p/>
        </draw:line>
        <draw:frame draw:style-name="gr1" draw:text-style-name="P5" draw:layer="layout" svg:width="1.336cm" svg:height="0.412cm" svg:x="2.941cm" svg:y="10.667cm">
          <draw:text-box>
            <text:p text:style-name="P4"><text:span text:style-name="T3">sign (2)</text:span></text:p>
          </draw:text-box>
        </draw:frame>
        <draw:line draw:style-name="gr2" draw:text-style-name="P3" draw:layer="layout" svg:x1="7.594cm" svg:y1="13.079cm" svg:x2="7.594cm" svg:y2="10.211cm">
          <text:p/>
        </draw:line>
        <draw:frame draw:style-name="gr1" draw:text-style-name="P2" draw:layer="layout" svg:width="0.684cm" svg:height="0.446cm" svg:x="5.376cm" svg:y="10.189cm">
          <draw:text-box>
            <text:p text:style-name="P1"><text:span text:style-name="T5">N/A</text:span></text:p>
          </draw:text-box>
        </draw:frame>
        <draw:frame draw:style-name="gr3" draw:text-style-name="P2" draw:layer="layout" svg:width="0.908cm" svg:height="0.446cm" svg:x="7.812cm" svg:y="10.189cm">
          <draw:text-box>
            <text:p text:style-name="P1"><text:span text:style-name="T6">Very</text:span></text:p>
          </draw:text-box>
        </draw:frame>
        <draw:frame draw:style-name="gr3" draw:text-style-name="P2" draw:layer="layout" svg:width="0.895cm" svg:height="0.446cm" svg:x="9.069cm" svg:y="10.189cm">
          <draw:text-box>
            <text:p text:style-name="P1"><text:span text:style-name="T6">poor</text:span></text:p>
          </draw:text-box>
        </draw:frame>
        <draw:frame draw:style-name="gr3" draw:text-style-name="P2" draw:layer="layout" svg:width="2.381cm" svg:height="0.446cm" svg:x="7.812cm" svg:y="10.667cm">
          <draw:text-box>
            <text:p text:style-name="P1"><text:span text:style-name="T6">code design</text:span></text:p>
          </draw:text-box>
        </draw:frame>
        <draw:frame draw:style-name="gr3" draw:text-style-name="P2" draw:layer="layout" svg:width="0.836cm" svg:height="0.446cm" svg:x="7.798cm" svg:y="11.145cm">
          <draw:text-box>
            <text:p text:style-name="P1"><text:span text:style-name="T6">with</text:span></text:p>
          </draw:text-box>
        </draw:frame>
        <draw:frame draw:style-name="gr3" draw:text-style-name="P2" draw:layer="layout" svg:width="0.493cm" svg:height="0.446cm" svg:x="9.402cm" svg:y="11.145cm">
          <draw:text-box>
            <text:p text:style-name="P1"><text:span text:style-name="T6">no</text:span></text:p>
          </draw:text-box>
        </draw:frame>
        <draw:frame draw:style-name="gr3" draw:text-style-name="P2" draw:layer="layout" svg:width="2.076cm" svg:height="0.446cm" svg:x="7.812cm" svg:y="11.623cm">
          <draw:text-box>
            <text:p text:style-name="P1"><text:span text:style-name="T6">comments</text:span></text:p>
          </draw:text-box>
        </draw:frame>
        <draw:frame draw:style-name="gr3" draw:text-style-name="P10" draw:layer="layout" svg:width="2.292cm" svg:height="0.412cm" svg:x="7.7cm" svg:y="12.188cm">
          <draw:text-box>
            <text:p text:style-name="P9"><text:span text:style-name="T8">and indenta-</text:span></text:p>
          </draw:text-box>
        </draw:frame>
        <draw:line draw:style-name="gr2" draw:text-style-name="P3" draw:layer="layout" svg:x1="10.03cm" svg:y1="13.079cm" svg:x2="10.03cm" svg:y2="10.211cm">
          <text:p/>
        </draw:line>
        <draw:frame draw:style-name="gr1" draw:text-style-name="P2" draw:layer="layout" svg:width="1.661cm" svg:height="0.446cm" svg:x="7.812cm" svg:y="12.579cm">
          <draw:text-box>
            <text:p text:style-name="P1"><text:span text:style-name="T5">tion(0.5)</text:span></text:p>
          </draw:text-box>
        </draw:frame>
        <draw:frame draw:style-name="gr3" draw:text-style-name="P2" draw:layer="layout" svg:width="0.883cm" svg:height="0.446cm" svg:x="10.248cm" svg:y="10.189cm">
          <draw:text-box>
            <text:p text:style-name="P1"><text:span text:style-name="T6">Poor</text:span></text:p>
          </draw:text-box>
        </draw:frame>
        <draw:frame draw:style-name="gr3" draw:text-style-name="P2" draw:layer="layout" svg:width="0.95cm" svg:height="0.446cm" svg:x="11.505cm" svg:y="10.189cm">
          <draw:text-box>
            <text:p text:style-name="P1"><text:span text:style-name="T6">code</text:span></text:p>
          </draw:text-box>
        </draw:frame>
        <draw:frame draw:style-name="gr3" draw:text-style-name="P2" draw:layer="layout" svg:width="2.267cm" svg:height="0.446cm" svg:x="10.248cm" svg:y="10.667cm">
          <draw:text-box>
            <text:p text:style-name="P1"><text:span text:style-name="T6">design with</text:span></text:p>
          </draw:text-box>
        </draw:frame>
        <draw:frame draw:style-name="gr3" draw:text-style-name="P2" draw:layer="layout" svg:width="0.87cm" svg:height="0.446cm" svg:x="10.238cm" svg:y="11.145cm">
          <draw:text-box>
            <text:p text:style-name="P1"><text:span text:style-name="T6">very</text:span></text:p>
          </draw:text-box>
        </draw:frame>
        <draw:frame draw:style-name="gr3" draw:text-style-name="P2" draw:layer="layout" svg:width="0.988cm" svg:height="0.446cm" svg:x="11.504cm" svg:y="11.145cm">
          <draw:text-box>
            <text:p text:style-name="P1"><text:span text:style-name="T6">com-</text:span></text:p>
          </draw:text-box>
        </draw:frame>
        <draw:frame draw:style-name="gr3" draw:text-style-name="P2" draw:layer="layout" svg:width="1.234cm" svg:height="0.446cm" svg:x="10.248cm" svg:y="11.623cm">
          <draw:text-box>
            <text:p text:style-name="P1"><text:span text:style-name="T6">ments</text:span></text:p>
          </draw:text-box>
        </draw:frame>
        <draw:frame draw:style-name="gr3" draw:text-style-name="P2" draw:layer="layout" svg:width="0.743cm" svg:height="0.446cm" svg:x="11.657cm" svg:y="11.623cm">
          <draw:text-box>
            <text:p text:style-name="P1"><text:span text:style-name="T6">and</text:span></text:p>
          </draw:text-box>
        </draw:frame>
        <draw:frame draw:style-name="gr3" draw:text-style-name="P2" draw:layer="layout" svg:width="2.25cm" svg:height="0.446cm" svg:x="10.248cm" svg:y="12.101cm">
          <draw:text-box>
            <text:p text:style-name="P1"><text:span text:style-name="T6">indentation</text:span></text:p>
          </draw:text-box>
        </draw:frame>
        <draw:line draw:style-name="gr2" draw:text-style-name="P3" draw:layer="layout" svg:x1="12.466cm" svg:y1="13.079cm" svg:x2="12.466cm" svg:y2="10.211cm">
          <text:p/>
        </draw:line>
        <draw:frame draw:style-name="gr1" draw:text-style-name="P2" draw:layer="layout" svg:width="0.552cm" svg:height="0.446cm" svg:x="10.237cm" svg:y="12.579cm">
          <draw:text-box>
            <text:p text:style-name="P1"><text:span text:style-name="T5">(1)</text:span></text:p>
          </draw:text-box>
        </draw:frame>
        <draw:frame draw:style-name="gr3" draw:text-style-name="P2" draw:layer="layout" svg:width="2.322cm" svg:height="0.446cm" svg:x="12.684cm" svg:y="10.189cm">
          <draw:text-box>
            <text:p text:style-name="P1"><text:span text:style-name="T6">Design with</text:span></text:p>
          </draw:text-box>
        </draw:frame>
        <draw:frame draw:style-name="gr3" draw:text-style-name="P2" draw:layer="layout" svg:width="2.428cm" svg:height="0.446cm" svg:x="12.684cm" svg:y="10.667cm">
          <draw:text-box>
            <text:p text:style-name="P1"><text:span text:style-name="T6">good coding</text:span></text:p>
          </draw:text-box>
        </draw:frame>
        <draw:frame draw:style-name="gr3" draw:text-style-name="P2" draw:layer="layout" svg:width="1.954cm" svg:height="0.446cm" svg:x="12.684cm" svg:y="11.145cm">
          <draw:text-box>
            <text:p text:style-name="P1"><text:span text:style-name="T6">standards</text:span></text:p>
          </draw:text-box>
        </draw:frame>
        <draw:line draw:style-name="gr2" draw:text-style-name="P3" draw:layer="layout" svg:x1="14.901cm" svg:y1="13.079cm" svg:x2="14.901cm" svg:y2="10.211cm">
          <text:p/>
        </draw:line>
        <draw:frame draw:style-name="gr1" draw:text-style-name="P2" draw:layer="layout" svg:width="0.921cm" svg:height="0.446cm" svg:x="12.672cm" svg:y="11.623cm">
          <draw:text-box>
            <text:p text:style-name="P1"><text:span text:style-name="T5">(1.5)</text:span></text:p>
          </draw:text-box>
        </draw:frame>
        <draw:frame draw:style-name="gr3" draw:text-style-name="P2" draw:layer="layout" svg:width="1.75cm" svg:height="0.446cm" svg:x="15.12cm" svg:y="10.189cm">
          <draw:text-box>
            <text:p text:style-name="P1"><text:span text:style-name="T6">Accurate</text:span></text:p>
          </draw:text-box>
        </draw:frame>
        <draw:frame draw:style-name="gr3" draw:text-style-name="P2" draw:layer="layout" svg:width="1.306cm" svg:height="0.446cm" svg:x="15.12cm" svg:y="10.667cm">
          <draw:text-box>
            <text:p text:style-name="P1"><text:span text:style-name="T6">design</text:span></text:p>
          </draw:text-box>
        </draw:frame>
        <draw:frame draw:style-name="gr3" draw:text-style-name="P2" draw:layer="layout" svg:width="0.836cm" svg:height="0.446cm" svg:x="15.105cm" svg:y="11.145cm">
          <draw:text-box>
            <text:p text:style-name="P1"><text:span text:style-name="T6">with</text:span></text:p>
          </draw:text-box>
        </draw:frame>
        <draw:frame draw:style-name="gr3" draw:text-style-name="P2" draw:layer="layout" svg:width="0.789cm" svg:height="0.446cm" svg:x="16.555cm" svg:y="11.145cm">
          <draw:text-box>
            <text:p text:style-name="P1"><text:span text:style-name="T6">bet-</text:span></text:p>
          </draw:text-box>
        </draw:frame>
        <draw:frame draw:style-name="gr3" draw:text-style-name="P2" draw:layer="layout" svg:width="0.557cm" svg:height="0.446cm" svg:x="15.12cm" svg:y="11.623cm">
          <draw:text-box>
            <text:p text:style-name="P1"><text:span text:style-name="T6">ter</text:span></text:p>
          </draw:text-box>
        </draw:frame>
        <draw:frame draw:style-name="gr3" draw:text-style-name="P2" draw:layer="layout" svg:width="1.319cm" svg:height="0.446cm" svg:x="16.037cm" svg:y="11.623cm">
          <draw:text-box>
            <text:p text:style-name="P1"><text:span text:style-name="T6">coding</text:span></text:p>
          </draw:text-box>
        </draw:frame>
        <draw:line draw:style-name="gr2" draw:text-style-name="P3" draw:layer="layout" svg:x1="17.637cm" svg:y1="13.079cm" svg:x2="17.637cm" svg:y2="10.211cm">
          <text:p/>
        </draw:line>
        <draw:line draw:style-name="gr2" draw:text-style-name="P3" draw:layer="layout" svg:x1="2.715cm" svg:y1="13.086cm" svg:x2="17.615cm" svg:y2="13.086cm">
          <text:p/>
        </draw:line>
        <draw:line draw:style-name="gr2" draw:text-style-name="P3" draw:layer="layout" svg:x1="2.722cm" svg:y1="15.961cm" svg:x2="2.722cm" svg:y2="13.093cm">
          <text:p/>
        </draw:line>
        <draw:frame draw:style-name="gr5" draw:text-style-name="P12" draw:layer="layout" svg:width="2.136cm" svg:height="0.384cm" svg:x="15.12cm" svg:y="12.101cm">
          <draw:text-box>
            <text:p text:style-name="P11"><text:span text:style-name="T9">satndards (2)</text:span></text:p>
          </draw:text-box>
        </draw:frame>
        <draw:frame draw:style-name="gr1" draw:text-style-name="P5" draw:layer="layout" svg:width="2.25cm" svg:height="0.412cm" svg:x="2.941cm" svg:y="13.071cm">
          <draw:text-box>
            <text:p text:style-name="P4"><text:span text:style-name="T3">Perform</text:span><text:span text:style-name="T3">ance</text:span></text:p>
          </draw:text-box>
        </draw:frame>
        <draw:line draw:style-name="gr2" draw:text-style-name="P3" draw:layer="layout" svg:x1="5.158cm" svg:y1="15.961cm" svg:x2="5.158cm" svg:y2="13.093cm">
          <text:p/>
        </draw:line>
        <draw:frame draw:style-name="gr1" draw:text-style-name="P2" draw:layer="layout" svg:width="0.552cm" svg:height="0.446cm" svg:x="2.929cm" svg:y="13.549cm">
          <draw:text-box>
            <text:p text:style-name="P1"><text:span text:style-name="T5">(4)</text:span></text:p>
          </draw:text-box>
        </draw:frame>
        <draw:frame draw:style-name="gr3" draw:text-style-name="P2" draw:layer="layout" svg:width="1.382cm" svg:height="0.446cm" svg:x="5.376cm" svg:y="13.071cm">
          <draw:text-box>
            <text:p text:style-name="P1"><text:span text:style-name="T6">Unable</text:span></text:p>
          </draw:text-box>
        </draw:frame>
        <draw:frame draw:style-name="gr3" draw:text-style-name="P2" draw:layer="layout" svg:width="0.396cm" svg:height="0.446cm" svg:x="7.055cm" svg:y="13.071cm">
          <draw:text-box>
            <text:p text:style-name="P1"><text:span text:style-name="T6">to</text:span></text:p>
          </draw:text-box>
        </draw:frame>
        <draw:frame draw:style-name="gr3" draw:text-style-name="P2" draw:layer="layout" svg:width="2.352cm" svg:height="0.446cm" svg:x="5.376cm" svg:y="13.549cm">
          <draw:text-box>
            <text:p text:style-name="P1"><text:span text:style-name="T6">perform the</text:span></text:p>
          </draw:text-box>
        </draw:frame>
        <draw:frame draw:style-name="gr3" draw:text-style-name="P2" draw:layer="layout" svg:width="2.267cm" svg:height="0.446cm" svg:x="5.376cm" svg:y="14.027cm">
          <draw:text-box>
            <text:p text:style-name="P1"><text:span text:style-name="T6">experiment</text:span></text:p>
          </draw:text-box>
        </draw:frame>
        <draw:line draw:style-name="gr2" draw:text-style-name="P3" draw:layer="layout" svg:x1="7.594cm" svg:y1="15.961cm" svg:x2="7.594cm" svg:y2="13.093cm">
          <text:p/>
        </draw:line>
        <draw:frame draw:style-name="gr1" draw:text-style-name="P2" draw:layer="layout" svg:width="0.552cm" svg:height="0.446cm" svg:x="5.365cm" svg:y="14.505cm">
          <draw:text-box>
            <text:p text:style-name="P1"><text:span text:style-name="T5">(0)</text:span></text:p>
          </draw:text-box>
        </draw:frame>
        <draw:frame draw:style-name="gr3" draw:text-style-name="P2" draw:layer="layout" svg:width="0.874cm" svg:height="0.446cm" svg:x="7.812cm" svg:y="13.071cm">
          <draw:text-box>
            <text:p text:style-name="P1"><text:span text:style-name="T6">Able</text:span></text:p>
          </draw:text-box>
        </draw:frame>
        <draw:frame draw:style-name="gr3" draw:text-style-name="P2" draw:layer="layout" svg:width="0.396cm" svg:height="0.446cm" svg:x="9.49cm" svg:y="13.071cm">
          <draw:text-box>
            <text:p text:style-name="P1"><text:span text:style-name="T6">to</text:span></text:p>
          </draw:text-box>
        </draw:frame>
        <draw:frame draw:style-name="gr3" draw:text-style-name="P2" draw:layer="layout" svg:width="1.611cm" svg:height="0.446cm" svg:x="7.812cm" svg:y="13.549cm">
          <draw:text-box>
            <text:p text:style-name="P1"><text:span text:style-name="T6">partially</text:span></text:p>
          </draw:text-box>
        </draw:frame>
        <draw:frame draw:style-name="gr3" draw:text-style-name="P2" draw:layer="layout" svg:width="2.352cm" svg:height="0.446cm" svg:x="7.812cm" svg:y="14.027cm">
          <draw:text-box>
            <text:p text:style-name="P1"><text:span text:style-name="T6">perform the</text:span></text:p>
          </draw:text-box>
        </draw:frame>
        <draw:frame draw:style-name="gr3" draw:text-style-name="P2" draw:layer="layout" svg:width="2.267cm" svg:height="0.446cm" svg:x="7.812cm" svg:y="14.505cm">
          <draw:text-box>
            <text:p text:style-name="P1"><text:span text:style-name="T6">experiment</text:span></text:p>
          </draw:text-box>
        </draw:frame>
        <draw:line draw:style-name="gr2" draw:text-style-name="P3" draw:layer="layout" svg:x1="10.03cm" svg:y1="15.961cm" svg:x2="10.03cm" svg:y2="13.093cm">
          <text:p/>
        </draw:line>
        <draw:frame draw:style-name="gr1" draw:text-style-name="P2" draw:layer="layout" svg:width="0.552cm" svg:height="0.446cm" svg:x="7.801cm" svg:y="14.983cm">
          <draw:text-box>
            <text:p text:style-name="P1"><text:span text:style-name="T5">(1)</text:span></text:p>
          </draw:text-box>
        </draw:frame>
        <draw:frame draw:style-name="gr3" draw:text-style-name="P2" draw:layer="layout" svg:width="0.874cm" svg:height="0.446cm" svg:x="10.248cm" svg:y="13.071cm">
          <draw:text-box>
            <text:p text:style-name="P1"><text:span text:style-name="T6">Able</text:span></text:p>
          </draw:text-box>
        </draw:frame>
        <draw:frame draw:style-name="gr3" draw:text-style-name="P2" draw:layer="layout" svg:width="0.396cm" svg:height="0.446cm" svg:x="11.926cm" svg:y="13.071cm">
          <draw:text-box>
            <text:p text:style-name="P1"><text:span text:style-name="T6">to</text:span></text:p>
          </draw:text-box>
        </draw:frame>
        <draw:frame draw:style-name="gr3" draw:text-style-name="P2" draw:layer="layout" svg:width="2.352cm" svg:height="0.446cm" svg:x="10.248cm" svg:y="13.549cm">
          <draw:text-box>
            <text:p text:style-name="P1"><text:span text:style-name="T6">perform the</text:span></text:p>
          </draw:text-box>
        </draw:frame>
        <draw:frame draw:style-name="gr3" draw:text-style-name="P2" draw:layer="layout" svg:width="2.267cm" svg:height="0.446cm" svg:x="10.248cm" svg:y="14.027cm">
          <draw:text-box>
            <text:p text:style-name="P1"><text:span text:style-name="T6">experiment</text:span></text:p>
          </draw:text-box>
        </draw:frame>
        <draw:frame draw:style-name="gr3" draw:text-style-name="P2" draw:layer="layout" svg:width="0.544cm" svg:height="0.446cm" svg:x="10.248cm" svg:y="14.505cm">
          <draw:text-box>
            <text:p text:style-name="P1"><text:span text:style-name="T6">for</text:span></text:p>
          </draw:text-box>
        </draw:frame>
        <draw:frame draw:style-name="gr3" draw:text-style-name="P2" draw:layer="layout" svg:width="1.374cm" svg:height="0.446cm" svg:x="11.136cm" svg:y="14.505cm">
          <draw:text-box>
            <text:p text:style-name="P1"><text:span text:style-name="T6">certain</text:span></text:p>
          </draw:text-box>
        </draw:frame>
        <draw:line draw:style-name="gr2" draw:text-style-name="P3" draw:layer="layout" svg:x1="12.466cm" svg:y1="15.961cm" svg:x2="12.466cm" svg:y2="13.093cm">
          <text:p/>
        </draw:line>
        <draw:frame draw:style-name="gr1" draw:text-style-name="P2" draw:layer="layout" svg:width="2.563cm" svg:height="0.446cm" svg:x="10.248cm" svg:y="14.983cm">
          <draw:text-box>
            <text:p text:style-name="P1"><text:span text:style-name="T5">use cases (2)</text:span></text:p>
          </draw:text-box>
        </draw:frame>
        <draw:frame draw:style-name="gr3" draw:text-style-name="P2" draw:layer="layout" svg:width="0.874cm" svg:height="0.446cm" svg:x="12.684cm" svg:y="13.071cm">
          <draw:text-box>
            <text:p text:style-name="P1"><text:span text:style-name="T6">Able</text:span></text:p>
          </draw:text-box>
        </draw:frame>
        <draw:frame draw:style-name="gr3" draw:text-style-name="P2" draw:layer="layout" svg:width="0.396cm" svg:height="0.446cm" svg:x="14.362cm" svg:y="13.071cm">
          <draw:text-box>
            <text:p text:style-name="P1"><text:span text:style-name="T6">to</text:span></text:p>
          </draw:text-box>
        </draw:frame>
        <draw:frame draw:style-name="gr3" draw:text-style-name="P2" draw:layer="layout" svg:width="2.352cm" svg:height="0.446cm" svg:x="12.684cm" svg:y="13.549cm">
          <draw:text-box>
            <text:p text:style-name="P1"><text:span text:style-name="T6">perform the</text:span></text:p>
          </draw:text-box>
        </draw:frame>
        <draw:frame draw:style-name="gr3" draw:text-style-name="P2" draw:layer="layout" svg:width="2.267cm" svg:height="0.446cm" svg:x="12.684cm" svg:y="14.027cm">
          <draw:text-box>
            <text:p text:style-name="P1"><text:span text:style-name="T6">experiment</text:span></text:p>
          </draw:text-box>
        </draw:frame>
        <draw:frame draw:style-name="gr3" draw:text-style-name="P2" draw:layer="layout" svg:width="2.284cm" svg:height="0.446cm" svg:x="12.684cm" svg:y="14.505cm">
          <draw:text-box>
            <text:p text:style-name="P1"><text:span text:style-name="T6">considering</text:span></text:p>
          </draw:text-box>
        </draw:frame>
        <draw:frame draw:style-name="gr3" draw:text-style-name="P2" draw:layer="layout" svg:width="0.984cm" svg:height="0.446cm" svg:x="12.684cm" svg:y="14.983cm">
          <draw:text-box>
            <text:p text:style-name="P1"><text:span text:style-name="T6">most</text:span></text:p>
          </draw:text-box>
        </draw:frame>
        <draw:frame draw:style-name="gr3" draw:text-style-name="P2" draw:layer="layout" svg:width="0.392cm" svg:height="0.446cm" svg:x="13.661cm" svg:y="14.983cm">
          <draw:text-box>
            <text:p text:style-name="P1"><text:span text:style-name="T6">of</text:span></text:p>
          </draw:text-box>
        </draw:frame>
        <draw:frame draw:style-name="gr3" draw:text-style-name="P2" draw:layer="layout" svg:width="0.645cm" svg:height="0.446cm" svg:x="14.173cm" svg:y="14.983cm">
          <draw:text-box>
            <text:p text:style-name="P1"><text:span text:style-name="T6">the</text:span></text:p>
          </draw:text-box>
        </draw:frame>
        <draw:line draw:style-name="gr2" draw:text-style-name="P3" draw:layer="layout" svg:x1="14.901cm" svg:y1="15.961cm" svg:x2="14.901cm" svg:y2="13.093cm">
          <text:p/>
        </draw:line>
        <draw:frame draw:style-name="gr1" draw:text-style-name="P10" draw:layer="layout" svg:width="2.33cm" svg:height="0.412cm" svg:x="12.684cm" svg:y="15.461cm">
          <draw:text-box>
            <text:p text:style-name="P9"><text:span text:style-name="T10">use cases (3)</text:span></text:p>
          </draw:text-box>
        </draw:frame>
        <draw:frame draw:style-name="gr3" draw:text-style-name="P2" draw:layer="layout" svg:width="0.874cm" svg:height="0.446cm" svg:x="15.12cm" svg:y="13.071cm">
          <draw:text-box>
            <text:p text:style-name="P1"><text:span text:style-name="T6">Able</text:span></text:p>
          </draw:text-box>
        </draw:frame>
        <draw:frame draw:style-name="gr3" draw:text-style-name="P2" draw:layer="layout" svg:width="0.396cm" svg:height="0.446cm" svg:x="16.798cm" svg:y="13.071cm">
          <draw:text-box>
            <text:p text:style-name="P1"><text:span text:style-name="T6">to</text:span></text:p>
          </draw:text-box>
        </draw:frame>
        <draw:frame draw:style-name="gr3" draw:text-style-name="P2" draw:layer="layout" svg:width="2.352cm" svg:height="0.446cm" svg:x="15.12cm" svg:y="13.549cm">
          <draw:text-box>
            <text:p text:style-name="P1"><text:span text:style-name="T6">perform the</text:span></text:p>
          </draw:text-box>
        </draw:frame>
        <draw:frame draw:style-name="gr3" draw:text-style-name="P2" draw:layer="layout" svg:width="2.267cm" svg:height="0.446cm" svg:x="15.12cm" svg:y="14.027cm">
          <draw:text-box>
            <text:p text:style-name="P1"><text:span text:style-name="T6">experiment</text:span></text:p>
          </draw:text-box>
        </draw:frame>
        <draw:frame draw:style-name="gr3" draw:text-style-name="P2" draw:layer="layout" svg:width="2.284cm" svg:height="0.446cm" svg:x="15.12cm" svg:y="14.505cm">
          <draw:text-box>
            <text:p text:style-name="P1"><text:span text:style-name="T6">considering</text:span></text:p>
          </draw:text-box>
        </draw:frame>
        <draw:frame draw:style-name="gr3" draw:text-style-name="P2" draw:layer="layout" svg:width="2.517cm" svg:height="0.446cm" svg:x="15.12cm" svg:y="14.983cm">
          <draw:text-box>
            <text:p text:style-name="P1"><text:span text:style-name="T6">all use cases</text:span></text:p>
          </draw:text-box>
        </draw:frame>
        <draw:line draw:style-name="gr2" draw:text-style-name="P3" draw:layer="layout" svg:x1="17.637cm" svg:y1="15.961cm" svg:x2="17.637cm" svg:y2="13.093cm">
          <text:p/>
        </draw:line>
        <draw:line draw:style-name="gr2" draw:text-style-name="P3" draw:layer="layout" svg:x1="2.715cm" svg:y1="15.968cm" svg:x2="17.7cm" svg:y2="16cm">
          <text:p/>
        </draw:line>
        <draw:line draw:style-name="gr2" draw:text-style-name="P3" draw:layer="layout" svg:x1="2.722cm" svg:y1="17.409cm" svg:x2="2.722cm" svg:y2="15.975cm">
          <text:p/>
        </draw:line>
        <draw:frame draw:style-name="gr1" draw:text-style-name="P2" draw:layer="layout" svg:width="0.552cm" svg:height="0.446cm" svg:x="15.108cm" svg:y="15.461cm">
          <draw:text-box>
            <text:p text:style-name="P1"><text:span text:style-name="T5">(4)</text:span></text:p>
          </draw:text-box>
        </draw:frame>
        <draw:line draw:style-name="gr2" draw:text-style-name="P3" draw:layer="layout" svg:x1="5.158cm" svg:y1="17.409cm" svg:x2="5.158cm" svg:y2="15.975cm">
          <text:p/>
        </draw:line>
        <draw:frame draw:style-name="gr1" draw:text-style-name="P5" draw:layer="layout" svg:width="1.894cm" svg:height="0.412cm" svg:x="2.941cm" svg:y="15.953cm">
          <draw:text-box>
            <text:p text:style-name="P4"><text:span text:style-name="T3">Postlab (2)</text:span></text:p>
          </draw:text-box>
        </draw:frame>
        <draw:frame draw:style-name="gr3" draw:text-style-name="P2" draw:layer="layout" svg:width="0.54cm" svg:height="0.446cm" svg:x="5.376cm" svg:y="15.953cm">
          <draw:text-box>
            <text:p text:style-name="P1"><text:span text:style-name="T6">No</text:span></text:p>
          </draw:text-box>
        </draw:frame>
        <draw:frame draw:style-name="gr3" draw:text-style-name="P2" draw:layer="layout" svg:width="1.336cm" svg:height="0.446cm" svg:x="6.343cm" svg:y="15.953cm">
          <draw:text-box>
            <text:p text:style-name="P1"><text:span text:style-name="T6">Execu-</text:span></text:p>
          </draw:text-box>
        </draw:frame>
        <draw:line draw:style-name="gr2" draw:text-style-name="P3" draw:layer="layout" svg:x1="7.594cm" svg:y1="17.409cm" svg:x2="7.594cm" svg:y2="15.975cm">
          <text:p/>
        </draw:line>
        <draw:frame draw:style-name="gr1" draw:text-style-name="P2" draw:layer="layout" svg:width="1.293cm" svg:height="0.446cm" svg:x="5.376cm" svg:y="16.431cm">
          <draw:text-box>
            <text:p text:style-name="P1"><text:span text:style-name="T5">tion(0)</text:span></text:p>
          </draw:text-box>
        </draw:frame>
        <draw:line draw:style-name="gr2" draw:text-style-name="P3" draw:layer="layout" svg:x1="10.03cm" svg:y1="17.409cm" svg:x2="10.03cm" svg:y2="15.975cm">
          <text:p/>
        </draw:line>
        <draw:frame draw:style-name="gr1" draw:text-style-name="P2" draw:layer="layout" svg:width="0.684cm" svg:height="0.446cm" svg:x="7.812cm" svg:y="15.953cm">
          <draw:text-box>
            <text:p text:style-name="P1"><text:span text:style-name="T5">N/A</text:span></text:p>
          </draw:text-box>
        </draw:frame>
        <draw:frame draw:style-name="gr6" draw:text-style-name="P2" draw:layer="layout" svg:width="2.491cm" svg:height="0.446cm" svg:x="10.248cm" svg:y="15.953cm">
          <draw:text-box>
            <text:p text:style-name="P1"><text:span text:style-name="T11">Partially Exe-</text:span></text:p>
          </draw:text-box>
        </draw:frame>
        <draw:line draw:style-name="gr2" draw:text-style-name="P3" draw:layer="layout" svg:x1="12.466cm" svg:y1="17.409cm" svg:x2="12.466cm" svg:y2="15.975cm">
          <text:p/>
        </draw:line>
        <draw:frame draw:style-name="gr1" draw:text-style-name="P2" draw:layer="layout" svg:width="1.767cm" svg:height="0.446cm" svg:x="10.248cm" svg:y="16.431cm">
          <draw:text-box>
            <text:p text:style-name="P1"><text:span text:style-name="T5">cuted (1)</text:span></text:p>
          </draw:text-box>
        </draw:frame>
        <draw:line draw:style-name="gr2" draw:text-style-name="P3" draw:layer="layout" svg:x1="14.901cm" svg:y1="17.409cm" svg:x2="14.901cm" svg:y2="15.975cm">
          <text:p/>
        </draw:line>
        <draw:frame draw:style-name="gr1" draw:text-style-name="P2" draw:layer="layout" svg:width="0.684cm" svg:height="0.446cm" svg:x="12.684cm" svg:y="15.953cm">
          <draw:text-box>
            <text:p text:style-name="P1"><text:span text:style-name="T5">N/A</text:span></text:p>
          </draw:text-box>
        </draw:frame>
        <draw:frame draw:style-name="gr3" draw:text-style-name="P2" draw:layer="layout" svg:width="0.929cm" svg:height="0.446cm" svg:x="15.12cm" svg:y="15.953cm">
          <draw:text-box>
            <text:p text:style-name="P1"><text:span text:style-name="T6">Fully</text:span></text:p>
          </draw:text-box>
        </draw:frame>
        <draw:frame draw:style-name="gr3" draw:text-style-name="P2" draw:layer="layout" svg:width="0.629cm" svg:height="0.446cm" svg:x="16.641cm" svg:y="15.953cm">
          <draw:text-box>
            <text:p text:style-name="P1"><text:span text:style-name="T6">Ex-</text:span></text:p>
          </draw:text-box>
        </draw:frame>
        <draw:frame draw:style-name="gr3" draw:text-style-name="P2" draw:layer="layout" svg:width="1.352cm" svg:height="0.446cm" svg:x="15.12cm" svg:y="16.431cm">
          <draw:text-box>
            <text:p text:style-name="P1"><text:span text:style-name="T6">ecuted</text:span></text:p>
          </draw:text-box>
        </draw:frame>
        <draw:line draw:style-name="gr2" draw:text-style-name="P3" draw:layer="layout" svg:x1="17.6cm" svg:y1="17.5cm" svg:x2="17.637cm" svg:y2="15.975cm">
          <text:p/>
        </draw:line>
        <draw:line draw:style-name="gr2" draw:text-style-name="P3" draw:layer="layout" svg:x1="2.715cm" svg:y1="17.416cm" svg:x2="17.7cm" svg:y2="17.5cm">
          <text:p/>
        </draw:line>
        <draw:line draw:style-name="gr2" draw:text-style-name="P3" draw:layer="layout" svg:x1="7.582cm" svg:y1="21.025cm" svg:x2="14.359cm" svg:y2="21.025cm">
          <text:p/>
        </draw:line>
        <draw:line draw:style-name="gr2" draw:text-style-name="P3" draw:layer="layout" svg:x1="7.589cm" svg:y1="21.51cm" svg:x2="7.589cm" svg:y2="21.032cm">
          <text:p/>
        </draw:line>
        <draw:frame draw:style-name="gr1" draw:text-style-name="P2" draw:layer="layout" svg:width="0.552cm" svg:height="0.446cm" svg:x="15.108cm" svg:y="16.909cm">
          <draw:text-box>
            <text:p text:style-name="P1"><text:span text:style-name="T5">(2)</text:span></text:p>
          </draw:text-box>
        </draw:frame>
        <draw:line draw:style-name="gr2" draw:text-style-name="P3" draw:layer="layout" svg:x1="10.857cm" svg:y1="21.51cm" svg:x2="10.857cm" svg:y2="21.032cm">
          <text:p/>
        </draw:line>
        <draw:frame draw:style-name="gr1" draw:text-style-name="P12" draw:layer="layout" svg:width="2.957cm" svg:height="0.384cm" svg:x="7.807cm" svg:y="21.091cm">
          <draw:text-box>
            <text:p text:style-name="P11"><text:span text:style-name="T2">Total Marks (10)</text:span></text:p>
          </draw:text-box>
        </draw:frame>
        <draw:line draw:style-name="gr2" draw:text-style-name="P3" draw:layer="layout" svg:x1="14.351cm" svg:y1="21.51cm" svg:x2="14.351cm" svg:y2="21.032cm">
          <text:p/>
        </draw:line>
        <draw:line draw:style-name="gr2" draw:text-style-name="P3" draw:layer="layout" svg:x1="7.582cm" svg:y1="21.517cm" svg:x2="14.359cm" svg:y2="21.517cm">
          <text:p/>
        </draw:line>
        <draw:line draw:style-name="gr2" draw:text-style-name="P3" draw:layer="layout" svg:x1="7.589cm" svg:y1="22.002cm" svg:x2="7.589cm" svg:y2="21.524cm">
          <text:p/>
        </draw:line>
        <draw:line draw:style-name="gr2" draw:text-style-name="P3" draw:layer="layout" svg:x1="10.857cm" svg:y1="22.002cm" svg:x2="10.857cm" svg:y2="21.524cm">
          <text:p/>
        </draw:line>
        <draw:line draw:style-name="gr2" draw:text-style-name="P3" draw:layer="layout" svg:x1="14.351cm" svg:y1="22.002cm" svg:x2="14.351cm" svg:y2="21.524cm">
          <text:p/>
        </draw:line>
        <draw:line draw:style-name="gr2" draw:text-style-name="P3" draw:layer="layout" svg:x1="7.582cm" svg:y1="22.009cm" svg:x2="14.359cm" svg:y2="22.009cm">
          <text:p/>
        </draw:line>
        <draw:line draw:style-name="gr7" draw:text-style-name="P3" draw:layer="layout" svg:x1="2.599cm" svg:y1="2.605cm" svg:x2="19.341cm" svg:y2="2.605cm">
          <text:p/>
        </draw:line>
        <draw:line draw:style-name="gr7" draw:text-style-name="P3" draw:layer="layout" svg:x1="2.605cm" svg:y1="25.686cm" svg:x2="2.605cm" svg:y2="2.605cm">
          <text:p/>
        </draw:line>
        <draw:line draw:style-name="gr7" draw:text-style-name="P3" draw:layer="layout" svg:x1="19.336cm" svg:y1="25.686cm" svg:x2="19.336cm" svg:y2="2.605cm">
          <text:p/>
        </draw:line>
        <draw:line draw:style-name="gr7" draw:text-style-name="P3" draw:layer="layout" svg:x1="2.599cm" svg:y1="25.686cm" svg:x2="19.341cm" svg:y2="25.686cm">
          <text:p/>
        </draw:line>
        <draw:line draw:style-name="gr8" draw:text-style-name="P3" draw:layer="layout" svg:x1="2.54cm" svg:y1="2.55cm" svg:x2="19.401cm" svg:y2="2.55cm">
          <text:p/>
        </draw:line>
        <draw:line draw:style-name="gr8" draw:text-style-name="P3" draw:layer="layout" svg:x1="2.55cm" svg:y1="25.74cm" svg:x2="2.55cm" svg:y2="2.55cm">
          <text:p/>
        </draw:line>
        <draw:line draw:style-name="gr8" draw:text-style-name="P3" draw:layer="layout" svg:x1="19.39cm" svg:y1="25.74cm" svg:x2="19.39cm" svg:y2="2.55cm">
          <text:p/>
        </draw:line>
        <draw:line draw:style-name="gr8" draw:text-style-name="P3" draw:layer="layout" svg:x1="2.54cm" svg:y1="25.74cm" svg:x2="19.401cm" svg:y2="25.74cm">
          <text:p/>
        </draw:line>
        <draw:frame draw:style-name="gr1" draw:text-style-name="P12" draw:layer="layout" svg:width="3.147cm" svg:height="0.384cm" svg:x="11.053cm" svg:y="21.116cm">
          <draw:text-box>
            <text:p text:style-name="P11"><text:span text:style-name="T2">Sign of instructor</text:span></text:p>
          </draw:text-box>
        </draw:frame>
        <draw:frame draw:style-name="gr1" draw:text-style-name="P2" draw:layer="layout" svg:width="6.809cm" svg:height="0.446cm" svg:x="2.54cm" svg:y="26.184cm">
          <draw:text-box>
            <text:p text:style-name="P1"><text:span text:style-name="T1">Course title: Big Data Analytics</text:span></text:p>
          </draw:text-box>
        </draw:frame>
        <draw:frame draw:style-name="gr1" draw:text-style-name="P2" draw:layer="layout" svg:width="7.152cm" svg:height="0.446cm" svg:x="12.925cm" svg:y="26.184cm">
          <draw:text-box>
            <text:p text:style-name="P1"><text:span text:style-name="T5">Compiled on 2020/01/27 at 12:40:31</text:span></text:p>
          </draw:text-box>
        </draw:frame>
        <draw:frame draw:style-name="gr1" draw:text-style-name="P2" draw:layer="layout" svg:width="0.384cm" svg:height="0.446cm" svg:x="18.852cm" svg:y="26.184cm">
          <draw:text-box>
            <text:p text:style-name="P1"><text:span text:style-name="T1">1</text:span></text:p>
          </draw:text-box>
        </draw:frame>
        <draw:frame draw:style-name="gr9" draw:text-style-name="P14" draw:layer="layout" svg:width="5.4cm" svg:height="0.39cm" svg:x="7.2cm" svg:y="2.8cm">
          <draw:text-box>
            <text:p text:style-name="P13"><text:span text:style-name="T12">Tanmay Prashant Rane</text:span></text:p>
          </draw:text-box>
        </draw:frame>
        <draw:frame draw:style-name="gr10" draw:text-style-name="P14" draw:layer="layout" svg:width="2.2cm" svg:height="0.5cm" svg:x="16.7cm" svg:y="2.8cm">
          <draw:text-box>
            <text:p text:style-name="P13"><text:span text:style-name="T12">8031</text:span></text:p>
          </draw:text-box>
        </draw:frame>
      </draw:page>
      <draw:page draw:name="page2" draw:style-name="dp1" draw:master-page-name="master-page3">
        <draw:frame draw:style-name="gr1" draw:text-style-name="P2" draw:layer="layout" svg:width="1.687cm" svg:height="0.446cm" svg:x="2.891cm" svg:y="1.341cm">
          <draw:text-box>
            <text:p text:style-name="P1"><text:span text:style-name="T1">FRCRCE</text:span></text:p>
          </draw:text-box>
        </draw:frame>
        <draw:line draw:style-name="gr2" draw:text-style-name="P3" draw:layer="layout" svg:x1="2.891cm" svg:y1="1.848cm" svg:x2="19.401cm" svg:y2="1.848cm">
          <text:p/>
        </draw:line>
        <draw:frame draw:style-name="gr1" draw:text-style-name="P2" draw:layer="layout" svg:width="9.984cm" svg:height="0.446cm" svg:x="10.531cm" svg:y="1.341cm">
          <draw:text-box>
            <text:p text:style-name="P1"><text:span text:style-name="T1">DEPARTMENT OF INFORMATION TECHNOLOGY</text:span></text:p>
          </draw:text-box>
        </draw:frame>
        <draw:frame draw:style-name="gr11" draw:text-style-name="P15" draw:layer="layout" svg:width="4.324cm" svg:height="1.021cm" svg:x="9.235cm" svg:y="2.536cm">
          <draw:text-box>
            <text:p text:style-name="P1"><text:span text:style-name="T13">Practical</text:span></text:p>
          </draw:text-box>
        </draw:frame>
        <draw:frame draw:style-name="gr1" draw:text-style-name="P2" draw:layer="layout" svg:width="6.009cm" svg:height="0.446cm" svg:x="8.105cm" svg:y="4.425cm">
          <draw:text-box>
            <text:p text:style-name="P1"><text:span text:style-name="T5">Course title: Big Data Analytics</text:span></text:p>
          </draw:text-box>
        </draw:frame>
        <draw:frame draw:style-name="gr1" draw:text-style-name="P2" draw:layer="layout" svg:width="4.752cm" svg:height="0.446cm" svg:x="9.007cm" svg:y="4.903cm">
          <draw:text-box>
            <text:p text:style-name="P1"><text:span text:style-name="T5">Course term: 2019-2020</text:span></text:p>
          </draw:text-box>
        </draw:frame>
        <draw:line draw:style-name="gr2" draw:text-style-name="P3" draw:layer="layout" svg:x1="2.715cm" svg:y1="6.163cm" svg:x2="19.225cm" svg:y2="6.163cm">
          <text:p/>
        </draw:line>
        <draw:frame draw:style-name="gr1" draw:text-style-name="P2" draw:layer="layout" svg:width="6.657cm" svg:height="0.446cm" svg:x="7.847cm" svg:y="5.381cm">
          <draw:text-box>
            <text:p text:style-name="P1"><text:span text:style-name="T5">Instructor name: Saurabh Kulkarni</text:span></text:p>
          </draw:text-box>
        </draw:frame>
        <draw:line draw:style-name="gr2" draw:text-style-name="P3" draw:layer="layout" svg:x1="2.715cm" svg:y1="6.744cm" svg:x2="19.225cm" svg:y2="6.744cm">
          <text:p/>
        </draw:line>
        <draw:frame draw:style-name="gr1" draw:text-style-name="P12" draw:layer="layout" svg:width="14.984cm" svg:height="0.384cm" svg:x="2.716cm" svg:y="6.289cm">
          <draw:text-box>
            <text:p text:style-name="P11"><text:span text:style-name="T2">Problem Statement: Counting number of words in given text file using map reduce.</text:span></text:p>
          </draw:text-box>
        </draw:frame>
        <draw:line draw:style-name="gr2" draw:text-style-name="P3" draw:layer="layout" svg:x1="2.715cm" svg:y1="7.324cm" svg:x2="19.225cm" svg:y2="7.324cm">
          <text:p/>
        </draw:line>
        <draw:line draw:style-name="gr7" draw:text-style-name="P3" draw:layer="layout" svg:x1="2.599cm" svg:y1="2.605cm" svg:x2="19.341cm" svg:y2="2.605cm">
          <text:p/>
        </draw:line>
        <draw:line draw:style-name="gr7" draw:text-style-name="P3" draw:layer="layout" svg:x1="2.605cm" svg:y1="25.686cm" svg:x2="2.605cm" svg:y2="2.605cm">
          <text:p/>
        </draw:line>
        <draw:line draw:style-name="gr7" draw:text-style-name="P3" draw:layer="layout" svg:x1="19.336cm" svg:y1="25.686cm" svg:x2="19.336cm" svg:y2="2.605cm">
          <text:p/>
        </draw:line>
        <draw:line draw:style-name="gr7" draw:text-style-name="P3" draw:layer="layout" svg:x1="2.599cm" svg:y1="25.686cm" svg:x2="19.341cm" svg:y2="25.686cm">
          <text:p/>
        </draw:line>
        <draw:line draw:style-name="gr8" draw:text-style-name="P3" draw:layer="layout" svg:x1="2.54cm" svg:y1="2.55cm" svg:x2="19.401cm" svg:y2="2.55cm">
          <text:p/>
        </draw:line>
        <draw:line draw:style-name="gr8" draw:text-style-name="P3" draw:layer="layout" svg:x1="2.55cm" svg:y1="25.74cm" svg:x2="2.55cm" svg:y2="2.55cm">
          <text:p/>
        </draw:line>
        <draw:line draw:style-name="gr8" draw:text-style-name="P3" draw:layer="layout" svg:x1="19.39cm" svg:y1="25.74cm" svg:x2="19.39cm" svg:y2="2.55cm">
          <text:p/>
        </draw:line>
        <draw:line draw:style-name="gr8" draw:text-style-name="P3" draw:layer="layout" svg:x1="2.54cm" svg:y1="25.74cm" svg:x2="19.401cm" svg:y2="25.74cm">
          <text:p/>
        </draw:line>
        <draw:frame draw:style-name="gr1" draw:text-style-name="P17" draw:layer="layout" svg:width="15.153cm" svg:height="0.384cm" svg:x="2.703cm" svg:y="6.869cm">
          <draw:text-box>
            <text:p text:style-name="P16"><text:span text:style-name="T14">Theory:Explain the working of word count using map reduce with small example and diagrams</text:span></text:p>
          </draw:text-box>
        </draw:frame>
        <draw:frame draw:style-name="gr1" draw:text-style-name="P2" draw:layer="layout" svg:width="6.809cm" svg:height="0.446cm" svg:x="2.891cm" svg:y="26.184cm">
          <draw:text-box>
            <text:p text:style-name="P1"><text:span text:style-name="T1">Course title: Big Data Analytics</text:span></text:p>
          </draw:text-box>
        </draw:frame>
        <draw:frame draw:style-name="gr1" draw:text-style-name="P2" draw:layer="layout" svg:width="7.152cm" svg:height="0.446cm" svg:x="13.277cm" svg:y="26.184cm">
          <draw:text-box>
            <text:p text:style-name="P1"><text:span text:style-name="T5">Compiled on 2020/01/27 at 12:40:31</text:span></text:p>
          </draw:text-box>
        </draw:frame>
        <draw:frame draw:style-name="gr1" draw:text-style-name="P2" draw:layer="layout" svg:width="0.384cm" svg:height="0.446cm" svg:x="19.204cm" svg:y="26.184cm">
          <draw:text-box>
            <text:p text:style-name="P1"><text:span text:style-name="T1">2</text:span></text:p>
          </draw:text-box>
        </draw:frame>
        <draw:frame draw:style-name="gr12" draw:text-style-name="P24" draw:layer="layout" svg:width="16.4cm" svg:height="17.9cm" svg:x="2.8cm" svg:y="7.5cm">
          <draw:text-box>
            <text:p text:style-name="P18"><text:span text:style-name="T15">Hadoop WordCount operation occurs in 3 stages –</text:span></text:p>
            <text:p text:style-name="P19"><text:span text:style-name="T15">Mapper Phase</text:span></text:p>
            <text:p text:style-name="P19"><text:span text:style-name="T15">Shuffle Phase</text:span></text:p>
            <text:p text:style-name="P19"><text:span text:style-name="T15">Reducer Phase</text:span></text:p>
            <text:p text:style-name="P20"><text:span text:style-name="T16">Hadoop WordCount Example- Mapper Phase Execution</text:span></text:p>
            <text:p text:style-name="P18"><text:span text:style-name="T15">The text from the input text file is tokenized into words to form a key value pair with all the words present in the input text file. The key is the word from the input file and value is ‘1’.</text:span></text:p>
            <text:p text:style-name="P18"><text:span text:style-name="T15">For instance if you consider the sentence “An elephant is an animal”. The mapper phase in the WordCount example will split the string into individual tokens i.e. words. In this case, the entire sentence will be split into 5 tokens (one for each word) with a value 1 as shown below –</text:span></text:p>
            <text:p text:style-name="P18"><text:span text:style-name="T15">Key-Value pairs from Hadoop Map Phase Execution-</text:span></text:p>
            <text:p text:style-name="P21"><text:span text:style-name="T17">(an,1)</text:span></text:p>
            <text:p text:style-name="P21"><text:span text:style-name="T17">(elephant,1)</text:span></text:p>
            <text:p text:style-name="P21"><text:span text:style-name="T17">(is,1)</text:span></text:p>
            <text:p text:style-name="P21"><text:span text:style-name="T17">(an,1)</text:span></text:p>
            <text:p text:style-name="P21"><text:span text:style-name="T17">(animal,1)</text:span></text:p>
            <text:p text:style-name="P22"><text:span text:style-name="T17">Hadoop WordCount Example- Shuffle Phase Execution</text:span></text:p>
            <text:p text:style-name="P18"><text:span text:style-name="T17">After the map phase execution is completed successfully, shuffle phase is executed automatically wherein the key-value pairs generated in the map phase are taken as input and then sorted in alphabetical order. After the shuffle phase is executed from the WordCount example code, the output will look like this -</text:span></text:p>
            <text:p text:style-name="P23"><text:span text:style-name="T17">(an,1) <text:s/></text:span></text:p>
            <text:p text:style-name="P23"><text:span text:style-name="T17">(an,1) </text:span></text:p>
            <text:p text:style-name="P23"><text:span text:style-name="T17">(animal,1)</text:span></text:p>
            <text:p text:style-name="P23"><text:span text:style-name="T17">(elephant,1) <text:s/></text:span></text:p>
            <text:p text:style-name="P23"><text:span text:style-name="T17">(is,1)</text:span></text:p>
            <text:p text:style-name="P23"><text:span text:style-name="T18"><text:s/></text:span></text:p>
            <text:p text:style-name="P21"><text:span text:style-name="T17"/></text:p>
            <text:p text:style-name="P21"><text:span text:style-name="T17"/></text:p>
          </draw:text-box>
        </draw:frame>
      </draw:page>
      <draw:page draw:name="page3" draw:style-name="dp1" draw:master-page-name="master-page3">
        <draw:frame draw:style-name="gr1" draw:text-style-name="P2" draw:layer="layout" svg:width="1.687cm" svg:height="0.446cm" svg:x="2.54cm" svg:y="1.341cm">
          <draw:text-box>
            <text:p text:style-name="P1"><text:span text:style-name="T1">FRCRCE</text:span></text:p>
          </draw:text-box>
        </draw:frame>
        <draw:line draw:style-name="gr2" draw:text-style-name="P3" draw:layer="layout" svg:x1="2.54cm" svg:y1="1.848cm" svg:x2="19.05cm" svg:y2="1.848cm">
          <text:p/>
        </draw:line>
        <draw:line draw:style-name="gr7" draw:text-style-name="P3" draw:layer="layout" svg:x1="2.599cm" svg:y1="2.605cm" svg:x2="19.341cm" svg:y2="2.605cm">
          <text:p/>
        </draw:line>
        <draw:line draw:style-name="gr7" draw:text-style-name="P3" draw:layer="layout" svg:x1="2.605cm" svg:y1="25.686cm" svg:x2="2.605cm" svg:y2="2.605cm">
          <text:p/>
        </draw:line>
        <draw:line draw:style-name="gr7" draw:text-style-name="P3" draw:layer="layout" svg:x1="19.336cm" svg:y1="25.686cm" svg:x2="19.336cm" svg:y2="2.605cm">
          <text:p/>
        </draw:line>
        <draw:line draw:style-name="gr7" draw:text-style-name="P3" draw:layer="layout" svg:x1="2.599cm" svg:y1="25.686cm" svg:x2="19.341cm" svg:y2="25.686cm">
          <text:p/>
        </draw:line>
        <draw:line draw:style-name="gr8" draw:text-style-name="P3" draw:layer="layout" svg:x1="2.54cm" svg:y1="2.55cm" svg:x2="19.401cm" svg:y2="2.55cm">
          <text:p/>
        </draw:line>
        <draw:line draw:style-name="gr8" draw:text-style-name="P3" draw:layer="layout" svg:x1="2.55cm" svg:y1="25.74cm" svg:x2="2.55cm" svg:y2="2.55cm">
          <text:p/>
        </draw:line>
        <draw:line draw:style-name="gr8" draw:text-style-name="P3" draw:layer="layout" svg:x1="19.39cm" svg:y1="25.74cm" svg:x2="19.39cm" svg:y2="2.55cm">
          <text:p/>
        </draw:line>
        <draw:line draw:style-name="gr8" draw:text-style-name="P3" draw:layer="layout" svg:x1="2.54cm" svg:y1="25.74cm" svg:x2="19.401cm" svg:y2="25.74cm">
          <text:p/>
        </draw:line>
        <draw:frame draw:style-name="gr1" draw:text-style-name="P2" draw:layer="layout" svg:width="9.984cm" svg:height="0.446cm" svg:x="10.18cm" svg:y="1.341cm">
          <draw:text-box>
            <text:p text:style-name="P1"><text:span text:style-name="T1">DEPARTMENT OF INFORMATION TECHNOLOGY</text:span></text:p>
          </draw:text-box>
        </draw:frame>
        <draw:frame draw:style-name="gr1" draw:text-style-name="P2" draw:layer="layout" svg:width="6.809cm" svg:height="0.446cm" svg:x="2.54cm" svg:y="26.184cm">
          <draw:text-box>
            <text:p text:style-name="P1"><text:span text:style-name="T1">Course title: Big Data Analytics</text:span></text:p>
          </draw:text-box>
        </draw:frame>
        <draw:frame draw:style-name="gr1" draw:text-style-name="P2" draw:layer="layout" svg:width="7.152cm" svg:height="0.446cm" svg:x="12.925cm" svg:y="26.184cm">
          <draw:text-box>
            <text:p text:style-name="P1"><text:span text:style-name="T5">Compiled on 2020/01/27 at 12:40:31</text:span></text:p>
          </draw:text-box>
        </draw:frame>
        <draw:frame draw:style-name="gr1" draw:text-style-name="P2" draw:layer="layout" svg:width="0.384cm" svg:height="0.446cm" svg:x="18.852cm" svg:y="26.184cm">
          <draw:text-box>
            <text:p text:style-name="P1"><text:span text:style-name="T1">3</text:span></text:p>
          </draw:text-box>
        </draw:frame>
        <draw:frame draw:style-name="gr13" draw:text-style-name="P27" draw:layer="layout" svg:width="16.4cm" svg:height="22.6cm" svg:x="2.8cm" svg:y="2.9cm">
          <draw:text-box>
            <text:p text:style-name="P25"><text:span text:style-name="T12">Hadoop WordCount Example- Reducer Phase Execution</text:span></text:p>
            <text:p text:style-name="P18">In the reduce phase, all the keys are grouped together and the values for similar keys are added up to find the occurrences for a particular word. It is like an aggregation phase for the keys generated by the map phase. The reducer phase takes the output of shuffle phase as input and then reduces the key-value pairs to unique keys with values added up. In our example “An elephant is an animal.”</text:p>
            <text:p text:style-name="P18"/>
            <text:p text:style-name="P23"><text:span text:style-name="T17">(an,2) <text:s/></text:span></text:p>
            <text:p text:style-name="P23"><text:span text:style-name="T17">(animal,1)</text:span></text:p>
            <text:p text:style-name="P23"><text:span text:style-name="T17">(elephant,1) <text:s/></text:span></text:p>
            <text:p text:style-name="P23"><text:span text:style-name="T17">(is,1) </text:span></text:p>
            <text:p text:style-name="P26"><text:span text:style-name="T15"/></text:p>
            <text:p text:style-name="P18">This is how the MapReduce word count program executes and outputs the number of occurrences of a word in any given input file. An important point to note during the execution of the WordCount example is that the mapper class in the WordCount program will execute completely on the entire input file and not just a single sentence. Suppose if the input file has 15 lines then the mapper class will split the words of all the 15 lines and form initial key value pairs for the entire dataset. The reducer execution will begin only after the mapper phase is executed successfully.</text:p>
          </draw:text-box>
        </draw:frame>
      </draw:page>
      <draw:page draw:name="page4" draw:style-name="dp1" draw:master-page-name="master-page3">
        <draw:frame draw:style-name="gr1" draw:text-style-name="P2" draw:layer="layout" svg:width="1.687cm" svg:height="0.446cm" svg:x="2.891cm" svg:y="1.341cm">
          <draw:text-box>
            <text:p text:style-name="P1"><text:span text:style-name="T1">FRCRCE</text:span></text:p>
          </draw:text-box>
        </draw:frame>
        <draw:line draw:style-name="gr2" draw:text-style-name="P3" draw:layer="layout" svg:x1="2.891cm" svg:y1="1.848cm" svg:x2="19.401cm" svg:y2="1.848cm">
          <text:p/>
        </draw:line>
        <draw:frame draw:style-name="gr1" draw:text-style-name="P2" draw:layer="layout" svg:width="9.984cm" svg:height="0.446cm" svg:x="10.531cm" svg:y="1.341cm">
          <draw:text-box>
            <text:p text:style-name="P1"><text:span text:style-name="T1">DEPARTMENT OF INFORMATION TECHNOLOGY</text:span></text:p>
          </draw:text-box>
        </draw:frame>
        <draw:line draw:style-name="gr2" draw:text-style-name="P3" draw:layer="layout" svg:x1="2.715cm" svg:y1="3.113cm" svg:x2="19.225cm" svg:y2="3.113cm">
          <text:p/>
        </draw:line>
        <draw:frame draw:style-name="gr1" draw:text-style-name="P2" draw:layer="layout" svg:width="1.242cm" svg:height="0.446cm" svg:x="2.716cm" svg:y="2.745cm">
          <draw:text-box>
            <text:p text:style-name="P1"><text:span text:style-name="T1">Code:</text:span></text:p>
          </draw:text-box>
        </draw:frame>
        <draw:line draw:style-name="gr14" draw:text-style-name="P3" draw:layer="layout" svg:x1="2.715cm" svg:y1="4.039cm" svg:x2="5.674cm" svg:y2="4.039cm">
          <text:p/>
        </draw:line>
        <draw:line draw:style-name="gr2" draw:text-style-name="P3" draw:layer="layout" svg:x1="2.603cm" svg:y1="4.261cm" svg:x2="2.603cm" svg:y2="4.141cm">
          <text:p/>
        </draw:line>
        <draw:line draw:style-name="gr2" draw:text-style-name="P3" draw:layer="layout" svg:x1="2.596cm" svg:y1="4.148cm" svg:x2="2.715cm" svg:y2="4.148cm">
          <text:p/>
        </draw:line>
        <draw:line draw:style-name="gr2" draw:text-style-name="P3" draw:layer="layout" svg:x1="2.715cm" svg:y1="4.148cm" svg:x2="19.225cm" svg:y2="4.148cm">
          <text:p/>
        </draw:line>
        <draw:line draw:style-name="gr2" draw:text-style-name="P3" draw:layer="layout" svg:x1="19.225cm" svg:y1="4.148cm" svg:x2="19.345cm" svg:y2="4.148cm">
          <text:p/>
        </draw:line>
        <draw:line draw:style-name="gr2" draw:text-style-name="P3" draw:layer="layout" svg:x1="19.338cm" svg:y1="4.261cm" svg:x2="19.338cm" svg:y2="4.141cm">
          <text:p/>
        </draw:line>
        <draw:line draw:style-name="gr2" draw:text-style-name="P3" draw:layer="layout" svg:x1="2.603cm" svg:y1="4.739cm" svg:x2="2.603cm" svg:y2="4.261cm">
          <text:p/>
        </draw:line>
        <draw:line draw:style-name="gr2" draw:text-style-name="P3" draw:layer="layout" svg:x1="19.338cm" svg:y1="4.739cm" svg:x2="19.338cm" svg:y2="4.261cm">
          <text:p/>
        </draw:line>
        <draw:frame draw:style-name="gr1" draw:text-style-name="P2" draw:layer="layout" svg:width="3.749cm" svg:height="0.446cm" svg:x="2.716cm" svg:y="3.538cm">
          <draw:text-box>
            <text:p text:style-name="P1"><text:span text:style-name="T1">code for mapper:</text:span></text:p>
          </draw:text-box>
        </draw:frame>
        <draw:frame draw:style-name="gr1" draw:text-style-name="P2" draw:layer="layout" svg:width="1.454cm" svg:height="0.446cm" svg:x="2.741cm" svg:y="4.239cm">
          <draw:text-box>
            <text:p text:style-name="P1"><text:span text:style-name="T1">import</text:span></text:p>
          </draw:text-box>
        </draw:frame>
        <draw:frame draw:style-name="gr1" draw:text-style-name="P2" draw:layer="layout" svg:width="1.424cm" svg:height="0.446cm" svg:x="4.387cm" svg:y="4.239cm">
          <draw:text-box>
            <text:p text:style-name="P1"><text:span text:style-name="T5">j a v a .</text:span></text:p>
          </draw:text-box>
        </draw:frame>
        <draw:frame draw:style-name="gr1" draw:text-style-name="P2" draw:layer="layout" svg:width="0.713cm" svg:height="0.446cm" svg:x="5.541cm" svg:y="4.239cm">
          <draw:text-box>
            <text:p text:style-name="P1"><text:span text:style-name="T5">i o .</text:span></text:p>
          </draw:text-box>
        </draw:frame>
        <draw:line draw:style-name="gr2" draw:text-style-name="P3" draw:layer="layout" svg:x1="2.603cm" svg:y1="5.217cm" svg:x2="2.603cm" svg:y2="4.739cm">
          <text:p/>
        </draw:line>
        <draw:line draw:style-name="gr2" draw:text-style-name="P3" draw:layer="layout" svg:x1="19.338cm" svg:y1="5.217cm" svg:x2="19.338cm" svg:y2="4.739cm">
          <text:p/>
        </draw:line>
        <draw:frame draw:style-name="gr1" draw:text-style-name="P2" draw:layer="layout" svg:width="3.808cm" svg:height="0.446cm" svg:x="6.228cm" svg:y="4.239cm">
          <draw:text-box>
            <text:p text:style-name="P1"><text:span text:style-name="T5">I O E x c e p t i o n ;</text:span></text:p>
          </draw:text-box>
        </draw:frame>
        <draw:frame draw:style-name="gr1" draw:text-style-name="P2" draw:layer="layout" svg:width="1.454cm" svg:height="0.446cm" svg:x="2.741cm" svg:y="4.717cm">
          <draw:text-box>
            <text:p text:style-name="P1"><text:span text:style-name="T1">import</text:span></text:p>
          </draw:text-box>
        </draw:frame>
        <draw:frame draw:style-name="gr1" draw:text-style-name="P2" draw:layer="layout" svg:width="1.424cm" svg:height="0.446cm" svg:x="4.387cm" svg:y="4.717cm">
          <draw:text-box>
            <text:p text:style-name="P1"><text:span text:style-name="T5">j a v a .</text:span></text:p>
          </draw:text-box>
        </draw:frame>
        <draw:frame draw:style-name="gr1" draw:text-style-name="P2" draw:layer="layout" svg:width="0.98cm" svg:height="0.446cm" svg:x="5.565cm" svg:y="4.717cm">
          <draw:text-box>
            <text:p text:style-name="P1"><text:span text:style-name="T5">u t i l</text:span></text:p>
          </draw:text-box>
        </draw:frame>
        <draw:frame draw:style-name="gr1" draw:text-style-name="P2" draw:layer="layout" svg:width="0.384cm" svg:height="0.446cm" svg:x="6.484cm" svg:y="4.717cm">
          <draw:text-box>
            <text:p text:style-name="P1"><text:span text:style-name="T5">.</text:span></text:p>
          </draw:text-box>
        </draw:frame>
        <draw:line draw:style-name="gr2" draw:text-style-name="P3" draw:layer="layout" svg:x1="2.603cm" svg:y1="5.695cm" svg:x2="2.603cm" svg:y2="5.217cm">
          <text:p/>
        </draw:line>
        <draw:line draw:style-name="gr2" draw:text-style-name="P3" draw:layer="layout" svg:x1="19.338cm" svg:y1="5.695cm" svg:x2="19.338cm" svg:y2="5.217cm">
          <text:p/>
        </draw:line>
        <draw:line draw:style-name="gr2" draw:text-style-name="P3" draw:layer="layout" svg:x1="2.603cm" svg:y1="6.173cm" svg:x2="2.603cm" svg:y2="5.695cm">
          <text:p/>
        </draw:line>
        <draw:line draw:style-name="gr2" draw:text-style-name="P3" draw:layer="layout" svg:x1="19.338cm" svg:y1="6.173cm" svg:x2="19.338cm" svg:y2="5.695cm">
          <text:p/>
        </draw:line>
        <draw:frame draw:style-name="gr1" draw:text-style-name="P2" draw:layer="layout" svg:width="5.01cm" svg:height="0.446cm" svg:x="6.699cm" svg:y="4.717cm">
          <draw:text-box>
            <text:p text:style-name="P1"><text:span text:style-name="T5">S t r i n g T o k e n i z e r ;</text:span></text:p>
          </draw:text-box>
        </draw:frame>
        <draw:frame draw:style-name="gr1" draw:text-style-name="P2" draw:layer="layout" svg:width="1.454cm" svg:height="0.446cm" svg:x="2.741cm" svg:y="5.673cm">
          <draw:text-box>
            <text:p text:style-name="P1"><text:span text:style-name="T1">import</text:span></text:p>
          </draw:text-box>
        </draw:frame>
        <draw:frame draw:style-name="gr1" draw:text-style-name="P2" draw:layer="layout" svg:width="1.132cm" svg:height="0.446cm" svg:x="4.373cm" svg:y="5.673cm">
          <draw:text-box>
            <text:p text:style-name="P1"><text:span text:style-name="T5">o r g .</text:span></text:p>
          </draw:text-box>
        </draw:frame>
        <draw:frame draw:style-name="gr1" draw:text-style-name="P2" draw:layer="layout" svg:width="4.091cm" svg:height="0.446cm" svg:x="5.297cm" svg:y="5.673cm">
          <draw:text-box>
            <text:p text:style-name="P1"><text:span text:style-name="T5">a p a c h e . hadoop .</text:span></text:p>
          </draw:text-box>
        </draw:frame>
        <draw:frame draw:style-name="gr1" draw:text-style-name="P2" draw:layer="layout" svg:width="0.713cm" svg:height="0.446cm" svg:x="8.543cm" svg:y="5.673cm">
          <draw:text-box>
            <text:p text:style-name="P1"><text:span text:style-name="T5">i o .</text:span></text:p>
          </draw:text-box>
        </draw:frame>
        <draw:line draw:style-name="gr2" draw:text-style-name="P3" draw:layer="layout" svg:x1="2.603cm" svg:y1="6.651cm" svg:x2="2.603cm" svg:y2="6.173cm">
          <text:p/>
        </draw:line>
        <draw:line draw:style-name="gr2" draw:text-style-name="P3" draw:layer="layout" svg:x1="19.338cm" svg:y1="6.651cm" svg:x2="19.338cm" svg:y2="6.173cm">
          <text:p/>
        </draw:line>
        <draw:frame draw:style-name="gr1" draw:text-style-name="P2" draw:layer="layout" svg:width="3.617cm" svg:height="0.446cm" svg:x="9.241cm" svg:y="5.673cm">
          <draw:text-box>
            <text:p text:style-name="P1"><text:span text:style-name="T5">I n t W r i t a b l e ;</text:span></text:p>
          </draw:text-box>
        </draw:frame>
        <draw:frame draw:style-name="gr1" draw:text-style-name="P2" draw:layer="layout" svg:width="1.454cm" svg:height="0.446cm" svg:x="2.741cm" svg:y="6.151cm">
          <draw:text-box>
            <text:p text:style-name="P1"><text:span text:style-name="T1">import</text:span></text:p>
          </draw:text-box>
        </draw:frame>
        <draw:frame draw:style-name="gr1" draw:text-style-name="P2" draw:layer="layout" svg:width="1.132cm" svg:height="0.446cm" svg:x="4.373cm" svg:y="6.151cm">
          <draw:text-box>
            <text:p text:style-name="P1"><text:span text:style-name="T5">o r g .</text:span></text:p>
          </draw:text-box>
        </draw:frame>
        <draw:frame draw:style-name="gr1" draw:text-style-name="P2" draw:layer="layout" svg:width="4.091cm" svg:height="0.446cm" svg:x="5.297cm" svg:y="6.151cm">
          <draw:text-box>
            <text:p text:style-name="P1"><text:span text:style-name="T5">a p a c h e . hadoop .</text:span></text:p>
          </draw:text-box>
        </draw:frame>
        <draw:frame draw:style-name="gr1" draw:text-style-name="P2" draw:layer="layout" svg:width="0.713cm" svg:height="0.446cm" svg:x="8.543cm" svg:y="6.151cm">
          <draw:text-box>
            <text:p text:style-name="P1"><text:span text:style-name="T5">i o .</text:span></text:p>
          </draw:text-box>
        </draw:frame>
        <draw:line draw:style-name="gr2" draw:text-style-name="P3" draw:layer="layout" svg:x1="2.603cm" svg:y1="7.129cm" svg:x2="2.603cm" svg:y2="6.651cm">
          <text:p/>
        </draw:line>
        <draw:line draw:style-name="gr2" draw:text-style-name="P3" draw:layer="layout" svg:x1="19.338cm" svg:y1="7.129cm" svg:x2="19.338cm" svg:y2="6.651cm">
          <text:p/>
        </draw:line>
        <draw:frame draw:style-name="gr1" draw:text-style-name="P2" draw:layer="layout" svg:width="4.172cm" svg:height="0.446cm" svg:x="9.227cm" svg:y="6.151cm">
          <draw:text-box>
            <text:p text:style-name="P1"><text:span text:style-name="T5">L o n g W r i t a b l e ;</text:span></text:p>
          </draw:text-box>
        </draw:frame>
        <draw:frame draw:style-name="gr1" draw:text-style-name="P2" draw:layer="layout" svg:width="1.454cm" svg:height="0.446cm" svg:x="2.741cm" svg:y="6.628cm">
          <draw:text-box>
            <text:p text:style-name="P1"><text:span text:style-name="T1">import</text:span></text:p>
          </draw:text-box>
        </draw:frame>
        <draw:frame draw:style-name="gr1" draw:text-style-name="P2" draw:layer="layout" svg:width="1.132cm" svg:height="0.446cm" svg:x="4.373cm" svg:y="6.628cm">
          <draw:text-box>
            <text:p text:style-name="P1"><text:span text:style-name="T5">o r g .</text:span></text:p>
          </draw:text-box>
        </draw:frame>
        <draw:frame draw:style-name="gr1" draw:text-style-name="P2" draw:layer="layout" svg:width="4.091cm" svg:height="0.446cm" svg:x="5.297cm" svg:y="6.628cm">
          <draw:text-box>
            <text:p text:style-name="P1"><text:span text:style-name="T5">a p a c h e . hadoop .</text:span></text:p>
          </draw:text-box>
        </draw:frame>
        <draw:frame draw:style-name="gr1" draw:text-style-name="P2" draw:layer="layout" svg:width="0.713cm" svg:height="0.446cm" svg:x="8.543cm" svg:y="6.628cm">
          <draw:text-box>
            <text:p text:style-name="P1"><text:span text:style-name="T5">i o .</text:span></text:p>
          </draw:text-box>
        </draw:frame>
        <draw:line draw:style-name="gr2" draw:text-style-name="P3" draw:layer="layout" svg:x1="2.603cm" svg:y1="7.607cm" svg:x2="2.603cm" svg:y2="7.129cm">
          <text:p/>
        </draw:line>
        <draw:line draw:style-name="gr2" draw:text-style-name="P3" draw:layer="layout" svg:x1="19.338cm" svg:y1="7.607cm" svg:x2="19.338cm" svg:y2="7.129cm">
          <text:p/>
        </draw:line>
        <draw:frame draw:style-name="gr1" draw:text-style-name="P2" draw:layer="layout" svg:width="1.479cm" svg:height="0.446cm" svg:x="9.224cm" svg:y="6.628cm">
          <draw:text-box>
            <text:p text:style-name="P1"><text:span text:style-name="T5">T e x t ;</text:span></text:p>
          </draw:text-box>
        </draw:frame>
        <draw:frame draw:style-name="gr1" draw:text-style-name="P2" draw:layer="layout" svg:width="1.454cm" svg:height="0.446cm" svg:x="2.741cm" svg:y="7.106cm">
          <draw:text-box>
            <text:p text:style-name="P1"><text:span text:style-name="T1">import</text:span></text:p>
          </draw:text-box>
        </draw:frame>
        <draw:frame draw:style-name="gr1" draw:text-style-name="P2" draw:layer="layout" svg:width="1.132cm" svg:height="0.446cm" svg:x="4.373cm" svg:y="7.106cm">
          <draw:text-box>
            <text:p text:style-name="P1"><text:span text:style-name="T5">o r g .</text:span></text:p>
          </draw:text-box>
        </draw:frame>
        <draw:line draw:style-name="gr2" draw:text-style-name="P3" draw:layer="layout" svg:x1="2.603cm" svg:y1="8.084cm" svg:x2="2.603cm" svg:y2="7.607cm">
          <text:p/>
        </draw:line>
        <draw:line draw:style-name="gr2" draw:text-style-name="P3" draw:layer="layout" svg:x1="19.338cm" svg:y1="8.084cm" svg:x2="19.338cm" svg:y2="7.607cm">
          <text:p/>
        </draw:line>
        <draw:frame draw:style-name="gr1" draw:text-style-name="P2" draw:layer="layout" svg:width="8.486cm" svg:height="0.446cm" svg:x="5.297cm" svg:y="7.106cm">
          <draw:text-box>
            <text:p text:style-name="P1"><text:span text:style-name="T5">a p a c h e . hadoop . mapreduce . Mapper ;</text:span></text:p>
          </draw:text-box>
        </draw:frame>
        <draw:frame draw:style-name="gr1" draw:text-style-name="P2" draw:layer="layout" svg:width="1.454cm" svg:height="0.446cm" svg:x="2.741cm" svg:y="7.584cm">
          <draw:text-box>
            <text:p text:style-name="P1"><text:span text:style-name="T1">import</text:span></text:p>
          </draw:text-box>
        </draw:frame>
        <draw:frame draw:style-name="gr1" draw:text-style-name="P2" draw:layer="layout" svg:width="1.132cm" svg:height="0.446cm" svg:x="4.373cm" svg:y="7.584cm">
          <draw:text-box>
            <text:p text:style-name="P1"><text:span text:style-name="T5">o r g .</text:span></text:p>
          </draw:text-box>
        </draw:frame>
        <draw:frame draw:style-name="gr1" draw:text-style-name="P2" draw:layer="layout" svg:width="8.477cm" svg:height="0.446cm" svg:x="5.297cm" svg:y="7.584cm">
          <draw:text-box>
            <text:p text:style-name="P1"><text:span text:style-name="T5">a p a c h e . hadoop . mapreduce . Mapper .</text:span></text:p>
          </draw:text-box>
        </draw:frame>
        <draw:line draw:style-name="gr2" draw:text-style-name="P3" draw:layer="layout" svg:x1="2.603cm" svg:y1="8.562cm" svg:x2="2.603cm" svg:y2="8.084cm">
          <text:p/>
        </draw:line>
        <draw:line draw:style-name="gr2" draw:text-style-name="P3" draw:layer="layout" svg:x1="19.338cm" svg:y1="8.562cm" svg:x2="19.338cm" svg:y2="8.084cm">
          <text:p/>
        </draw:line>
        <draw:line draw:style-name="gr2" draw:text-style-name="P3" draw:layer="layout" svg:x1="2.603cm" svg:y1="9.04cm" svg:x2="2.603cm" svg:y2="8.562cm">
          <text:p/>
        </draw:line>
        <draw:line draw:style-name="gr2" draw:text-style-name="P3" draw:layer="layout" svg:x1="19.338cm" svg:y1="9.04cm" svg:x2="19.338cm" svg:y2="8.562cm">
          <text:p/>
        </draw:line>
        <draw:frame draw:style-name="gr1" draw:text-style-name="P2" draw:layer="layout" svg:width="2.517cm" svg:height="0.446cm" svg:x="12.459cm" svg:y="7.584cm">
          <draw:text-box>
            <text:p text:style-name="P1"><text:span text:style-name="T5">C o n t e x t ;</text:span></text:p>
          </draw:text-box>
        </draw:frame>
        <draw:frame draw:style-name="gr1" draw:text-style-name="P2" draw:layer="layout" svg:width="1.996cm" svg:height="0.446cm" svg:x="2.758cm" svg:y="8.54cm">
          <draw:text-box>
            <text:p text:style-name="P1"><text:span text:style-name="T1">p u b l i c</text:span></text:p>
          </draw:text-box>
        </draw:frame>
        <draw:frame draw:style-name="gr1" draw:text-style-name="P2" draw:layer="layout" svg:width="1.619cm" svg:height="0.446cm" svg:x="4.387cm" svg:y="8.54cm">
          <draw:text-box>
            <text:p text:style-name="P1"><text:span text:style-name="T1">c l a s s</text:span></text:p>
          </draw:text-box>
        </draw:frame>
        <draw:frame draw:style-name="gr1" draw:text-style-name="P2" draw:layer="layout" svg:width="2.11cm" svg:height="0.446cm" svg:x="5.72cm" svg:y="8.54cm">
          <draw:text-box>
            <text:p text:style-name="P1"><text:span text:style-name="T5">WCMapper</text:span></text:p>
          </draw:text-box>
        </draw:frame>
        <draw:frame draw:style-name="gr1" draw:text-style-name="P2" draw:layer="layout" svg:width="1.742cm" svg:height="0.446cm" svg:x="7.829cm" svg:y="8.54cm">
          <draw:text-box>
            <text:p text:style-name="P1"><text:span text:style-name="T1">extends</text:span></text:p>
          </draw:text-box>
        </draw:frame>
        <draw:frame draw:style-name="gr1" draw:text-style-name="P2" draw:layer="layout" svg:width="6.187cm" svg:height="0.446cm" svg:x="9.665cm" svg:y="8.54cm">
          <draw:text-box>
            <text:p text:style-name="P1"><text:span text:style-name="T5">Mapper &lt; L o n g W r i t a b l e ,</text:span></text:p>
          </draw:text-box>
        </draw:frame>
        <draw:frame draw:style-name="gr1" draw:text-style-name="P2" draw:layer="layout" svg:width="1.471cm" svg:height="0.446cm" svg:x="14.528cm" svg:y="8.54cm">
          <draw:text-box>
            <text:p text:style-name="P1"><text:span text:style-name="T5">T e x t ,</text:span></text:p>
          </draw:text-box>
        </draw:frame>
        <draw:line draw:style-name="gr2" draw:text-style-name="P3" draw:layer="layout" svg:x1="2.603cm" svg:y1="9.518cm" svg:x2="2.603cm" svg:y2="9.04cm">
          <text:p/>
        </draw:line>
        <draw:line draw:style-name="gr2" draw:text-style-name="P3" draw:layer="layout" svg:x1="19.338cm" svg:y1="9.518cm" svg:x2="19.338cm" svg:y2="9.04cm">
          <text:p/>
        </draw:line>
        <draw:frame draw:style-name="gr1" draw:text-style-name="P2" draw:layer="layout" svg:width="1.471cm" svg:height="0.446cm" svg:x="15.913cm" svg:y="8.54cm">
          <draw:text-box>
            <text:p text:style-name="P1"><text:span text:style-name="T5">T e x t ,</text:span></text:p>
          </draw:text-box>
        </draw:frame>
        <draw:line draw:style-name="gr2" draw:text-style-name="P3" draw:layer="layout" svg:x1="2.603cm" svg:y1="9.996cm" svg:x2="2.603cm" svg:y2="9.518cm">
          <text:p/>
        </draw:line>
        <draw:line draw:style-name="gr2" draw:text-style-name="P3" draw:layer="layout" svg:x1="19.338cm" svg:y1="9.996cm" svg:x2="19.338cm" svg:y2="9.518cm">
          <text:p/>
        </draw:line>
        <draw:frame draw:style-name="gr1" draw:text-style-name="P2" draw:layer="layout" svg:width="4.376cm" svg:height="0.446cm" svg:x="3.419cm" svg:y="9.018cm">
          <draw:text-box>
            <text:p text:style-name="P1"><text:span text:style-name="T19">,→</text:span><text:span text:style-name="T5"> I n t W r i t a b l e &gt;</text:span></text:p>
          </draw:text-box>
        </draw:frame>
        <draw:line draw:style-name="gr2" draw:text-style-name="P3" draw:layer="layout" svg:x1="2.603cm" svg:y1="10.474cm" svg:x2="2.603cm" svg:y2="9.996cm">
          <text:p/>
        </draw:line>
        <draw:line draw:style-name="gr2" draw:text-style-name="P3" draw:layer="layout" svg:x1="19.338cm" svg:y1="10.474cm" svg:x2="19.338cm" svg:y2="9.996cm">
          <text:p/>
        </draw:line>
        <draw:frame draw:style-name="gr1" draw:text-style-name="P2" draw:layer="layout" svg:width="0.384cm" svg:height="0.446cm" svg:x="3.009cm" svg:y="9.496cm">
          <draw:text-box>
            <text:p text:style-name="P1"><text:span text:style-name="T5">{</text:span></text:p>
          </draw:text-box>
        </draw:frame>
        <draw:frame draw:style-name="gr1" draw:text-style-name="P2" draw:layer="layout" svg:width="0.387cm" svg:height="0.446cm" svg:x="4.642cm" svg:y="9.974cm">
          <draw:text-box>
            <text:p text:style-name="P1"><text:span text:style-name="T20">/ /</text:span></text:p>
          </draw:text-box>
        </draw:frame>
        <draw:frame draw:style-name="gr1" draw:text-style-name="P2" draw:layer="layout" svg:width="1.907cm" svg:height="0.446cm" svg:x="5.312cm" svg:y="9.974cm">
          <draw:text-box>
            <text:p text:style-name="P1"><text:span text:style-name="T20">C r e a t e</text:span></text:p>
          </draw:text-box>
        </draw:frame>
        <draw:frame draw:style-name="gr1" draw:text-style-name="P2" draw:layer="layout" svg:width="1.805cm" svg:height="0.446cm" svg:x="6.944cm" svg:y="9.974cm">
          <draw:text-box>
            <text:p text:style-name="P1"><text:span text:style-name="T20">o b j e c t</text:span></text:p>
          </draw:text-box>
        </draw:frame>
        <draw:frame draw:style-name="gr1" draw:text-style-name="P2" draw:layer="layout" svg:width="0.497cm" svg:height="0.446cm" svg:x="8.545cm" svg:y="9.974cm">
          <draw:text-box>
            <text:p text:style-name="P1"><text:span text:style-name="T20">o f</text:span></text:p>
          </draw:text-box>
        </draw:frame>
        <draw:frame draw:style-name="gr1" draw:text-style-name="P2" draw:layer="layout" svg:width="1.234cm" svg:height="0.446cm" svg:x="9.235cm" svg:y="9.974cm">
          <draw:text-box>
            <text:p text:style-name="P1"><text:span text:style-name="T20">t y p e</text:span></text:p>
          </draw:text-box>
        </draw:frame>
        <draw:frame draw:style-name="gr1" draw:text-style-name="P2" draw:layer="layout" svg:width="1.225cm" svg:height="0.446cm" svg:x="10.388cm" svg:y="9.974cm">
          <draw:text-box>
            <text:p text:style-name="P1"><text:span text:style-name="T20">T e x t</text:span></text:p>
          </draw:text-box>
        </draw:frame>
        <draw:frame draw:style-name="gr1" draw:text-style-name="P2" draw:layer="layout" svg:width="0.514cm" svg:height="0.446cm" svg:x="11.548cm" svg:y="9.974cm">
          <draw:text-box>
            <text:p text:style-name="P1"><text:span text:style-name="T20">t o</text:span></text:p>
          </draw:text-box>
        </draw:frame>
        <draw:frame draw:style-name="gr1" draw:text-style-name="P2" draw:layer="layout" svg:width="1.204cm" svg:height="0.446cm" svg:x="12.235cm" svg:y="9.974cm">
          <draw:text-box>
            <text:p text:style-name="P1"><text:span text:style-name="T20">h o l d</text:span></text:p>
          </draw:text-box>
        </draw:frame>
        <draw:frame draw:style-name="gr1" draw:text-style-name="P2" draw:layer="layout" svg:width="2.042cm" svg:height="0.446cm" svg:x="13.413cm" svg:y="9.974cm">
          <draw:text-box>
            <text:p text:style-name="P1"><text:span text:style-name="T20">s t r i n g s</text:span></text:p>
          </draw:text-box>
        </draw:frame>
        <draw:frame draw:style-name="gr1" draw:text-style-name="P2" draw:layer="layout" svg:width="2.216cm" svg:height="0.446cm" svg:x="15.251cm" svg:y="9.974cm">
          <draw:text-box>
            <text:p text:style-name="P1"><text:span text:style-name="T20">c r e a t e d</text:span></text:p>
          </draw:text-box>
        </draw:frame>
        <draw:frame draw:style-name="gr1" draw:text-style-name="P2" draw:layer="layout" svg:width="0.887cm" svg:height="0.446cm" svg:x="17.086cm" svg:y="9.974cm">
          <draw:text-box>
            <text:p text:style-name="P1"><text:span text:style-name="T20">p e r</text:span></text:p>
          </draw:text-box>
        </draw:frame>
        <draw:line draw:style-name="gr2" draw:text-style-name="P3" draw:layer="layout" svg:x1="2.603cm" svg:y1="10.952cm" svg:x2="2.603cm" svg:y2="10.474cm">
          <text:p/>
        </draw:line>
        <draw:line draw:style-name="gr2" draw:text-style-name="P3" draw:layer="layout" svg:x1="19.338cm" svg:y1="10.952cm" svg:x2="19.338cm" svg:y2="10.474cm">
          <text:p/>
        </draw:line>
        <draw:frame draw:style-name="gr1" draw:text-style-name="P2" draw:layer="layout" svg:width="0.955cm" svg:height="0.446cm" svg:x="17.988cm" svg:y="9.974cm">
          <draw:text-box>
            <text:p text:style-name="P1"><text:span text:style-name="T20">word</text:span></text:p>
          </draw:text-box>
        </draw:frame>
        <draw:frame draw:style-name="gr1" draw:text-style-name="P2" draw:layer="layout" svg:width="1.065cm" svg:height="0.446cm" svg:x="5.266cm" svg:y="10.452cm">
          <draw:text-box>
            <text:p text:style-name="P1"><text:span text:style-name="T19">,→</text:span><text:span text:style-name="T20"> o f</text:span></text:p>
          </draw:text-box>
        </draw:frame>
        <draw:frame draw:style-name="gr1" draw:text-style-name="P2" draw:layer="layout" svg:width="1.556cm" svg:height="0.446cm" svg:x="6.672cm" svg:y="10.452cm">
          <draw:text-box>
            <text:p text:style-name="P1"><text:span text:style-name="T20">g i v e n</text:span></text:p>
          </draw:text-box>
        </draw:frame>
        <draw:line draw:style-name="gr2" draw:text-style-name="P3" draw:layer="layout" svg:x1="2.603cm" svg:y1="11.072cm" svg:x2="2.603cm" svg:y2="10.952cm">
          <text:p/>
        </draw:line>
        <draw:line draw:style-name="gr2" draw:text-style-name="P3" draw:layer="layout" svg:x1="2.596cm" svg:y1="11.065cm" svg:x2="2.715cm" svg:y2="11.065cm">
          <text:p/>
        </draw:line>
        <draw:line draw:style-name="gr2" draw:text-style-name="P3" draw:layer="layout" svg:x1="2.715cm" svg:y1="11.065cm" svg:x2="19.225cm" svg:y2="11.065cm">
          <text:p/>
        </draw:line>
        <draw:line draw:style-name="gr2" draw:text-style-name="P3" draw:layer="layout" svg:x1="19.225cm" svg:y1="11.065cm" svg:x2="19.345cm" svg:y2="11.065cm">
          <text:p/>
        </draw:line>
        <draw:line draw:style-name="gr2" draw:text-style-name="P3" draw:layer="layout" svg:x1="19.338cm" svg:y1="11.072cm" svg:x2="19.338cm" svg:y2="10.952cm">
          <text:p/>
        </draw:line>
        <draw:frame draw:style-name="gr1" draw:text-style-name="P2" draw:layer="layout" svg:width="2.813cm" svg:height="0.446cm" svg:x="8.043cm" svg:y="10.452cm">
          <draw:text-box>
            <text:p text:style-name="P1"><text:span text:style-name="T20">d o c u m e n t</text:span></text:p>
          </draw:text-box>
        </draw:frame>
        <draw:line draw:style-name="gr14" draw:text-style-name="P3" draw:layer="layout" svg:x1="2.715cm" svg:y1="11.7cm" svg:x2="5.865cm" svg:y2="11.7cm">
          <text:p/>
        </draw:line>
        <draw:line draw:style-name="gr2" draw:text-style-name="P3" draw:layer="layout" svg:x1="2.603cm" svg:y1="12.007cm" svg:x2="2.603cm" svg:y2="11.887cm">
          <text:p/>
        </draw:line>
        <draw:line draw:style-name="gr2" draw:text-style-name="P3" draw:layer="layout" svg:x1="2.596cm" svg:y1="11.894cm" svg:x2="2.715cm" svg:y2="11.894cm">
          <text:p/>
        </draw:line>
        <draw:line draw:style-name="gr2" draw:text-style-name="P3" draw:layer="layout" svg:x1="2.715cm" svg:y1="11.894cm" svg:x2="19.225cm" svg:y2="11.894cm">
          <text:p/>
        </draw:line>
        <draw:line draw:style-name="gr2" draw:text-style-name="P3" draw:layer="layout" svg:x1="19.225cm" svg:y1="11.894cm" svg:x2="19.345cm" svg:y2="11.894cm">
          <text:p/>
        </draw:line>
        <draw:line draw:style-name="gr2" draw:text-style-name="P3" draw:layer="layout" svg:x1="19.338cm" svg:y1="12.007cm" svg:x2="19.338cm" svg:y2="11.887cm">
          <text:p/>
        </draw:line>
        <draw:line draw:style-name="gr2" draw:text-style-name="P3" draw:layer="layout" svg:x1="2.603cm" svg:y1="12.126cm" svg:x2="2.603cm" svg:y2="12.007cm">
          <text:p/>
        </draw:line>
        <draw:line draw:style-name="gr2" draw:text-style-name="P3" draw:layer="layout" svg:x1="2.596cm" svg:y1="12.119cm" svg:x2="2.715cm" svg:y2="12.119cm">
          <text:p/>
        </draw:line>
        <draw:line draw:style-name="gr2" draw:text-style-name="P3" draw:layer="layout" svg:x1="2.715cm" svg:y1="12.119cm" svg:x2="19.225cm" svg:y2="12.119cm">
          <text:p/>
        </draw:line>
        <draw:line draw:style-name="gr2" draw:text-style-name="P3" draw:layer="layout" svg:x1="19.225cm" svg:y1="12.119cm" svg:x2="19.345cm" svg:y2="12.119cm">
          <text:p/>
        </draw:line>
        <draw:line draw:style-name="gr2" draw:text-style-name="P3" draw:layer="layout" svg:x1="19.338cm" svg:y1="12.126cm" svg:x2="19.338cm" svg:y2="12.007cm">
          <text:p/>
        </draw:line>
        <draw:frame draw:style-name="gr1" draw:text-style-name="P2" draw:layer="layout" svg:width="3.931cm" svg:height="0.446cm" svg:x="2.716cm" svg:y="11.285cm">
          <draw:text-box>
            <text:p text:style-name="P1"><text:span text:style-name="T1">Code for Reducer:</text:span></text:p>
          </draw:text-box>
        </draw:frame>
        <draw:line draw:style-name="gr14" draw:text-style-name="P3" draw:layer="layout" svg:x1="2.715cm" svg:y1="12.754cm" svg:x2="6.565cm" svg:y2="12.754cm">
          <text:p/>
        </draw:line>
        <draw:line draw:style-name="gr2" draw:text-style-name="P3" draw:layer="layout" svg:x1="2.603cm" svg:y1="13.061cm" svg:x2="2.603cm" svg:y2="12.942cm">
          <text:p/>
        </draw:line>
        <draw:line draw:style-name="gr2" draw:text-style-name="P3" draw:layer="layout" svg:x1="2.596cm" svg:y1="12.949cm" svg:x2="2.715cm" svg:y2="12.949cm">
          <text:p/>
        </draw:line>
        <draw:line draw:style-name="gr2" draw:text-style-name="P3" draw:layer="layout" svg:x1="2.715cm" svg:y1="12.949cm" svg:x2="19.225cm" svg:y2="12.949cm">
          <text:p/>
        </draw:line>
        <draw:line draw:style-name="gr2" draw:text-style-name="P3" draw:layer="layout" svg:x1="19.225cm" svg:y1="12.949cm" svg:x2="19.345cm" svg:y2="12.949cm">
          <text:p/>
        </draw:line>
        <draw:line draw:style-name="gr2" draw:text-style-name="P3" draw:layer="layout" svg:x1="19.338cm" svg:y1="13.061cm" svg:x2="19.338cm" svg:y2="12.942cm">
          <text:p/>
        </draw:line>
        <draw:line draw:style-name="gr2" draw:text-style-name="P3" draw:layer="layout" svg:x1="2.603cm" svg:y1="13.181cm" svg:x2="2.603cm" svg:y2="13.061cm">
          <text:p/>
        </draw:line>
        <draw:line draw:style-name="gr2" draw:text-style-name="P3" draw:layer="layout" svg:x1="2.596cm" svg:y1="13.174cm" svg:x2="2.715cm" svg:y2="13.174cm">
          <text:p/>
        </draw:line>
        <draw:line draw:style-name="gr2" draw:text-style-name="P3" draw:layer="layout" svg:x1="2.715cm" svg:y1="13.174cm" svg:x2="19.225cm" svg:y2="13.174cm">
          <text:p/>
        </draw:line>
        <draw:line draw:style-name="gr2" draw:text-style-name="P3" draw:layer="layout" svg:x1="19.225cm" svg:y1="13.174cm" svg:x2="19.345cm" svg:y2="13.174cm">
          <text:p/>
        </draw:line>
        <draw:line draw:style-name="gr2" draw:text-style-name="P3" draw:layer="layout" svg:x1="19.338cm" svg:y1="13.181cm" svg:x2="19.338cm" svg:y2="13.061cm">
          <text:p/>
        </draw:line>
        <draw:line draw:style-name="gr7" draw:text-style-name="P3" draw:layer="layout" svg:x1="2.599cm" svg:y1="2.605cm" svg:x2="19.341cm" svg:y2="2.605cm">
          <text:p/>
        </draw:line>
        <draw:line draw:style-name="gr7" draw:text-style-name="P3" draw:layer="layout" svg:x1="2.605cm" svg:y1="25.686cm" svg:x2="2.605cm" svg:y2="2.605cm">
          <text:p/>
        </draw:line>
        <draw:line draw:style-name="gr7" draw:text-style-name="P3" draw:layer="layout" svg:x1="19.336cm" svg:y1="25.686cm" svg:x2="19.336cm" svg:y2="2.605cm">
          <text:p/>
        </draw:line>
        <draw:line draw:style-name="gr7" draw:text-style-name="P3" draw:layer="layout" svg:x1="2.599cm" svg:y1="25.686cm" svg:x2="19.341cm" svg:y2="25.686cm">
          <text:p/>
        </draw:line>
        <draw:line draw:style-name="gr8" draw:text-style-name="P3" draw:layer="layout" svg:x1="2.54cm" svg:y1="2.55cm" svg:x2="19.401cm" svg:y2="2.55cm">
          <text:p/>
        </draw:line>
        <draw:line draw:style-name="gr8" draw:text-style-name="P3" draw:layer="layout" svg:x1="2.55cm" svg:y1="25.74cm" svg:x2="2.55cm" svg:y2="2.55cm">
          <text:p/>
        </draw:line>
        <draw:line draw:style-name="gr8" draw:text-style-name="P3" draw:layer="layout" svg:x1="19.39cm" svg:y1="25.74cm" svg:x2="19.39cm" svg:y2="2.55cm">
          <text:p/>
        </draw:line>
        <draw:line draw:style-name="gr8" draw:text-style-name="P3" draw:layer="layout" svg:x1="2.54cm" svg:y1="25.74cm" svg:x2="19.401cm" svg:y2="25.74cm">
          <text:p/>
        </draw:line>
        <draw:frame draw:style-name="gr1" draw:text-style-name="P2" draw:layer="layout" svg:width="4.752cm" svg:height="0.446cm" svg:x="2.716cm" svg:y="12.339cm">
          <draw:text-box>
            <text:p text:style-name="P1"><text:span text:style-name="T1">Code for Driver Class:</text:span></text:p>
          </draw:text-box>
        </draw:frame>
        <draw:frame draw:style-name="gr1" draw:text-style-name="P2" draw:layer="layout" svg:width="6.809cm" svg:height="0.446cm" svg:x="2.891cm" svg:y="26.184cm">
          <draw:text-box>
            <text:p text:style-name="P1"><text:span text:style-name="T1">Course title: Big Data Analytics</text:span></text:p>
          </draw:text-box>
        </draw:frame>
        <draw:frame draw:style-name="gr1" draw:text-style-name="P2" draw:layer="layout" svg:width="7.152cm" svg:height="0.446cm" svg:x="13.277cm" svg:y="26.184cm">
          <draw:text-box>
            <text:p text:style-name="P1"><text:span text:style-name="T5">Compiled on 2020/01/27 at 12:40:31</text:span></text:p>
          </draw:text-box>
        </draw:frame>
        <draw:frame draw:style-name="gr1" draw:text-style-name="P2" draw:layer="layout" svg:width="0.384cm" svg:height="0.446cm" svg:x="19.204cm" svg:y="26.184cm">
          <draw:text-box>
            <text:p text:style-name="P1"><text:span text:style-name="T1">4</text:span></text:p>
          </draw:text-box>
        </draw:frame>
        <draw:frame draw:style-name="gr15" draw:text-style-name="P14" draw:layer="layout" svg:width="16.2cm" svg:height="12.2cm" svg:x="2.8cm" svg:y="13.3cm">
          <draw:text-box>
            <text:p text:style-name="P13"><text:span text:style-name="T12">//MAPPER</text:span></text:p>
            <text:p text:style-name="P13"><text:span text:style-name="T12">private Text word = new Text();</text:span></text:p>
            <text:p text:style-name="P13"><text:span text:style-name="T12"><text:tab/></text:span></text:p>
            <text:p text:style-name="P13"><text:span text:style-name="T12"><text:tab/></text:span><text:span text:style-name="T12">// Create final static variable of type IntWritable with value equal to 1 as according to algorithm map function puts 1 for each word encountered.</text:span></text:p>
            <text:p text:style-name="P13"><text:span text:style-name="T12"><text:tab/></text:span><text:span text:style-name="T12"> </text:span><text:span text:style-name="T12">private final static IntWritable one = new IntWritable(1);</text:span></text:p>
            <text:p text:style-name="P13"><text:span text:style-name="T12"><text:tab/></text:span><text:span text:style-name="T12"> </text:span></text:p>
            <text:p text:style-name="P13"><text:span text:style-name="T12"><text:tab/></text:span><text:span text:style-name="T12">//write a map function here</text:span></text:p>
            <text:p text:style-name="P13"><text:span text:style-name="T12"><text:tab/></text:span><text:span text:style-name="T12">public void map(LongWritable ikey, Text ivalue, Context context)</text:span></text:p>
            <text:p text:style-name="P13"><text:span text:style-name="T12"><text:tab/></text:span><text:span text:style-name="T12"><text:tab/></text:span><text:span text:style-name="T12"><text:tab/></text:span><text:span text:style-name="T12">throws IOException, InterruptedException {</text:span></text:p>
            <text:p text:style-name="P13"><text:span text:style-name="T12"><text:tab/></text:span><text:span text:style-name="T12"><text:tab/></text:span><text:span text:style-name="T12">//Define a String type variable and assign value which is equal to string equivalent of Text value passed to map function</text:span></text:p>
            <text:p text:style-name="P13"><text:span text:style-name="T12"><text:tab/></text:span><text:span text:style-name="T12"><text:tab/></text:span><text:span text:style-name="T12">String line = ivalue.toString();</text:span></text:p>
            <text:p text:style-name="P13"><text:span text:style-name="T12"><text:tab/></text:span><text:span text:style-name="T12"><text:tab/></text:span><text:span text:style-name="T12">//Convert this variable to tokens using StringTokenizer class as it separates out each word of the document</text:span></text:p>
            <text:p text:style-name="P13"><text:span text:style-name="T12"><text:tab/></text:span><text:span text:style-name="T12"><text:tab/></text:span><text:span text:style-name="T12">StringTokenizer tokenizer = new StringTokenizer(line);</text:span></text:p>
            <text:p text:style-name="P13"><text:span text:style-name="T12"><text:tab/></text:span><text:span text:style-name="T12"><text:tab/></text:span><text:span text:style-name="T12">//Until there are tokens in StringTokenizer, </text:span></text:p>
            <text:p text:style-name="P13"><text:span text:style-name="T12"><text:tab/></text:span><text:span text:style-name="T12"><text:tab/></text:span><text:span text:style-name="T12">while(tokenizer.hasMoreTokens()) </text:span></text:p>
            <text:p text:style-name="P13"><text:span text:style-name="T12"><text:tab/></text:span><text:span text:style-name="T12"><text:tab/></text:span><text:span text:style-name="T12">{</text:span></text:p>
            <text:p text:style-name="P13"><text:span text:style-name="T12"><text:tab/></text:span><text:span text:style-name="T12"><text:tab/></text:span><text:span text:style-name="T12">// set the Text object created in first line of the code in WCMapper to next token in the StringTokenizer</text:span></text:p>
            <text:p text:style-name="P13"><text:span text:style-name="T12"><text:tab/></text:span><text:span text:style-name="T12"><text:tab/></text:span><text:span text:style-name="T12"><text:tab/></text:span><text:span text:style-name="T12">word.set(tokenizer.nextToken());</text:span></text:p>
            <text:p text:style-name="P13"><text:span text:style-name="T12"><text:tab/></text:span><text:span text:style-name="T12"><text:tab/></text:span><text:span text:style-name="T12"> </text:span><text:span text:style-name="T12">// Write this Text Variable and final static IntWritable Variable created to the context so that key-value pairs are generated.</text:span></text:p>
            <text:p text:style-name="P13"><text:span text:style-name="T12"><text:tab/></text:span><text:span text:style-name="T12"><text:tab/></text:span><text:span text:style-name="T12"><text:tab/></text:span><text:span text:style-name="T12">context.write(word, one);</text:span></text:p>
            <text:p text:style-name="P13"><text:span text:style-name="T12"><text:tab/></text:span><text:span text:style-name="T12"><text:tab/></text:span><text:span text:style-name="T12">}</text:span></text:p>
            <text:p text:style-name="P13"><text:span text:style-name="T12"><text:tab/></text:span><text:span text:style-name="T12"><text:tab/></text:span><text:span text:style-name="T12">}</text:span></text:p>
            <text:p text:style-name="P13"><text:span text:style-name="T12"><text:tab/></text:span><text:span text:style-name="T12">}</text:span></text:p>
          </draw:text-box>
        </draw:frame>
      </draw:page>
      <draw:page draw:name="page5" draw:style-name="dp1" draw:master-page-name="master-page3">
        <draw:frame draw:style-name="gr1" draw:text-style-name="P2" draw:layer="layout" svg:width="1.687cm" svg:height="0.446cm" svg:x="2.54cm" svg:y="1.341cm">
          <draw:text-box>
            <text:p text:style-name="P1"><text:span text:style-name="T1">FRCRCE</text:span></text:p>
          </draw:text-box>
        </draw:frame>
        <draw:line draw:style-name="gr2" draw:text-style-name="P3" draw:layer="layout" svg:x1="2.54cm" svg:y1="1.848cm" svg:x2="19.05cm" svg:y2="1.848cm">
          <text:p/>
        </draw:line>
        <draw:line draw:style-name="gr7" draw:text-style-name="P3" draw:layer="layout" svg:x1="2.599cm" svg:y1="2.605cm" svg:x2="19.341cm" svg:y2="2.605cm">
          <text:p/>
        </draw:line>
        <draw:line draw:style-name="gr7" draw:text-style-name="P3" draw:layer="layout" svg:x1="2.605cm" svg:y1="25.686cm" svg:x2="2.605cm" svg:y2="2.605cm">
          <text:p/>
        </draw:line>
        <draw:line draw:style-name="gr7" draw:text-style-name="P3" draw:layer="layout" svg:x1="19.336cm" svg:y1="25.686cm" svg:x2="19.336cm" svg:y2="2.605cm">
          <text:p/>
        </draw:line>
        <draw:line draw:style-name="gr7" draw:text-style-name="P3" draw:layer="layout" svg:x1="2.599cm" svg:y1="25.686cm" svg:x2="19.341cm" svg:y2="25.686cm">
          <text:p/>
        </draw:line>
        <draw:line draw:style-name="gr8" draw:text-style-name="P3" draw:layer="layout" svg:x1="2.54cm" svg:y1="2.55cm" svg:x2="19.401cm" svg:y2="2.55cm">
          <text:p/>
        </draw:line>
        <draw:line draw:style-name="gr8" draw:text-style-name="P3" draw:layer="layout" svg:x1="2.55cm" svg:y1="25.74cm" svg:x2="2.55cm" svg:y2="2.55cm">
          <text:p/>
        </draw:line>
        <draw:line draw:style-name="gr8" draw:text-style-name="P3" draw:layer="layout" svg:x1="19.39cm" svg:y1="25.74cm" svg:x2="19.39cm" svg:y2="2.55cm">
          <text:p/>
        </draw:line>
        <draw:line draw:style-name="gr8" draw:text-style-name="P3" draw:layer="layout" svg:x1="2.54cm" svg:y1="25.74cm" svg:x2="19.401cm" svg:y2="25.74cm">
          <text:p/>
        </draw:line>
        <draw:frame draw:style-name="gr1" draw:text-style-name="P2" draw:layer="layout" svg:width="9.984cm" svg:height="0.446cm" svg:x="10.18cm" svg:y="1.341cm">
          <draw:text-box>
            <text:p text:style-name="P1"><text:span text:style-name="T1">DEPARTMENT OF INFORMATION TECHNOLOGY</text:span></text:p>
          </draw:text-box>
        </draw:frame>
        <draw:frame draw:style-name="gr1" draw:text-style-name="P2" draw:layer="layout" svg:width="6.809cm" svg:height="0.446cm" svg:x="2.54cm" svg:y="26.184cm">
          <draw:text-box>
            <text:p text:style-name="P1"><text:span text:style-name="T1">Course title: Big Data Analytics</text:span></text:p>
          </draw:text-box>
        </draw:frame>
        <draw:frame draw:style-name="gr1" draw:text-style-name="P2" draw:layer="layout" svg:width="7.152cm" svg:height="0.446cm" svg:x="12.925cm" svg:y="26.184cm">
          <draw:text-box>
            <text:p text:style-name="P1"><text:span text:style-name="T5">Compiled on 2020/01/27 at 12:40:31</text:span></text:p>
          </draw:text-box>
        </draw:frame>
        <draw:frame draw:style-name="gr1" draw:text-style-name="P2" draw:layer="layout" svg:width="0.384cm" svg:height="0.446cm" svg:x="18.852cm" svg:y="26.184cm">
          <draw:text-box>
            <text:p text:style-name="P1"><text:span text:style-name="T1">3</text:span></text:p>
          </draw:text-box>
        </draw:frame>
        <draw:frame draw:style-name="gr13" draw:text-style-name="P27" draw:layer="layout" svg:width="16.4cm" svg:height="22.952cm" svg:x="2.8cm" svg:y="2.9cm">
          <draw:text-box>
            <text:p text:style-name="P25"><text:span text:style-name="T21">//REDUCER</text:span></text:p>
            <text:p text:style-name="P25"><text:span text:style-name="T21">import java.io.IOException;</text:span></text:p>
            <text:p text:style-name="P25"><text:span text:style-name="T21"/></text:p>
            <text:p text:style-name="P25"><text:span text:style-name="T21">import org.apache.hadoop.io.IntWritable;</text:span></text:p>
            <text:p text:style-name="P25"><text:span text:style-name="T21">import org.apache.hadoop.io.Text;</text:span></text:p>
            <text:p text:style-name="P25"><text:span text:style-name="T21">import org.apache.hadoop.mapreduce.Reducer;</text:span></text:p>
            <text:p text:style-name="P25"><text:span text:style-name="T21">import org.apache.hadoop.mapreduce.Reducer.Context;</text:span></text:p>
            <text:p text:style-name="P25"><text:span text:style-name="T21"/></text:p>
            <text:p text:style-name="P25"><text:span text:style-name="T21"/></text:p>
            <text:p text:style-name="P25"><text:span text:style-name="T21">public class WCReducer extends Reducer&lt;Text, IntWritable, Text, IntWritable&gt; {</text:span></text:p>
            <text:p text:style-name="P25"><text:span text:style-name="T21"><text:tab/></text:span></text:p>
            <text:p text:style-name="P25"><text:span text:style-name="T21"><text:tab/></text:span><text:span text:style-name="T21">public void reduce(Text key, Iterable&lt;IntWritable&gt; values, Context context)</text:span></text:p>
            <text:p text:style-name="P25"><text:span text:style-name="T21"><text:tab/></text:span><text:span text:style-name="T21"><text:tab/></text:span><text:span text:style-name="T21"><text:tab/></text:span><text:span text:style-name="T21">throws IOException, InterruptedException {</text:span></text:p>
            <text:p text:style-name="P25"><text:span text:style-name="T21"><text:tab/></text:span><text:span text:style-name="T21"><text:tab/></text:span><text:span text:style-name="T21">// process values</text:span></text:p>
            <text:p text:style-name="P25"><text:span text:style-name="T21"><text:tab/></text:span><text:span text:style-name="T21"><text:tab/></text:span><text:span text:style-name="T21">//initialize sum=0</text:span></text:p>
            <text:p text:style-name="P25"><text:span text:style-name="T21"><text:tab/></text:span><text:span text:style-name="T21"><text:tab/></text:span><text:span text:style-name="T21">int sum = 0;</text:span></text:p>
            <text:p text:style-name="P25"><text:span text:style-name="T21"><text:tab/></text:span><text:span text:style-name="T21"><text:tab/></text:span></text:p>
            <text:p text:style-name="P25"><text:span text:style-name="T21"><text:tab/></text:span><text:span text:style-name="T21"><text:tab/></text:span><text:span text:style-name="T21">//Iterate over the collection of values to get count of each word i.e. key </text:span></text:p>
            <text:p text:style-name="P25"><text:span text:style-name="T21"><text:tab/></text:span><text:span text:style-name="T21"><text:tab/></text:span><text:span text:style-name="T21"> </text:span><text:span text:style-name="T21">for(IntWritable val:values)</text:span></text:p>
            <text:p text:style-name="P25"><text:span text:style-name="T21"><text:tab/></text:span><text:span text:style-name="T21"><text:tab/></text:span><text:span text:style-name="T21"> </text:span><text:span text:style-name="T21">{</text:span></text:p>
            <text:p text:style-name="P25"><text:span text:style-name="T21"><text:tab/></text:span><text:span text:style-name="T21"><text:tab/></text:span><text:span text:style-name="T21"><text:tab/></text:span><text:span text:style-name="T21"> </text:span><text:span text:style-name="T21">sum+=val.get();</text:span></text:p>
            <text:p text:style-name="P25"><text:span text:style-name="T21"><text:tab/></text:span><text:span text:style-name="T21"><text:tab/></text:span><text:span text:style-name="T21"> </text:span><text:span text:style-name="T21">}</text:span></text:p>
            <text:p text:style-name="P25"><text:span text:style-name="T21"><text:tab/></text:span><text:span text:style-name="T21"><text:tab/></text:span><text:span text:style-name="T21"> </text:span><text:span text:style-name="T21">//Write this count to the context. </text:span></text:p>
            <text:p text:style-name="P25"><text:span text:style-name="T21"><text:tab/></text:span><text:span text:style-name="T21"><text:tab/></text:span><text:span text:style-name="T21">context.write(key,new IntWritable(sum));</text:span></text:p>
            <text:p text:style-name="P25"><text:span text:style-name="T21"><text:tab/></text:span><text:span text:style-name="T21"><text:tab/></text:span><text:span text:style-name="T21"> </text:span></text:p>
            <text:p text:style-name="P25"><text:span text:style-name="T21"><text:tab/></text:span><text:span text:style-name="T21">}</text:span></text:p>
            <text:p text:style-name="P25"><text:span text:style-name="T21">}</text:span></text:p>
            <text:p text:style-name="P25"><text:span text:style-name="T21">//DRIVER</text:span></text:p>
            <text:p text:style-name="P25"><text:span text:style-name="T21">import java.io.IOException;</text:span></text:p>
            <text:p text:style-name="P25"><text:span text:style-name="T21">import java.util.Date;</text:span></text:p>
            <text:p text:style-name="P25"><text:span text:style-name="T21">import java.util.Formatter;</text:span></text:p>
            <text:p text:style-name="P25"><text:span text:style-name="T21">import org.apache.hadoop.conf.Configuration;</text:span></text:p>
            <text:p text:style-name="P25"><text:span text:style-name="T21">import org.apache.hadoop.fs.Path;</text:span></text:p>
            <text:p text:style-name="P25"><text:span text:style-name="T21">import org.apache.hadoop.io.IntWritable;</text:span></text:p>
            <text:p text:style-name="P25"><text:span text:style-name="T21">import org.apache.hadoop.io.Text;</text:span></text:p>
            <text:p text:style-name="P25"><text:span text:style-name="T21">import org.apache.hadoop.mapreduce.Job;</text:span></text:p>
            <text:p text:style-name="P25"><text:span text:style-name="T21">import org.apache.hadoop.mapreduce.lib.input.FileInputFormat;</text:span></text:p>
            <text:p text:style-name="P25"><text:span text:style-name="T21">import org.apache.hadoop.mapreduce.lib.input.TextInputFormat;</text:span></text:p>
            <text:p text:style-name="P25"><text:span text:style-name="T21">import org.apache.hadoop.mapreduce.lib.output.FileOutputFormat;</text:span></text:p>
            <text:p text:style-name="P25"><text:span text:style-name="T21">import org.apache.hadoop.mapreduce.lib.output.TextOutputFormat;</text:span></text:p>
            <text:p text:style-name="P25"><text:span text:style-name="T21">import org.apache.hadoop.util.GenericOptionsParser;</text:span></text:p>
            <text:p text:style-name="P25"><text:span text:style-name="T21">import org.apache.hadoop.mapreduce.*;</text:span></text:p>
            <text:p text:style-name="P25"><text:span text:style-name="T21"/></text:p>
            <text:p text:style-name="P25"><text:span text:style-name="T21">public class WCDriver {</text:span></text:p>
            <text:p text:style-name="P25"><text:span text:style-name="T21"/></text:p>
            <text:p text:style-name="P25"><text:span text:style-name="T21"><text:tab/></text:span><text:span text:style-name="T21">public static void main(String[] args) throws Exception {</text:span></text:p>
            <text:p text:style-name="P25"><text:span text:style-name="T21"><text:tab/></text:span><text:span text:style-name="T21"><text:tab/></text:span><text:span text:style-name="T21">Configuration conf = new Configuration();</text:span></text:p>
            <text:p text:style-name="P25"><text:span text:style-name="T21"><text:tab/></text:span><text:span text:style-name="T21"><text:tab/></text:span><text:span text:style-name="T21"> </text:span><text:span text:style-name="T21">GenericOptionsParser parser = new GenericOptionsParser(conf, args);</text:span></text:p>
            <text:p text:style-name="P25"><text:span text:style-name="T21"><text:tab/></text:span><text:span text:style-name="T21"><text:tab/></text:span><text:span text:style-name="T21"> </text:span><text:span text:style-name="T21">args = parser.getRemainingArgs();</text:span></text:p>
            <text:p text:style-name="P25"><text:span text:style-name="T21"><text:tab/></text:span><text:span text:style-name="T21"><text:tab/></text:span><text:span text:style-name="T21"> </text:span></text:p>
            <text:p text:style-name="P25"><text:span text:style-name="T21"><text:tab/></text:span><text:span text:style-name="T21"><text:tab/></text:span><text:span text:style-name="T21">//Job job = new Job(conf, "wordcount");</text:span></text:p>
            <text:p text:style-name="P25"><text:span text:style-name="T21"><text:tab/></text:span><text:span text:style-name="T21"><text:tab/></text:span><text:span text:style-name="T21"> </text:span><text:span text:style-name="T21">Job job=new Job(conf,"wordcount");</text:span></text:p>
            <text:p text:style-name="P25"><text:span text:style-name="T21"><text:tab/></text:span><text:span text:style-name="T21"><text:tab/></text:span><text:span text:style-name="T21"> </text:span><text:span text:style-name="T21">job.setJarByClass(WCDriver.class);</text:span></text:p>
            <text:p text:style-name="P25"><text:span text:style-name="T21"><text:tab/></text:span><text:span text:style-name="T21"><text:tab/></text:span><text:span text:style-name="T21"> </text:span></text:p>
            <text:p text:style-name="P25"><text:span text:style-name="T21"><text:tab/></text:span><text:span text:style-name="T21"><text:tab/></text:span><text:span text:style-name="T21">//job.setOutputKeyClass(Text.class);</text:span></text:p>
            <text:p text:style-name="P25"><text:span text:style-name="T21"><text:tab/></text:span><text:span text:style-name="T21"><text:tab/></text:span><text:span text:style-name="T21">// job.setOutputValueClass(IntWritable.class);</text:span></text:p>
            <text:p text:style-name="P25"><text:span text:style-name="T21"><text:tab/></text:span><text:span text:style-name="T21"><text:tab/></text:span><text:span text:style-name="T21"> </text:span></text:p>
            <text:p text:style-name="P25"><text:span text:style-name="T21"><text:tab/></text:span><text:span text:style-name="T21"><text:tab/></text:span></text:p>
            <text:p text:style-name="P25"><text:span text:style-name="T22"/></text:p>
          </draw:text-box>
        </draw:frame>
      </draw:page>
      <draw:page draw:name="page6" draw:style-name="dp1" draw:master-page-name="master-page3">
        <draw:frame draw:style-name="gr1" draw:text-style-name="P2" draw:layer="layout" svg:width="1.687cm" svg:height="0.446cm" svg:x="2.54cm" svg:y="1.341cm">
          <draw:text-box>
            <text:p text:style-name="P1"><text:span text:style-name="T1">FRCRCE</text:span></text:p>
          </draw:text-box>
        </draw:frame>
        <draw:line draw:style-name="gr2" draw:text-style-name="P3" draw:layer="layout" svg:x1="2.54cm" svg:y1="1.848cm" svg:x2="19.05cm" svg:y2="1.848cm">
          <text:p/>
        </draw:line>
        <draw:line draw:style-name="gr7" draw:text-style-name="P3" draw:layer="layout" svg:x1="2.599cm" svg:y1="2.605cm" svg:x2="19.341cm" svg:y2="2.605cm">
          <text:p/>
        </draw:line>
        <draw:line draw:style-name="gr7" draw:text-style-name="P3" draw:layer="layout" svg:x1="2.605cm" svg:y1="25.686cm" svg:x2="2.605cm" svg:y2="2.605cm">
          <text:p/>
        </draw:line>
        <draw:line draw:style-name="gr7" draw:text-style-name="P3" draw:layer="layout" svg:x1="19.336cm" svg:y1="25.686cm" svg:x2="19.336cm" svg:y2="2.605cm">
          <text:p/>
        </draw:line>
        <draw:line draw:style-name="gr7" draw:text-style-name="P3" draw:layer="layout" svg:x1="2.599cm" svg:y1="25.686cm" svg:x2="19.341cm" svg:y2="25.686cm">
          <text:p/>
        </draw:line>
        <draw:line draw:style-name="gr8" draw:text-style-name="P3" draw:layer="layout" svg:x1="2.54cm" svg:y1="2.55cm" svg:x2="19.401cm" svg:y2="2.55cm">
          <text:p/>
        </draw:line>
        <draw:line draw:style-name="gr8" draw:text-style-name="P3" draw:layer="layout" svg:x1="2.55cm" svg:y1="25.74cm" svg:x2="2.55cm" svg:y2="2.55cm">
          <text:p/>
        </draw:line>
        <draw:line draw:style-name="gr8" draw:text-style-name="P3" draw:layer="layout" svg:x1="19.39cm" svg:y1="25.74cm" svg:x2="19.39cm" svg:y2="2.55cm">
          <text:p/>
        </draw:line>
        <draw:line draw:style-name="gr8" draw:text-style-name="P3" draw:layer="layout" svg:x1="2.54cm" svg:y1="25.74cm" svg:x2="19.401cm" svg:y2="25.74cm">
          <text:p/>
        </draw:line>
        <draw:frame draw:style-name="gr1" draw:text-style-name="P2" draw:layer="layout" svg:width="9.984cm" svg:height="0.446cm" svg:x="10.18cm" svg:y="1.341cm">
          <draw:text-box>
            <text:p text:style-name="P1"><text:span text:style-name="T1">DEPARTMENT OF INFORMATION TECHNOLOGY</text:span></text:p>
          </draw:text-box>
        </draw:frame>
        <draw:frame draw:style-name="gr1" draw:text-style-name="P2" draw:layer="layout" svg:width="6.809cm" svg:height="0.446cm" svg:x="2.54cm" svg:y="26.184cm">
          <draw:text-box>
            <text:p text:style-name="P1"><text:span text:style-name="T1">Course title: Big Data Analytics</text:span></text:p>
          </draw:text-box>
        </draw:frame>
        <draw:frame draw:style-name="gr1" draw:text-style-name="P2" draw:layer="layout" svg:width="7.152cm" svg:height="0.446cm" svg:x="12.925cm" svg:y="26.184cm">
          <draw:text-box>
            <text:p text:style-name="P1"><text:span text:style-name="T5">Compiled on 2020/01/27 at 12:40:31</text:span></text:p>
          </draw:text-box>
        </draw:frame>
        <draw:frame draw:style-name="gr1" draw:text-style-name="P2" draw:layer="layout" svg:width="0.384cm" svg:height="0.446cm" svg:x="18.852cm" svg:y="26.184cm">
          <draw:text-box>
            <text:p text:style-name="P1"><text:span text:style-name="T1">3</text:span></text:p>
          </draw:text-box>
        </draw:frame>
        <draw:frame draw:style-name="gr13" draw:text-style-name="P29" draw:layer="layout" svg:width="16.4cm" svg:height="22.6cm" svg:x="2.8cm" svg:y="2.9cm">
          <draw:text-box>
            <text:p text:style-name="P28"><text:span text:style-name="T21">job.setInputFormatClass(TextInputFormat.class);</text:span></text:p>
            <text:p text:style-name="P28"><text:span text:style-name="T21"><text:tab/></text:span><text:span text:style-name="T21"><text:tab/></text:span><text:span text:style-name="T21"> </text:span><text:span text:style-name="T21">job.setOutputFormatClass(TextOutputFormat.class);</text:span></text:p>
            <text:p text:style-name="P28"><text:span text:style-name="T21"><text:tab/></text:span><text:span text:style-name="T21"><text:tab/></text:span><text:span text:style-name="T21"> </text:span></text:p>
            <text:p text:style-name="P28"><text:span text:style-name="T21"><text:tab/></text:span><text:span text:style-name="T21"><text:tab/></text:span><text:span text:style-name="T21">Formatter formatter = new Formatter();</text:span></text:p>
            <text:p text:style-name="P28"><text:span text:style-name="T21"><text:tab/></text:span><text:span text:style-name="T21"><text:tab/></text:span><text:span text:style-name="T21"> </text:span><text:span text:style-name="T21">String outpath = "Out"</text:span></text:p>
            <text:p text:style-name="P28"><text:span text:style-name="T21"><text:tab/></text:span><text:span text:style-name="T21"><text:tab/></text:span><text:span text:style-name="T21"> </text:span><text:span text:style-name="T21">+ formatter.format("%1$tm%1$td%1$tH%1$tM%1$tS", new Date());</text:span></text:p>
            <text:p text:style-name="P28"><text:span text:style-name="T21"><text:tab/></text:span><text:span text:style-name="T21"><text:tab/></text:span><text:span text:style-name="T21"> </text:span><text:span text:style-name="T21">FileInputFormat.setInputPaths(job, new Path("/media/tanmay/Data/SEM-8/BDA/EXP2/testfiles"));</text:span></text:p>
            <text:p text:style-name="P28"><text:span text:style-name="T21"><text:tab/></text:span><text:span text:style-name="T21"><text:tab/></text:span><text:span text:style-name="T21"> </text:span><text:span text:style-name="T21">FileOutputFormat.setOutputPath(job, new Path("/media/tanmay/Data/SEM-8/BDA/EXP2/output"));</text:span></text:p>
            <text:p text:style-name="P28"><text:span text:style-name="T21"><text:tab/></text:span><text:span text:style-name="T21"><text:tab/></text:span><text:span text:style-name="T21"> </text:span><text:span text:style-name="T21">job.setMapperClass(WCMapper.class);</text:span></text:p>
            <text:p text:style-name="P28"><text:span text:style-name="T21"><text:tab/></text:span><text:span text:style-name="T21"><text:tab/></text:span><text:span text:style-name="T21"> </text:span><text:span text:style-name="T21">job.setReducerClass(WCReducer.class);</text:span></text:p>
            <text:p text:style-name="P28"><text:span text:style-name="T21"><text:tab/></text:span><text:span text:style-name="T21"><text:tab/></text:span><text:span text:style-name="T21"> </text:span></text:p>
            <text:p text:style-name="P28"><text:span text:style-name="T21"><text:tab/></text:span><text:span text:style-name="T21"><text:tab/></text:span><text:span text:style-name="T21">System.out.println(job.waitForCompletion(true));</text:span></text:p>
            <text:p text:style-name="P28"><text:span text:style-name="T21"><text:tab/></text:span><text:span text:style-name="T21">}</text:span></text:p>
            <text:p text:style-name="P28"><text:span text:style-name="T21"/></text:p>
            <text:p text:style-name="P28"><text:span text:style-name="T21">}</text:span></text:p>
          </draw:text-box>
        </draw:frame>
      </draw:page>
      <draw:page draw:name="page7" draw:style-name="dp1" draw:master-page-name="master-page3">
        <draw:frame draw:style-name="gr1" draw:text-style-name="P2" draw:layer="layout" svg:width="1.687cm" svg:height="0.446cm" svg:x="2.54cm" svg:y="1.341cm">
          <draw:text-box>
            <text:p text:style-name="P1"><text:span text:style-name="T1">FRCRCE</text:span></text:p>
          </draw:text-box>
        </draw:frame>
        <draw:line draw:style-name="gr2" draw:text-style-name="P3" draw:layer="layout" svg:x1="2.54cm" svg:y1="1.848cm" svg:x2="19.05cm" svg:y2="1.848cm">
          <text:p/>
        </draw:line>
        <draw:frame draw:style-name="gr1" draw:text-style-name="P2" draw:layer="layout" svg:width="9.984cm" svg:height="0.446cm" svg:x="10.18cm" svg:y="1.341cm">
          <draw:text-box>
            <text:p text:style-name="P1"><text:span text:style-name="T1">DEPARTMENT OF INFORMATION TECHNOLOGY</text:span></text:p>
          </draw:text-box>
        </draw:frame>
        <draw:line draw:style-name="gr2" draw:text-style-name="P3" draw:layer="layout" svg:x1="2.715cm" svg:y1="3.113cm" svg:x2="19.225cm" svg:y2="3.113cm">
          <text:p/>
        </draw:line>
        <draw:frame draw:style-name="gr1" draw:text-style-name="P10" draw:layer="layout" svg:width="5.582cm" svg:height="0.412cm" svg:x="2.716cm" svg:y="2.745cm">
          <draw:text-box>
            <text:p text:style-name="P9"><text:span text:style-name="T23">PostLab:Find inverted index</text:span></text:p>
          </draw:text-box>
        </draw:frame>
        <draw:frame draw:style-name="gr16" draw:text-style-name="P12" draw:layer="layout" svg:width="16.66cm" svg:height="0.384cm" svg:x="2.716cm" svg:y="3.029cm">
          <draw:text-box>
            <text:p text:style-name="P11"><text:span text:style-name="T24">In this assignment you have to implement a simple map reduce job that builds an inverted index on the set</text:span></text:p>
          </draw:text-box>
        </draw:frame>
        <draw:frame draw:style-name="gr1" draw:text-style-name="P12" draw:layer="layout" svg:width="3.202cm" svg:height="0.384cm" svg:x="2.716cm" svg:y="3.507cm">
          <draw:text-box>
            <text:p text:style-name="P11"><text:span text:style-name="T9">of input documents.</text:span></text:p>
          </draw:text-box>
        </draw:frame>
        <draw:frame draw:style-name="gr1" draw:text-style-name="P12" draw:layer="layout" svg:width="13.663cm" svg:height="0.384cm" svg:x="5.737cm" svg:y="3.5cm">
          <draw:text-box>
            <text:p text:style-name="P11"><text:span text:style-name="T9"><text:s text:c="2"/></text:span><text:span text:style-name="T9">An inverted index maps each word to a list of documents that contain the word, and</text:span></text:p>
          </draw:text-box>
        </draw:frame>
        <draw:frame draw:style-name="gr17" draw:text-style-name="P12" draw:layer="layout" svg:width="13.705cm" svg:height="0.384cm" svg:x="2.716cm" svg:y="3.985cm">
          <draw:text-box>
            <text:p text:style-name="P11"><text:span text:style-name="T9">additionally records the position of each occurrence of the word within the document.</text:span></text:p>
          </draw:text-box>
        </draw:frame>
        <draw:frame draw:style-name="gr18" draw:text-style-name="P30" draw:layer="layout" svg:width="4.358cm" svg:height="0.412cm" svg:x="1.5cm" svg:y="4.488cm">
          <draw:text-box>
            <text:p text:style-name="P11"><text:span text:style-name="T9"><text:s text:c="14"/></text:span><text:span text:style-name="T9">For the purpose of</text:span></text:p>
          </draw:text-box>
        </draw:frame>
        <draw:frame draw:style-name="gr19" draw:text-style-name="P30" draw:layer="layout" svg:width="12.469cm" svg:height="0.384cm" svg:x="6.1cm" svg:y="4.488cm">
          <draw:text-box>
            <text:p text:style-name="P11"><text:span text:style-name="T9">this assignment, the position will be based on counting words, not characters.</text:span></text:p>
          </draw:text-box>
        </draw:frame>
        <draw:frame draw:style-name="gr1" draw:text-style-name="P2" draw:layer="layout" svg:width="8.583cm" svg:height="0.446cm" svg:x="2.716cm" svg:y="5.419cm">
          <draw:text-box>
            <text:p text:style-name="P1"><text:span text:style-name="T5">Ex: Assume below are the input Documents.</text:span></text:p>
          </draw:text-box>
        </draw:frame>
        <draw:frame draw:style-name="gr1" draw:text-style-name="P2" draw:layer="layout" svg:width="4.019cm" svg:height="0.446cm" svg:x="2.716cm" svg:y="5.897cm">
          <draw:text-box>
            <text:p text:style-name="P1"><text:span text:style-name="T5">file1="data is good."</text:span></text:p>
          </draw:text-box>
        </draw:frame>
        <draw:frame draw:style-name="gr1" draw:text-style-name="P2" draw:layer="layout" svg:width="4.858cm" svg:height="0.446cm" svg:x="2.716cm" svg:y="6.375cm">
          <draw:text-box>
            <text:p text:style-name="P1"><text:span text:style-name="T5">file2="data is not good?"</text:span></text:p>
          </draw:text-box>
        </draw:frame>
        <draw:frame draw:style-name="gr1" draw:text-style-name="P2" draw:layer="layout" svg:width="1.479cm" svg:height="0.446cm" svg:x="2.716cm" svg:y="7.331cm">
          <draw:text-box>
            <text:p text:style-name="P1"><text:span text:style-name="T5">Output:</text:span></text:p>
          </draw:text-box>
        </draw:frame>
        <draw:frame draw:style-name="gr1" draw:text-style-name="P2" draw:layer="layout" svg:width="4.003cm" svg:height="0.446cm" svg:x="2.716cm" svg:y="7.809cm">
          <draw:text-box>
            <text:p text:style-name="P1"><text:span text:style-name="T5">data (file1,1)(file2,1)</text:span></text:p>
          </draw:text-box>
        </draw:frame>
        <draw:frame draw:style-name="gr1" draw:text-style-name="P2" draw:layer="layout" svg:width="4.096cm" svg:height="0.446cm" svg:x="2.716cm" svg:y="8.287cm">
          <draw:text-box>
            <text:p text:style-name="P1"><text:span text:style-name="T5">good (file1,3)(file2,4)</text:span></text:p>
          </draw:text-box>
        </draw:frame>
        <draw:frame draw:style-name="gr1" draw:text-style-name="P2" draw:layer="layout" svg:width="3.435cm" svg:height="0.446cm" svg:x="2.716cm" svg:y="8.765cm">
          <draw:text-box>
            <text:p text:style-name="P1"><text:span text:style-name="T5">is (file1,2)(file2,2)</text:span></text:p>
          </draw:text-box>
        </draw:frame>
        <draw:frame draw:style-name="gr1" draw:text-style-name="P2" draw:layer="layout" svg:width="2.263cm" svg:height="0.446cm" svg:x="2.716cm" svg:y="9.243cm">
          <draw:text-box>
            <text:p text:style-name="P1"><text:span text:style-name="T5">not (file2,3)</text:span></text:p>
          </draw:text-box>
        </draw:frame>
        <draw:frame draw:style-name="gr1" draw:text-style-name="P12" draw:layer="layout" svg:width="15.284cm" svg:height="0.384cm" svg:x="2.716cm" svg:y="9.721cm">
          <draw:text-box>
            <text:p text:style-name="P11"><text:span text:style-name="T9">For more details on inverted indices, you can check out the Wikipedia page on inverted indices.</text:span></text:p>
          </draw:text-box>
        </draw:frame>
        <draw:frame draw:style-name="gr1" draw:text-style-name="P2" draw:layer="layout" svg:width="13.743cm" svg:height="0.446cm" svg:x="2.716cm" svg:y="10.199cm">
          <draw:text-box>
            <text:p text:style-name="P1"><text:span text:style-name="T5">Now in this assignment you need to implement above map-reduce job.</text:span></text:p>
          </draw:text-box>
        </draw:frame>
        <draw:frame draw:style-name="gr1" draw:text-style-name="P2" draw:layer="layout" svg:width="5.002cm" svg:height="0.446cm" svg:x="2.716cm" svg:y="10.677cm">
          <draw:text-box>
            <text:p text:style-name="P1"><text:span text:style-name="T5">Input: A set of documents</text:span></text:p>
          </draw:text-box>
        </draw:frame>
        <draw:frame draw:style-name="gr1" draw:text-style-name="P2" draw:layer="layout" svg:width="1.479cm" svg:height="0.446cm" svg:x="2.716cm" svg:y="11.633cm">
          <draw:text-box>
            <text:p text:style-name="P1"><text:span text:style-name="T5">Output:</text:span></text:p>
          </draw:text-box>
        </draw:frame>
        <draw:frame draw:style-name="gr1" draw:text-style-name="P2" draw:layer="layout" svg:width="6.153cm" svg:height="0.446cm" svg:x="2.716cm" svg:y="12.111cm">
          <draw:text-box>
            <text:p text:style-name="P1"><text:span text:style-name="T5">Map: word1 (filename, position)</text:span></text:p>
          </draw:text-box>
        </draw:frame>
        <draw:frame draw:style-name="gr1" draw:text-style-name="P2" draw:layer="layout" svg:width="5.082cm" svg:height="0.446cm" svg:x="2.702cm" svg:y="12.589cm">
          <draw:text-box>
            <text:p text:style-name="P1"><text:span text:style-name="T5">word2 (filename, position)</text:span></text:p>
          </draw:text-box>
        </draw:frame>
        <draw:frame draw:style-name="gr1" draw:text-style-name="P2" draw:layer="layout" svg:width="5.082cm" svg:height="0.446cm" svg:x="2.702cm" svg:y="13.067cm">
          <draw:text-box>
            <text:p text:style-name="P1"><text:span text:style-name="T5">word1 (filename, position)</text:span></text:p>
          </draw:text-box>
        </draw:frame>
        <draw:frame draw:style-name="gr1" draw:text-style-name="P2" draw:layer="layout" svg:width="8.621cm" svg:height="0.446cm" svg:x="2.716cm" svg:y="13.545cm">
          <draw:text-box>
            <text:p text:style-name="P1"><text:span text:style-name="T5">and so on for each occurrence of each word.</text:span></text:p>
          </draw:text-box>
        </draw:frame>
        <draw:frame draw:style-name="gr1" draw:text-style-name="P2" draw:layer="layout" svg:width="10.416cm" svg:height="0.446cm" svg:x="2.716cm" svg:y="14.023cm">
          <draw:text-box>
            <text:p text:style-name="P1"><text:span text:style-name="T5">Reduce: word1 (filename, position)(filename,position)</text:span></text:p>
          </draw:text-box>
        </draw:frame>
        <draw:frame draw:style-name="gr1" draw:text-style-name="P2" draw:layer="layout" svg:width="5.082cm" svg:height="0.446cm" svg:x="2.702cm" svg:y="14.501cm">
          <draw:text-box>
            <text:p text:style-name="P1"><text:span text:style-name="T5">word2 (filename, position)</text:span></text:p>
          </draw:text-box>
        </draw:frame>
        <draw:frame draw:style-name="gr1" draw:text-style-name="P2" draw:layer="layout" svg:width="4.798cm" svg:height="0.446cm" svg:x="2.716cm" svg:y="14.979cm">
          <draw:text-box>
            <text:p text:style-name="P1"><text:span text:style-name="T5">and so on for each word.</text:span></text:p>
          </draw:text-box>
        </draw:frame>
        <draw:line draw:style-name="gr2" draw:text-style-name="P3" draw:layer="layout" svg:x1="2.603cm" svg:y1="16.179cm" svg:x2="2.603cm" svg:y2="16.06cm">
          <text:p/>
        </draw:line>
        <draw:line draw:style-name="gr2" draw:text-style-name="P3" draw:layer="layout" svg:x1="2.596cm" svg:y1="16.067cm" svg:x2="2.715cm" svg:y2="16.067cm">
          <text:p/>
        </draw:line>
        <draw:line draw:style-name="gr2" draw:text-style-name="P3" draw:layer="layout" svg:x1="2.715cm" svg:y1="16.067cm" svg:x2="19.225cm" svg:y2="16.067cm">
          <text:p/>
        </draw:line>
        <draw:line draw:style-name="gr2" draw:text-style-name="P3" draw:layer="layout" svg:x1="19.225cm" svg:y1="16.067cm" svg:x2="19.345cm" svg:y2="16.067cm">
          <text:p/>
        </draw:line>
        <draw:line draw:style-name="gr2" draw:text-style-name="P3" draw:layer="layout" svg:x1="19.338cm" svg:y1="16.179cm" svg:x2="19.338cm" svg:y2="16.06cm">
          <text:p/>
        </draw:line>
        <draw:line draw:style-name="gr2" draw:text-style-name="P3" draw:layer="layout" svg:x1="2.603cm" svg:y1="16.657cm" svg:x2="2.603cm" svg:y2="16.179cm">
          <text:p/>
        </draw:line>
        <draw:line draw:style-name="gr2" draw:text-style-name="P3" draw:layer="layout" svg:x1="19.338cm" svg:y1="16.657cm" svg:x2="19.338cm" svg:y2="16.179cm">
          <text:p/>
        </draw:line>
        <draw:frame draw:style-name="gr1" draw:text-style-name="P2" draw:layer="layout" svg:width="15.009cm" svg:height="0.446cm" svg:x="2.716cm" svg:y="15.457cm">
          <draw:text-box>
            <text:p text:style-name="P1"><text:span text:style-name="T5">Code for getting file name in Hadoop, which can be used in the Map function:</text:span></text:p>
          </draw:text-box>
        </draw:frame>
        <draw:frame draw:style-name="gr1" draw:text-style-name="P2" draw:layer="layout" svg:width="1.276cm" svg:height="0.446cm" svg:x="7.395cm" svg:y="16.157cm">
          <draw:text-box>
            <text:p text:style-name="P1"><text:span text:style-name="T5"><text:s/></text:span><text:span text:style-name="T5">String</text:span></text:p>
          </draw:text-box>
        </draw:frame>
        <draw:line draw:style-name="gr2" draw:text-style-name="P3" draw:layer="layout" svg:x1="2.603cm" svg:y1="17.135cm" svg:x2="2.603cm" svg:y2="16.657cm">
          <text:p/>
        </draw:line>
        <draw:line draw:style-name="gr2" draw:text-style-name="P3" draw:layer="layout" svg:x1="19.338cm" svg:y1="17.135cm" svg:x2="19.338cm" svg:y2="16.657cm">
          <text:p/>
        </draw:line>
        <draw:frame draw:style-name="gr1" draw:text-style-name="P2" draw:layer="layout" svg:width="4.596cm" svg:height="0.446cm" svg:x="9.005cm" svg:y="16.157cm">
          <draw:text-box>
            <text:p text:style-name="P1"><text:span text:style-name="T5">f i l e n a m e =</text:span><text:span text:style-name="T1"> n u l l</text:span><text:span text:style-name="T5"> ;</text:span></text:p>
          </draw:text-box>
        </draw:frame>
        <draw:frame draw:style-name="gr20" draw:text-style-name="P30" draw:layer="layout" svg:width="2.098cm" svg:height="0.419cm" svg:x="7.202cm" svg:y="16.681cm">
          <draw:text-box>
            <text:p text:style-name="P11"><text:span text:style-name="T9">f i l e n a m e</text:span></text:p>
          </draw:text-box>
        </draw:frame>
        <draw:frame draw:style-name="gr1" draw:text-style-name="P2" draw:layer="layout" svg:width="0.384cm" svg:height="0.446cm" svg:x="9.422cm" svg:y="16.635cm">
          <draw:text-box>
            <text:p text:style-name="P1"><text:span text:style-name="T5">=</text:span></text:p>
          </draw:text-box>
        </draw:frame>
        <draw:frame draw:style-name="gr1" draw:text-style-name="P2" draw:layer="layout" svg:width="0.43cm" svg:height="0.446cm" svg:x="9.951cm" svg:y="16.635cm">
          <draw:text-box>
            <text:p text:style-name="P1"><text:span text:style-name="T5">( (</text:span></text:p>
          </draw:text-box>
        </draw:frame>
        <draw:frame draw:style-name="gr1" draw:text-style-name="P10" draw:layer="layout" svg:width="2.525cm" svg:height="0.412cm" svg:x="10.416cm" svg:y="16.635cm">
          <draw:text-box>
            <text:p text:style-name="P9"><text:span text:style-name="T10">F i l e S p l i t )</text:span></text:p>
          </draw:text-box>
        </draw:frame>
        <draw:frame draw:style-name="gr1" draw:text-style-name="P10" draw:layer="layout" svg:width="2.22cm" svg:height="0.412cm" svg:x="12.931cm" svg:y="16.635cm">
          <draw:text-box>
            <text:p text:style-name="P9"><text:span text:style-name="T10">c o n t e x t .</text:span></text:p>
          </draw:text-box>
        </draw:frame>
        <draw:line draw:style-name="gr2" draw:text-style-name="P3" draw:layer="layout" svg:x1="2.603cm" svg:y1="17.613cm" svg:x2="2.603cm" svg:y2="17.135cm">
          <text:p/>
        </draw:line>
        <draw:line draw:style-name="gr2" draw:text-style-name="P3" draw:layer="layout" svg:x1="19.338cm" svg:y1="17.613cm" svg:x2="19.338cm" svg:y2="17.135cm">
          <text:p/>
        </draw:line>
        <draw:frame draw:style-name="gr1" draw:text-style-name="P10" draw:layer="layout" svg:width="4.557cm" svg:height="0.412cm" svg:x="14.9cm" svg:y="16.588cm">
          <draw:text-box>
            <text:p text:style-name="P9"><text:span text:style-name="T10">g e t I n p u t S p l i t ( ) ) .</text:span></text:p>
          </draw:text-box>
        </draw:frame>
        <draw:frame draw:style-name="gr1" draw:text-style-name="P10" draw:layer="layout" svg:width="3.041cm" svg:height="0.412cm" svg:x="8.037cm" svg:y="17.113cm">
          <draw:text-box>
            <text:p text:style-name="P9"><text:span text:style-name="T25">,→</text:span><text:span text:style-name="T10"> g e t P a t h ( )</text:span></text:p>
          </draw:text-box>
        </draw:frame>
        <draw:line draw:style-name="gr2" draw:text-style-name="P3" draw:layer="layout" svg:x1="2.603cm" svg:y1="17.733cm" svg:x2="2.603cm" svg:y2="17.613cm">
          <text:p/>
        </draw:line>
        <draw:line draw:style-name="gr2" draw:text-style-name="P3" draw:layer="layout" svg:x1="2.596cm" svg:y1="17.726cm" svg:x2="2.715cm" svg:y2="17.726cm">
          <text:p/>
        </draw:line>
        <draw:line draw:style-name="gr2" draw:text-style-name="P3" draw:layer="layout" svg:x1="2.715cm" svg:y1="17.726cm" svg:x2="19.225cm" svg:y2="17.726cm">
          <text:p/>
        </draw:line>
        <draw:line draw:style-name="gr2" draw:text-style-name="P3" draw:layer="layout" svg:x1="19.225cm" svg:y1="17.726cm" svg:x2="19.345cm" svg:y2="17.726cm">
          <text:p/>
        </draw:line>
        <draw:line draw:style-name="gr2" draw:text-style-name="P3" draw:layer="layout" svg:x1="19.338cm" svg:y1="17.733cm" svg:x2="19.338cm" svg:y2="17.613cm">
          <text:p/>
        </draw:line>
        <draw:frame draw:style-name="gr1" draw:text-style-name="P2" draw:layer="layout" svg:width="2.826cm" svg:height="0.446cm" svg:x="10.847cm" svg:y="17.113cm">
          <draw:text-box>
            <text:p text:style-name="P1"><text:span text:style-name="T5">. getName ( ) ;</text:span></text:p>
          </draw:text-box>
        </draw:frame>
        <draw:line draw:style-name="gr14" draw:text-style-name="P3" draw:layer="layout" svg:x1="2.715cm" svg:y1="18.924cm" svg:x2="7.204cm" svg:y2="18.924cm">
          <text:p/>
        </draw:line>
        <draw:line draw:style-name="gr7" draw:text-style-name="P3" draw:layer="layout" svg:x1="2.2cm" svg:y1="2.6cm" svg:x2="19.341cm" svg:y2="2.605cm">
          <text:p/>
        </draw:line>
        <draw:line draw:style-name="gr7" draw:text-style-name="P3" draw:layer="layout" svg:x1="2.2cm" svg:y1="25.7cm" svg:x2="2.2cm" svg:y2="2.7cm">
          <text:p/>
        </draw:line>
        <draw:line draw:style-name="gr7" draw:text-style-name="P3" draw:layer="layout" svg:x1="19.336cm" svg:y1="25.686cm" svg:x2="19.336cm" svg:y2="2.605cm">
          <text:p/>
        </draw:line>
        <draw:line draw:style-name="gr7" draw:text-style-name="P3" draw:layer="layout" svg:x1="2.599cm" svg:y1="25.686cm" svg:x2="19.341cm" svg:y2="25.686cm">
          <text:p/>
        </draw:line>
        <draw:line draw:style-name="gr8" draw:text-style-name="P3" draw:layer="layout" svg:x1="2.54cm" svg:y1="2.55cm" svg:x2="19.401cm" svg:y2="2.55cm">
          <text:p/>
        </draw:line>
        <draw:line draw:style-name="gr8" draw:text-style-name="P3" draw:layer="layout" svg:x1="2.2cm" svg:y1="25.6cm" svg:x2="2.2cm" svg:y2="2.5cm">
          <text:p/>
        </draw:line>
        <draw:line draw:style-name="gr8" draw:text-style-name="P3" draw:layer="layout" svg:x1="19.39cm" svg:y1="25.74cm" svg:x2="19.39cm" svg:y2="2.55cm">
          <text:p/>
        </draw:line>
        <draw:line draw:style-name="gr8" draw:text-style-name="P3" draw:layer="layout" svg:x1="2.2cm" svg:y1="25.7cm" svg:x2="19.401cm" svg:y2="25.74cm">
          <text:p/>
        </draw:line>
        <draw:frame draw:style-name="gr1" draw:text-style-name="P2" draw:layer="layout" svg:width="5.645cm" svg:height="0.446cm" svg:x="2.716cm" svg:y="18.423cm">
          <draw:text-box>
            <text:p text:style-name="P1"><text:span text:style-name="T1">Code for postlab question</text:span></text:p>
          </draw:text-box>
        </draw:frame>
        <draw:frame draw:style-name="gr1" draw:text-style-name="P2" draw:layer="layout" svg:width="6.809cm" svg:height="0.446cm" svg:x="2.54cm" svg:y="26.184cm">
          <draw:text-box>
            <text:p text:style-name="P1"><text:span text:style-name="T1">Course title: Big Data Analytics</text:span></text:p>
          </draw:text-box>
        </draw:frame>
        <draw:frame draw:style-name="gr1" draw:text-style-name="P2" draw:layer="layout" svg:width="7.152cm" svg:height="0.446cm" svg:x="12.925cm" svg:y="26.184cm">
          <draw:text-box>
            <text:p text:style-name="P1"><text:span text:style-name="T5">Compiled on 2020/01/27 at 12:40:31</text:span></text:p>
          </draw:text-box>
        </draw:frame>
        <draw:frame draw:style-name="gr1" draw:text-style-name="P2" draw:layer="layout" svg:width="0.384cm" svg:height="0.446cm" svg:x="18.852cm" svg:y="26.184cm">
          <draw:text-box>
            <text:p text:style-name="P1"><text:span text:style-name="T1">5</text:span></text:p>
          </draw:text-box>
        </draw:frame>
        <draw:frame draw:style-name="gr21" draw:text-style-name="P14" draw:layer="layout" svg:width="16.7cm" svg:height="6.614cm" svg:x="2.5cm" svg:y="19.1cm">
          <draw:text-box>
            <text:p text:style-name="P13"><text:span text:style-name="T26">//MAPPER</text:span></text:p>
            <text:p text:style-name="P13"><text:span text:style-name="T12">public class Map extends Mapper&lt;LongWritable,Text,Text,Text&gt; {</text:span></text:p>
            <text:p text:style-name="P13"><text:span text:style-name="T12">@Override</text:span></text:p>
            <text:p text:style-name="P13"><text:span text:style-name="T12">public void map(LongWritable key, Text value, Context context)</text:span></text:p>
            <text:p text:style-name="P13"><text:span text:style-name="T12">throws IOException,InterruptedException</text:span></text:p>
            <text:p text:style-name="P13"><text:span text:style-name="T12">{</text:span></text:p>
            <text:p text:style-name="P13"><text:span text:style-name="T12">/*Get the name of the file using context.getInputSplit()method*/</text:span></text:p>
            <text:p text:style-name="P13"><text:span text:style-name="T12">String fileName = ((FileSplit) context.getInputSplit()).getPath().getName();</text:span></text:p>
            <text:p text:style-name="P13"><text:span text:style-name="T12">String line=value.toString();</text:span></text:p>
            <text:p text:style-name="P13"><text:span text:style-name="T12">//Split the line in words</text:span></text:p>
            <text:p text:style-name="P13"><text:span text:style-name="T12">String words[]=line.split(" ");</text:span></text:p>
            <text:p text:style-name="P13"><text:span text:style-name="T12">for(String s:words){</text:span></text:p>
            <text:p text:style-name="P13"><text:span text:style-name="T12">//for each word emit word as key and file name as value</text:span></text:p>
            <text:p text:style-name="P13"><text:span text:style-name="T12">context.write(new Text(s), new Text(fileName));</text:span></text:p>
            <text:p text:style-name="P13"><text:span text:style-name="T12">}</text:span></text:p>
            <text:p text:style-name="P13"><text:span text:style-name="T12">}</text:span></text:p>
            <text:p text:style-name="P13"><text:span text:style-name="T12">}</text:span></text:p>
          </draw:text-box>
        </draw:frame>
      </draw:page>
      <draw:page draw:name="page8" draw:style-name="dp1" draw:master-page-name="master-page3">
        <draw:frame draw:style-name="gr1" draw:text-style-name="P2" draw:layer="layout" svg:width="1.687cm" svg:height="0.446cm" svg:x="2.54cm" svg:y="1.341cm">
          <draw:text-box>
            <text:p text:style-name="P1"><text:span text:style-name="T1">FRCRCE</text:span></text:p>
          </draw:text-box>
        </draw:frame>
        <draw:line draw:style-name="gr2" draw:text-style-name="P3" draw:layer="layout" svg:x1="2.54cm" svg:y1="1.848cm" svg:x2="19.05cm" svg:y2="1.848cm">
          <text:p/>
        </draw:line>
        <draw:line draw:style-name="gr7" draw:text-style-name="P3" draw:layer="layout" svg:x1="2.599cm" svg:y1="2.605cm" svg:x2="19.341cm" svg:y2="2.605cm">
          <text:p/>
        </draw:line>
        <draw:line draw:style-name="gr7" draw:text-style-name="P3" draw:layer="layout" svg:x1="2.605cm" svg:y1="25.686cm" svg:x2="2.605cm" svg:y2="2.605cm">
          <text:p/>
        </draw:line>
        <draw:line draw:style-name="gr7" draw:text-style-name="P3" draw:layer="layout" svg:x1="19.336cm" svg:y1="25.686cm" svg:x2="19.336cm" svg:y2="2.605cm">
          <text:p/>
        </draw:line>
        <draw:line draw:style-name="gr7" draw:text-style-name="P3" draw:layer="layout" svg:x1="2.599cm" svg:y1="25.686cm" svg:x2="19.341cm" svg:y2="25.686cm">
          <text:p/>
        </draw:line>
        <draw:line draw:style-name="gr8" draw:text-style-name="P3" draw:layer="layout" svg:x1="2.54cm" svg:y1="2.55cm" svg:x2="19.401cm" svg:y2="2.55cm">
          <text:p/>
        </draw:line>
        <draw:line draw:style-name="gr8" draw:text-style-name="P3" draw:layer="layout" svg:x1="2.55cm" svg:y1="25.74cm" svg:x2="2.55cm" svg:y2="2.55cm">
          <text:p/>
        </draw:line>
        <draw:line draw:style-name="gr8" draw:text-style-name="P3" draw:layer="layout" svg:x1="19.39cm" svg:y1="25.74cm" svg:x2="19.39cm" svg:y2="2.55cm">
          <text:p/>
        </draw:line>
        <draw:line draw:style-name="gr8" draw:text-style-name="P3" draw:layer="layout" svg:x1="2.54cm" svg:y1="25.74cm" svg:x2="19.401cm" svg:y2="25.74cm">
          <text:p/>
        </draw:line>
        <draw:frame draw:style-name="gr1" draw:text-style-name="P2" draw:layer="layout" svg:width="9.984cm" svg:height="0.446cm" svg:x="10.18cm" svg:y="1.341cm">
          <draw:text-box>
            <text:p text:style-name="P1"><text:span text:style-name="T1">DEPARTMENT OF INFORMATION TECHNOLOGY</text:span></text:p>
          </draw:text-box>
        </draw:frame>
        <draw:frame draw:style-name="gr1" draw:text-style-name="P2" draw:layer="layout" svg:width="6.809cm" svg:height="0.446cm" svg:x="2.54cm" svg:y="26.184cm">
          <draw:text-box>
            <text:p text:style-name="P1"><text:span text:style-name="T1">Course title: Big Data Analytics</text:span></text:p>
          </draw:text-box>
        </draw:frame>
        <draw:frame draw:style-name="gr1" draw:text-style-name="P2" draw:layer="layout" svg:width="7.152cm" svg:height="0.446cm" svg:x="12.925cm" svg:y="26.184cm">
          <draw:text-box>
            <text:p text:style-name="P1"><text:span text:style-name="T5">Compiled on 2020/01/27 at 12:40:31</text:span></text:p>
          </draw:text-box>
        </draw:frame>
        <draw:frame draw:style-name="gr1" draw:text-style-name="P2" draw:layer="layout" svg:width="0.384cm" svg:height="0.446cm" svg:x="18.852cm" svg:y="26.184cm">
          <draw:text-box>
            <text:p text:style-name="P1"><text:span text:style-name="T1">3</text:span></text:p>
          </draw:text-box>
        </draw:frame>
        <draw:frame draw:style-name="gr13" draw:text-style-name="P29" draw:layer="layout" svg:width="16.4cm" svg:height="22.6cm" svg:x="2.8cm" svg:y="2.9cm">
          <draw:text-box>
            <text:p text:style-name="P28"><text:span text:style-name="T22">//REDUCER</text:span></text:p>
            <text:p text:style-name="P28"><text:span text:style-name="T22"/></text:p>
            <text:p text:style-name="P28"><text:span text:style-name="T21">public static class Reduce extends</text:span></text:p>
            <text:p text:style-name="P28"><text:span text:style-name="T21">Reducer&lt;Text, Text, Text, Text&gt; {</text:span></text:p>
            <text:p text:style-name="P28"><text:span text:style-name="T21">@Override</text:span></text:p>
            <text:p text:style-name="P28"><text:span text:style-name="T21">public void reduce(Text key, Iterable&lt;Text&gt; values, Context context)</text:span></text:p>
            <text:p text:style-name="P28"><text:span text:style-name="T21">throws IOException, InterruptedException {</text:span></text:p>
            <text:p text:style-name="P28"><text:span text:style-name="T21">/*Declare the Hash Map to store File name as key to compute and store number of times the filename is occurred for as value*/</text:span></text:p>
            <text:p text:style-name="P28"><text:span text:style-name="T21">HashMap m=new HashMap();</text:span></text:p>
            <text:p text:style-name="P28"><text:span text:style-name="T21">int count=0;</text:span></text:p>
            <text:p text:style-name="P28"><text:span text:style-name="T21">for(Text t:values){</text:span></text:p>
            <text:p text:style-name="P28"><text:span text:style-name="T21">String str=t.toString();</text:span></text:p>
            <text:p text:style-name="P28"><text:span text:style-name="T21">/*Check if file name is present in the HashMap ,if File name is not present then add the Filename to the HashMap and increment the counter by one , This condition will be satisfied on first occurrence of that word*/</text:span></text:p>
            <text:p text:style-name="P28"><text:span text:style-name="T21">if(m!=null &amp;&amp;m.get(str)!=null){</text:span></text:p>
            <text:p text:style-name="P28"><text:span text:style-name="T21">count=(int)m.get(str);</text:span></text:p>
            <text:p text:style-name="P28"><text:span text:style-name="T21">m.put(str, ++count);</text:span></text:p>
            <text:p text:style-name="P28"><text:span text:style-name="T21">}else{</text:span></text:p>
            <text:p text:style-name="P28"><text:span text:style-name="T21">/*Else part will execute if file name is already added then just increase the count for that file name which is stored as key in the hash map*/</text:span></text:p>
            <text:p text:style-name="P28"><text:span text:style-name="T21">m.put(str, 1);</text:span></text:p>
            <text:p text:style-name="P28"><text:span text:style-name="T21">}</text:span></text:p>
            <text:p text:style-name="P28"><text:span text:style-name="T21">}</text:span></text:p>
            <text:p text:style-name="P28"><text:span text:style-name="T21">/* Emit word and [file1→count of the word1 in file1 , file2→count of the word1 in file2 ………] as output*/</text:span></text:p>
            <text:p text:style-name="P28"><text:span text:style-name="T21">context.write(key, new Text(m.toString()));</text:span></text:p>
            <text:p text:style-name="P28"><text:span text:style-name="T21">}</text:span></text:p>
            <text:p text:style-name="P28"><text:span text:style-name="T21">}</text:span></text:p>
            <text:p text:style-name="P28"><text:span text:style-name="T21"/></text:p>
            <text:p text:style-name="P28"><text:span text:style-name="T22">//DRIVER</text:span></text:p>
            <text:p text:style-name="P28"><text:span text:style-name="T21"/></text:p>
            <text:p text:style-name="P28"><text:span text:style-name="T21">public static void main(String[] args) throws Exception {</text:span></text:p>
            <text:p text:style-name="P28"><text:span text:style-name="T21">Configuration conf= new Configuration();</text:span></text:p>
            <text:p text:style-name="P28"><text:span text:style-name="T21">Job job = new Job(conf,"UseCase1");</text:span></text:p>
            <text:p text:style-name="P28"><text:span text:style-name="T21">//Defining the output key and value class for the mapper</text:span></text:p>
            <text:p text:style-name="P28"><text:span text:style-name="T21">job.setMapOutputKeyClass(Text.class);</text:span></text:p>
            <text:p text:style-name="P28"><text:span text:style-name="T21">job.setMapOutputValueClass(Text.class);</text:span></text:p>
            <text:p text:style-name="P28"><text:span text:style-name="T21">job.setJarByClass(InvertedIndex.class);</text:span></text:p>
            <text:p text:style-name="P28"><text:span text:style-name="T21">job.setMapperClass(Map.class);</text:span></text:p>
            <text:p text:style-name="P28"><text:span text:style-name="T21">job.setReducerClass(Reduce.class);</text:span></text:p>
            <text:p text:style-name="P28"><text:span text:style-name="T21">//Defining the output value class for the mapper</text:span></text:p>
            <text:p text:style-name="P28"><text:span text:style-name="T21">job.setOutputKeyClass(Text.class);</text:span></text:p>
            <text:p text:style-name="P28"><text:span text:style-name="T21">job.setOutputValueClass(Text.class);</text:span></text:p>
            <text:p text:style-name="P28"><text:span text:style-name="T21">job.setInputFormatClass(TextInputFormat.class);</text:span></text:p>
            <text:p text:style-name="P28"><text:span text:style-name="T21">job.setOutputFormatClass(TextOutputFormat.class);</text:span></text:p>
            <text:p text:style-name="P28"><text:span text:style-name="T21">Path outputPath = new Path(args[1]);</text:span></text:p>
            <text:p text:style-name="P28"><text:span text:style-name="T21">FileInputFormat.addInputPath(job, new Path(args[0]));</text:span></text:p>
            <text:p text:style-name="P28"><text:span text:style-name="T21">FileOutputFormat.setOutputPath(job, outputPath);</text:span></text:p>
            <text:p text:style-name="P28"><text:span text:style-name="T21">//deleting the output path automatically from hdfs so that we don't have delete it explicitly</text:span></text:p>
            <text:p text:style-name="P28"><text:span text:style-name="T21">outputPath.getFileSystem(conf).delete(outputPath);</text:span></text:p>
            <text:p text:style-name="P28"><text:span text:style-name="T21">//exiting the job only if the flag value becomes false</text:span></text:p>
            <text:p text:style-name="P28"><text:span text:style-name="T21">System.exit(job.waitForCompletion(true) ? 0 : 1);</text:span></text:p>
            <text:p text:style-name="P28"><text:span text:style-name="T21">}</text:span></text:p>
            <text:p text:style-name="P28"><text:span text:style-name="T21">}</text:span></text:p>
            <text:p text:style-name="P28"><text:span text:style-name="T21"/></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mputer Modern" svg:font-family="'Computer Modern'"/>
    <style:font-face style:name="Linux Libertine T" svg:font-family="'Linux Libertine T'"/>
    <style:font-face style:name="Lohit Devanagari" svg:font-family="'Lohit Devanagari'"/>
    <style:font-face style:name="Times new roman" svg:font-family="'Times new roman'" style:font-family-generic="roman"/>
    <style:font-face style:name="Liberation Mono" svg:font-family="'Liberation Mono', 'Courier New'" style:font-family-generic="modern" style:font-pitch="fixed"/>
    <style:font-face style:name="Lohit Devanagari1" svg:font-family="'Lohit Devanagari'"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DejaVu Sans" svg:font-family="'DejaVu Sans'" style:font-family-generic="system" style:font-pitch="variable"/>
    <style:font-face style:name="Lohit Devanagari2"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1"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IN" style:letter-kerning="true" style:font-name-asian="Lohit Devanagari1" style:font-family-asian="'Lohit Devanagari'" style:font-pitch-asian="variable" style:font-size-asian="12pt" style:language-asian="hi" style:country-asian="IN"/>
    </style:style>
    <style:style style:name="Heading_20_3" style:display-name="Heading 3" style:family="graphic">
      <style:paragraph-properties fo:margin-top="0.436cm" fo:margin-bottom="0.374cm" style:text-autospace="none"/>
      <style:text-properties style:font-name="Liberation Serif" fo:font-family="'Liberation Serif', 'Times New Roman'" style:font-family-generic="roman" style:font-pitch="variable" fo:font-size="14pt" fo:font-weight="bold" style:font-name-asian="Lohit Devanagari1" style:font-family-asian="'Lohit Devanagari'" style:font-pitch-asian="variable" style:font-size-asian="14pt" style:font-weight-asian="bold" style:font-weight-complex="bold"/>
    </style:style>
    <style:style style:name="Emphasis" style:family="graphic">
      <style:paragraph-properties style:text-autospace="none"/>
      <style:text-properties fo:font-style="italic" style:font-style-asian="italic" style:font-style-complex="italic"/>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graphic">
      <style:paragraph-properties style:text-autospace="none"/>
      <style:text-properties style:font-name="Liberation Mono" fo:font-family="'Liberation Mono', 'Courier New'" style:font-family-generic="modern" style:font-pitch="fixed" style:font-name-asian="Liberation Mono" style:font-family-asian="'Liberation Mono', 'Courier New'" style:font-family-generic-asian="modern" style:font-pitch-asian="fixed"/>
    </style:style>
    <style:style style:name="Strong_20_Emphasis" style:display-name="Strong Emphasis" style:family="graphic">
      <style:paragraph-properties style:text-autospace="none"/>
      <style:text-properties fo:font-weight="bold" style:font-weight-asian="bold" style:font-weight-complex="bold"/>
    </style:style>
    <style:style style:name="Numbering_20_Symbols" style:display-name="Numbering Symbols" style:family="graphic">
      <style:paragraph-properties style:text-autospace="none"/>
    </style:style>
    <style:style style:name="Preformatted_20_Text" style:display-name="Preformatted Text"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Index" style:family="graphic">
      <style:paragraph-properties style:text-autospace="none"/>
      <style:text-properties style:font-name-asian="Lohit Devanagari" style:font-family-asian="'Lohit Devanagari'"/>
    </style:style>
    <style:style style:name="Caption" style:family="graphic">
      <style:paragraph-properties fo:margin-top="0.374cm" fo:margin-bottom="0.374cm" style:text-autospace="none"/>
      <style:text-properties fo:font-style="italic" style:font-name-asian="Lohit Devanagari" style:font-family-asian="'Lohit Devanagari'" style:font-size-asian="12pt" style:font-style-asian="italic" style:font-style-complex="italic"/>
    </style:style>
    <style:style style:name="List" style:family="graphic">
      <style:paragraph-properties fo:margin-top="0cm" fo:margin-bottom="0.436cm" fo:line-height="115%" style:text-autospace="none"/>
      <style:text-properties style:font-name-asian="Lohit Devanagari" style:font-family-asian="'Lohit Devanagari'"/>
    </style:style>
    <style:style style:name="Text_20_Body" style:display-name="Text Body" style:family="graphic">
      <style:paragraph-properties fo:margin-top="0cm" fo:margin-bottom="0.436cm" fo:line-height="115%" style:text-autospace="none"/>
    </style:style>
  </office:styles>
  <office:automatic-styles>
    <style:page-layout style:name="PM0">
      <style:page-layout-properties fo:margin-top="1.3cm" fo:margin-bottom="1cm" fo:margin-left="2.5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20-04-16T23:53:15.382467800</dc:date>
    <meta:editing-duration>PT29M39S</meta:editing-duration>
    <meta:editing-cycles>5</meta:editing-cycles>
    <meta:generator>LibreOffice/6.0.7.3$Linux_X86_64 LibreOffice_project/00m0$Build-3</meta:generator>
    <meta:document-statistic meta:object-count="491"/>
  </office:meta>
</office:document-meta>
</file>